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Amiri1" svg:font-family="Amiri" style:font-family-generic="swiss" style:font-pitch="variable"/>
    <style:font-face style:name="Amiri2" svg:font-family="Amiri" style:font-family-generic="system" style:font-pitch="variable"/>
    <style:font-face style:name="Arial" svg:font-family="Arial" style:font-family-generic="swiss" style:font-pitch="variable"/>
    <style:font-face style:name="Arial MT" svg:font-family="'Arial MT'" style:font-family-generic="swiss" style:font-pitch="variable"/>
    <style:font-face style:name="Arial MT1" svg:font-family="'Arial MT'" style:font-family-generic="system" style:font-pitch="variable"/>
    <style:font-face style:name="Arial1" svg:font-family="Arial" style:font-family-generic="system" style:font-pitch="variable"/>
    <style:font-face style:name="BPG Glaho GPL&amp;GNU" svg:font-family="'BPG Glaho GPL&amp;GNU'" style:font-family-generic="swiss" style:font-pitch="variable"/>
    <style:font-face style:name="BPG Glaho GPL&amp;GNU1" svg:font-family="'BPG Glaho GPL&amp;GNU'" style:font-family-generic="system" style:font-pitch="variable"/>
    <style:font-face style:name="BPG Gorda GPL&amp;GNU" svg:font-family="'BPG Gorda GPL&amp;GNU'" style:font-family-generic="swiss" style:font-pitch="variable"/>
    <style:font-face style:name="BPG Serif GPL&amp;GNU" svg:font-family="'BPG Serif GPL&amp;GNU'"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swiss"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cm" fo:margin-left="1cm" fo:margin-top="0cm" fo:margin-bottom="0cm" table:align="left" style:writing-mode="page"/>
    </style:style>
    <style:style style:name="Table1.A" style:family="table-column">
      <style:table-column-properties style:column-width="4.498cm"/>
    </style:style>
    <style:style style:name="Table1.B" style:family="table-column">
      <style:table-column-properties style:column-width="3cm"/>
    </style:style>
    <style:style style:name="Table1.C" style:family="table-column">
      <style:table-column-properties style:column-width="6.502cm"/>
    </style:style>
    <style:style style:name="Table1.1" style:family="table-row">
      <style:table-row-properties style:min-row-height="0.97cm" fo:keep-together="auto"/>
    </style:style>
    <style:style style:name="Table1.A1" style:family="table-cell">
      <style:table-cell-properties fo:background-color="#e8e8e8" fo:padding-left="0.009cm" fo:padding-right="0.009cm" fo:padding-top="0cm" fo:padding-bottom="0cm" fo:border="0.5pt solid #cccccc">
        <style:background-image/>
      </style:table-cell-properties>
    </style:style>
    <style:style style:name="Table1.2" style:family="table-row">
      <style:table-row-properties style:min-row-height="1.393cm" fo:keep-together="auto"/>
    </style:style>
    <style:style style:name="Table1.A2" style:family="table-cell">
      <style:table-cell-properties fo:padding-left="0.009cm" fo:padding-right="0.009cm" fo:padding-top="0cm" fo:padding-bottom="0cm" fo:border="0.5pt solid #cccccc"/>
    </style:style>
    <style:style style:name="Table1.B2" style:family="table-cell">
      <style:table-cell-properties fo:padding-left="0.009cm" fo:padding-right="0.009cm" fo:padding-top="0cm" fo:padding-bottom="0cm" fo:border="0.5pt solid #cccccc"/>
    </style:style>
    <style:style style:name="Table1.C2" style:family="table-cell">
      <style:table-cell-properties fo:padding-left="0.009cm" fo:padding-right="0.009cm" fo:padding-top="0cm" fo:padding-bottom="0cm" fo:border="0.5pt solid #cccccc"/>
    </style:style>
    <style:style style:name="Table1.A3" style:family="table-cell">
      <style:table-cell-properties fo:padding-left="0.009cm" fo:padding-right="0.009cm" fo:padding-top="0cm" fo:padding-bottom="0cm" fo:border="0.5pt solid #cccccc"/>
    </style:style>
    <style:style style:name="Table1.B3" style:family="table-cell">
      <style:table-cell-properties fo:padding-left="0.009cm" fo:padding-right="0.009cm" fo:padding-top="0cm" fo:padding-bottom="0cm" fo:border="0.5pt solid #cccccc"/>
    </style:style>
    <style:style style:name="Table1.C3" style:family="table-cell">
      <style:table-cell-properties fo:padding-left="0.009cm" fo:padding-right="0.009cm" fo:padding-top="0cm" fo:padding-bottom="0cm" fo:border="0.5pt solid #cccccc"/>
    </style:style>
    <style:style style:name="Table1.A4" style:family="table-cell">
      <style:table-cell-properties fo:padding-left="0.009cm" fo:padding-right="0.009cm" fo:padding-top="0cm" fo:padding-bottom="0cm" fo:border="0.5pt solid #cccccc"/>
    </style:style>
    <style:style style:name="Table1.B4" style:family="table-cell">
      <style:table-cell-properties fo:padding-left="0.009cm" fo:padding-right="0.009cm" fo:padding-top="0cm" fo:padding-bottom="0cm" fo:border="0.5pt solid #cccccc"/>
    </style:style>
    <style:style style:name="Table1.C4" style:family="table-cell">
      <style:table-cell-properties fo:padding-left="0.009cm" fo:padding-right="0.009cm" fo:padding-top="0cm" fo:padding-bottom="0cm" fo:border="0.5pt solid #cccccc"/>
    </style:style>
    <style:style style:name="Table2" style:family="table">
      <style:table-properties style:width="13.998cm" fo:margin-left="1cm" fo:margin-top="0cm" fo:margin-bottom="0cm" table:align="left" style:writing-mode="page"/>
    </style:style>
    <style:style style:name="Table2.A" style:family="table-column">
      <style:table-column-properties style:column-width="2.799cm"/>
    </style:style>
    <style:style style:name="Table2.B" style:family="table-column">
      <style:table-column-properties style:column-width="11.197cm"/>
    </style:style>
    <style:style style:name="Table2.1" style:family="table-row">
      <style:table-row-properties style:min-row-height="0.829cm" fo:keep-together="auto"/>
    </style:style>
    <style:style style:name="Table2.A1" style:family="table-cell">
      <style:table-cell-properties fo:background-color="#e8e8e8" fo:padding-left="0.009cm" fo:padding-right="0.009cm" fo:padding-top="0cm" fo:padding-bottom="0cm" fo:border="0.5pt solid #cccccc">
        <style:background-image/>
      </style:table-cell-properties>
    </style:style>
    <style:style style:name="Table2.2" style:family="table-row">
      <style:table-row-properties style:min-row-height="1.676cm" fo:keep-together="auto"/>
    </style:style>
    <style:style style:name="Table2.A2" style:family="table-cell">
      <style:table-cell-properties fo:padding-left="0.009cm" fo:padding-right="0.009cm" fo:padding-top="0cm" fo:padding-bottom="0cm" fo:border="0.5pt solid #cccccc"/>
    </style:style>
    <style:style style:name="Table2.B2" style:family="table-cell">
      <style:table-cell-properties fo:padding-left="0.009cm" fo:padding-right="0.009cm" fo:padding-top="0cm" fo:padding-bottom="0cm" fo:border="0.5pt solid #cccccc"/>
    </style:style>
    <style:style style:name="Table2.A3" style:family="table-cell">
      <style:table-cell-properties fo:padding-left="0.009cm" fo:padding-right="0.009cm" fo:padding-top="0cm" fo:padding-bottom="0cm" fo:border-left="0.5pt solid #cccccc" fo:border-right="0.5pt solid #cccccc" fo:border-top="none" fo:border-bottom="0.5pt solid #cccccc"/>
    </style:style>
    <style:style style:name="Table2.A4" style:family="table-cell">
      <style:table-cell-properties fo:padding-left="0.009cm" fo:padding-right="0.009cm" fo:padding-top="0cm" fo:padding-bottom="0cm" fo:border-left="0.5pt solid #cccccc" fo:border-right="0.5pt solid #cccccc" fo:border-top="none" fo:border-bottom="0.5pt solid #cccccc"/>
    </style:style>
    <style:style style:name="Table2.B4" style:family="table-cell">
      <style:table-cell-properties fo:padding-left="0.009cm" fo:padding-right="0.009cm" fo:padding-top="0cm" fo:padding-bottom="0cm" fo:border-left="0.5pt solid #cccccc" fo:border-right="0.5pt solid #cccccc" fo:border-top="none" fo:border-bottom="0.5pt solid #cccccc"/>
    </style:style>
    <style:style style:name="Table2.5" style:family="table-row">
      <style:table-row-properties style:min-row-height="1.252cm" fo:keep-together="auto"/>
    </style:style>
    <style:style style:name="Table2.A5" style:family="table-cell">
      <style:table-cell-properties fo:padding-left="0.009cm" fo:padding-right="0.009cm" fo:padding-top="0cm" fo:padding-bottom="0cm" fo:border="0.5pt solid #cccccc"/>
    </style:style>
    <style:style style:name="Table2.B5" style:family="table-cell">
      <style:table-cell-properties fo:padding-left="0.009cm" fo:padding-right="0.009cm" fo:padding-top="0cm" fo:padding-bottom="0cm" fo:border="0.5pt solid #cccccc"/>
    </style:style>
    <style:style style:name="Table2.A6" style:family="table-cell">
      <style:table-cell-properties fo:padding-left="0.009cm" fo:padding-right="0.009cm" fo:padding-top="0cm" fo:padding-bottom="0cm" fo:border="0.5pt solid #cccccc"/>
    </style:style>
    <style:style style:name="Table2.B6" style:family="table-cell">
      <style:table-cell-properties fo:padding-left="0.009cm" fo:padding-right="0.009cm" fo:padding-top="0cm" fo:padding-bottom="0cm" fo:border="0.5pt solid #cccccc"/>
    </style:style>
    <style:style style:name="Table2.7" style:family="table-row">
      <style:table-row-properties style:min-row-height="1.513cm" fo:keep-together="auto"/>
    </style:style>
    <style:style style:name="Table2.A7" style:family="table-cell">
      <style:table-cell-properties fo:padding-left="0.009cm" fo:padding-right="0.009cm" fo:padding-top="0cm" fo:padding-bottom="0cm" fo:border="0.5pt solid #cccccc"/>
    </style:style>
    <style:style style:name="Table2.B7" style:family="table-cell">
      <style:table-cell-properties fo:padding-left="0.009cm" fo:padding-right="0.009cm" fo:padding-top="0cm" fo:padding-bottom="0cm" fo:border="0.5pt solid #cccccc"/>
    </style:style>
    <style:style style:name="Table2.A8" style:family="table-cell">
      <style:table-cell-properties fo:padding-left="0.009cm" fo:padding-right="0.009cm" fo:padding-top="0cm" fo:padding-bottom="0cm" fo:border="0.5pt solid #cccccc"/>
    </style:style>
    <style:style style:name="Table2.B8" style:family="table-cell">
      <style:table-cell-properties fo:padding-left="0.009cm" fo:padding-right="0.009cm" fo:padding-top="0cm" fo:padding-bottom="0cm" fo:border="0.5pt solid #cccccc"/>
    </style:style>
    <style:style style:name="Table2.A9" style:family="table-cell">
      <style:table-cell-properties fo:padding-left="0.009cm" fo:padding-right="0.009cm" fo:padding-top="0cm" fo:padding-bottom="0cm" fo:border="0.5pt solid #cccccc"/>
    </style:style>
    <style:style style:name="Table2.B9" style:family="table-cell">
      <style:table-cell-properties fo:padding-left="0.009cm" fo:padding-right="0.009cm" fo:padding-top="0cm" fo:padding-bottom="0cm" fo:border="0.5pt solid #cccccc"/>
    </style:style>
    <style:style style:name="Table2.A10" style:family="table-cell">
      <style:table-cell-properties fo:padding-left="0.009cm" fo:padding-right="0.009cm" fo:padding-top="0cm" fo:padding-bottom="0cm" fo:border="0.5pt solid #cccccc"/>
    </style:style>
    <style:style style:name="Table2.B10" style:family="table-cell">
      <style:table-cell-properties fo:padding-left="0.009cm" fo:padding-right="0.009cm" fo:padding-top="0cm" fo:padding-bottom="0cm" fo:border="0.5pt solid #cccccc"/>
    </style:style>
    <style:style style:name="Table2.A11" style:family="table-cell">
      <style:table-cell-properties fo:padding-left="0.009cm" fo:padding-right="0.009cm" fo:padding-top="0cm" fo:padding-bottom="0cm" fo:border="0.5pt solid #cccccc"/>
    </style:style>
    <style:style style:name="Table2.B11" style:family="table-cell">
      <style:table-cell-properties fo:padding-left="0.009cm" fo:padding-right="0.009cm" fo:padding-top="0cm" fo:padding-bottom="0cm" fo:border="0.5pt solid #cccccc"/>
    </style:style>
    <style:style style:name="Table2.A12" style:family="table-cell">
      <style:table-cell-properties fo:padding-left="0.009cm" fo:padding-right="0.009cm" fo:padding-top="0cm" fo:padding-bottom="0cm" fo:border="0.5pt solid #cccccc"/>
    </style:style>
    <style:style style:name="Table2.B12" style:family="table-cell">
      <style:table-cell-properties fo:padding-left="0.009cm" fo:padding-right="0.009cm" fo:padding-top="0cm" fo:padding-bottom="0cm" fo:border="0.5pt solid #cccccc"/>
    </style:style>
    <style:style style:name="Table3" style:family="table">
      <style:table-properties style:width="13.998cm" fo:margin-left="1cm" fo:margin-top="0cm" fo:margin-bottom="0cm" table:align="left" style:writing-mode="page"/>
    </style:style>
    <style:style style:name="Table3.A" style:family="table-column">
      <style:table-column-properties style:column-width="2.799cm"/>
    </style:style>
    <style:style style:name="Table3.B" style:family="table-column">
      <style:table-column-properties style:column-width="11.197cm"/>
    </style:style>
    <style:style style:name="Table3.1" style:family="table-row">
      <style:table-row-properties style:min-row-height="1.252cm" fo:keep-together="auto"/>
    </style:style>
    <style:style style:name="Table3.A1" style:family="table-cell">
      <style:table-cell-properties fo:padding-left="0.009cm" fo:padding-right="0.009cm" fo:padding-top="0cm" fo:padding-bottom="0cm" fo:border="0.5pt solid #cccccc"/>
    </style:style>
    <style:style style:name="Table4" style:family="table">
      <style:table-properties style:width="15.893cm" fo:margin-left="0cm" fo:margin-top="0cm" fo:margin-bottom="0cm" table:align="left" style:writing-mode="page"/>
    </style:style>
    <style:style style:name="Table4.A" style:family="table-column">
      <style:table-column-properties style:column-width="3.822cm"/>
    </style:style>
    <style:style style:name="Table4.B" style:family="table-column">
      <style:table-column-properties style:column-width="2.118cm"/>
    </style:style>
    <style:style style:name="Table4.C" style:family="table-column">
      <style:table-column-properties style:column-width="9.952cm"/>
    </style:style>
    <style:style style:name="Table4.1" style:family="table-row">
      <style:table-row-properties fo:keep-together="auto"/>
    </style:style>
    <style:style style:name="Table4.A1" style:family="table-cell">
      <style:table-cell-properties style:vertical-align="middle" fo:padding="0.049cm" fo:border="none"/>
    </style:style>
    <style:style style:name="Table5" style:family="table">
      <style:table-properties style:width="15.596cm" fo:margin-left="0cm" fo:margin-top="0cm" fo:margin-bottom="0cm" table:align="left" style:writing-mode="page"/>
    </style:style>
    <style:style style:name="Table5.A" style:family="table-column">
      <style:table-column-properties style:column-width="4.807cm"/>
    </style:style>
    <style:style style:name="Table5.B" style:family="table-column">
      <style:table-column-properties style:column-width="2.999cm"/>
    </style:style>
    <style:style style:name="Table5.C" style:family="table-column">
      <style:table-column-properties style:column-width="7.791cm"/>
    </style:style>
    <style:style style:name="Table5.1" style:family="table-row">
      <style:table-row-properties fo:keep-together="auto"/>
    </style:style>
    <style:style style:name="Table5.A1" style:family="table-cell">
      <style:table-cell-properties style:vertical-align="middle" fo:padding="0.049cm" fo:border="none"/>
    </style:style>
    <style:style style:name="P1" style:family="paragraph" style:parent-style-name="Text_20_body">
      <style:text-properties style:font-name="Times New Roman" fo:font-size="32pt" style:font-size-asian="32pt"/>
    </style:style>
    <style:style style:name="P2" style:family="paragraph" style:parent-style-name="Text_20_body">
      <style:paragraph-properties fo:margin-top="1.266cm" fo:margin-bottom="0cm" style:contextual-spacing="false"/>
      <style:text-properties style:font-name="Times New Roman" fo:font-size="32pt" style:font-size-asian="32pt"/>
    </style:style>
    <style:style style:name="P3" style:family="paragraph" style:parent-style-name="Title">
      <style:paragraph-properties fo:margin-left="-0.801cm" fo:margin-right="2.499cm" fo:margin-top="0cm" fo:margin-bottom="0cm" style:contextual-spacing="false" fo:line-height="100%" fo:text-align="end" style:justify-single-word="false" fo:orphans="0" fo:widows="0" fo:text-indent="0cm" style:auto-text-indent="false" style:writing-mode="lr-tb"/>
    </style:style>
    <style:style style:name="P4" style:family="paragraph" style:parent-style-name="Text_20_body">
      <style:text-properties style:font-name="Arial" fo:font-size="18pt" fo:font-weight="bold" style:font-size-asian="18pt" style:font-weight-asian="bold"/>
    </style:style>
    <style:style style:name="P5" style:family="paragraph" style:parent-style-name="Text_20_body">
      <style:paragraph-properties fo:margin-top="0.418cm" fo:margin-bottom="0cm" style:contextual-spacing="false"/>
      <style:text-properties style:font-name="Arial" fo:font-size="18pt" fo:font-weight="bold" style:font-size-asian="18pt" style:font-weight-asian="bold"/>
    </style:style>
    <style:style style:name="P6" style:family="paragraph" style:parent-style-name="Standard">
      <style:paragraph-properties fo:margin-left="2.191cm" fo:margin-right="4.687cm" fo:margin-top="0cm" fo:margin-bottom="0cm" style:contextual-spacing="false" fo:line-height="110%" fo:text-align="center" style:justify-single-word="false" fo:text-indent="0cm" style:auto-text-indent="false"/>
    </style:style>
    <style:style style:name="P7" style:family="paragraph" style:parent-style-name="Standard">
      <style:paragraph-properties fo:margin-top="0cm" fo:margin-bottom="0cm" style:contextual-spacing="false" fo:line-height="100%"/>
      <style:text-properties fo:font-size="12pt" style:font-size-asian="12pt"/>
    </style:style>
    <style:style style:name="P8" style:family="paragraph" style:parent-style-name="Standard">
      <style:paragraph-properties fo:margin-top="0cm" fo:margin-bottom="0cm" style:contextual-spacing="false" fo:line-height="100%"/>
    </style:style>
    <style:style style:name="P9" style:family="paragraph" style:parent-style-name="Standard">
      <style:paragraph-properties fo:margin-top="0.314cm" fo:margin-bottom="0cm" style:contextual-spacing="false" fo:line-height="100%"/>
      <style:text-properties fo:font-size="12pt" style:font-size-asian="12pt"/>
    </style:style>
    <style:style style:name="P10" style:family="paragraph" style:parent-style-name="Standard">
      <style:paragraph-properties fo:margin-left="2.401cm" fo:margin-right="6.1cm" fo:margin-top="0cm" fo:margin-bottom="0cm" style:contextual-spacing="false" fo:line-height="116%" fo:text-align="center"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master-page-name="Converted1">
      <style:paragraph-properties fo:margin-left="1.199cm" fo:margin-right="1.199cm" fo:margin-top="0.127cm" fo:margin-bottom="0cm" style:contextual-spacing="false" fo:line-height="101%" fo:text-align="start" style:justify-single-word="false" fo:orphans="0" fo:widows="0" fo:text-indent="-1.3cm" style:auto-text-indent="false" style:page-number="auto" style:writing-mode="lr-tb">
        <style:tab-stops>
          <style:tab-stop style:position="-0.206cm"/>
        </style:tab-stops>
      </style:paragraph-properties>
      <style:text-properties style:font-name="Arial" fo:font-size="24pt" fo:font-weight="bold" style:font-size-asian="24pt" style:font-weight-asian="bold"/>
    </style:style>
    <style:style style:name="P12" style:family="paragraph" style:parent-style-name="Standard">
      <style:paragraph-properties fo:margin-left="1.199cm" fo:margin-right="1.199cm" fo:margin-top="0.127cm" fo:margin-bottom="0cm" style:contextual-spacing="false" fo:line-height="101%" fo:text-align="start" style:justify-single-word="false" fo:orphans="0" fo:widows="0" fo:text-indent="-1.3cm" style:auto-text-indent="false" style:writing-mode="lr-tb">
        <style:tab-stops>
          <style:tab-stop style:position="-0.206cm"/>
        </style:tab-stops>
      </style:paragraph-properties>
      <style:text-properties style:font-name="Arial" fo:font-size="24pt" fo:font-weight="bold" style:font-size-asian="24pt" style:font-weight-asian="bold"/>
    </style:style>
    <style:style style:name="P13" style:family="paragraph" style:parent-style-name="Standard">
      <style:paragraph-properties fo:margin-left="1.199cm" fo:margin-right="1.199cm" fo:margin-top="0.127cm" fo:margin-bottom="0cm" style:contextual-spacing="false" fo:line-height="101%" fo:text-align="center" style:justify-single-word="false" fo:orphans="0" fo:widows="0" fo:text-indent="-1.3cm" style:auto-text-indent="false" style:writing-mode="lr-tb">
        <style:tab-stops>
          <style:tab-stop style:position="-0.206cm"/>
        </style:tab-stops>
      </style:paragraph-properties>
      <style:text-properties fo:color="#cccccc" loext:opacity="100%" style:font-name="Arial" fo:font-size="24pt" fo:font-style="italic" fo:font-weight="bold" style:font-size-asian="24pt" style:font-style-asian="italic" style:font-weight-asian="bold" style:font-style-complex="italic"/>
    </style:style>
    <style:style style:name="P14"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199cm" fo:margin-right="1.199cm" fo:margin-top="0cm" fo:margin-bottom="0cm" style:contextual-spacing="false" fo:line-height="101%" fo:text-align="start" style:justify-single-word="false" fo:orphans="0" fo:widows="0" fo:text-indent="-1.3cm" style:auto-text-indent="false" fo:break-before="page" style:writing-mode="lr-tb">
        <style:tab-stops>
          <style:tab-stop style:position="-0.206cm"/>
        </style:tab-stops>
      </style:paragraph-properties>
    </style:style>
    <style:style style:name="P16" style:family="paragraph" style:parent-style-name="Standard">
      <style:paragraph-properties fo:margin-left="0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212cm" fo:margin-right="2.801cm" fo:margin-top="0.693cm" fo:margin-bottom="0cm" style:contextual-spacing="false" fo:line-height="112%" fo:text-align="center" style:justify-single-word="false" fo:text-indent="0cm" style:auto-text-indent="false"/>
      <style:text-properties fo:font-size="16pt" style:font-size-asian="16pt" style:font-size-complex="16pt"/>
    </style:style>
    <style:style style:name="P18" style:family="paragraph" style:parent-style-name="Standard">
      <style:paragraph-properties fo:margin-left="0.212cm" fo:margin-right="2.801cm" fo:margin-top="0.693cm" fo:margin-bottom="0cm" style:contextual-spacing="false" fo:line-height="112%" fo:text-align="center" style:justify-single-word="false" fo:text-indent="0cm" style:auto-text-indent="false"/>
      <style:text-properties style:font-name="Amiri1" fo:font-size="14pt" style:font-size-asian="14pt"/>
    </style:style>
    <style:style style:name="P19" style:family="paragraph" style:parent-style-name="Standard">
      <style:paragraph-properties fo:margin-left="-1cm" fo:margin-right="0.7cm" fo:margin-top="0.693cm" fo:margin-bottom="0cm" style:contextual-spacing="false" fo:line-height="112%" fo:text-align="start" style:justify-single-word="false" fo:orphans="0" fo:widows="0" fo:text-indent="0cm" style:auto-text-indent="false" style:writing-mode="lr-tb"/>
    </style:style>
    <style:style style:name="P20" style:family="paragraph" style:parent-style-name="Standard">
      <style:paragraph-properties fo:margin-top="0.266cm" fo:margin-bottom="0cm" style:contextual-spacing="false" fo:line-height="100%"/>
      <style:text-properties style:font-name="BPG Glaho GPL&amp;GNU" fo:font-size="18pt" style:font-name-asian="BPG Glaho GPL&amp;GNU1" style:font-size-asian="18pt" style:font-size-complex="18pt"/>
    </style:style>
    <style:style style:name="P21" style:family="paragraph" style:parent-style-name="Standard">
      <style:paragraph-properties fo:margin-left="-0.101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style:font-name="Arial" fo:font-size="24pt" fo:font-weight="bold" officeooo:rsid="0003ba8a" officeooo:paragraph-rsid="0003ba8a" style:font-size-asian="24pt" style:font-weight-asian="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212cm" fo:margin-right="0cm" fo:margin-top="0cm" fo:margin-bottom="0cm" style:contextual-spacing="false" fo:text-align="start" style:justify-single-word="false" fo:text-indent="0cm" style:auto-text-indent="false"/>
      <style:text-properties officeooo:paragraph-rsid="0003ba8a"/>
    </style:style>
    <style:style style:name="P23" style:family="paragraph" style:parent-style-name="Standard">
      <style:paragraph-properties fo:margin-left="-0.101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fo:break-before="page" style:writing-mode="lr-tb">
        <style:tab-stops>
          <style:tab-stop style:position="-0.206cm"/>
        </style:tab-stops>
      </style:paragraph-properties>
      <style:text-properties style:font-name="BPG Serif GPL&amp;GNU" fo:font-size="24pt" fo:font-weight="bold" officeooo:rsid="0003ba8a" officeooo:paragraph-rsid="0003ba8a" style:font-size-asian="24pt" style:font-weight-asian="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1.199cm" fo:margin-right="1.199cm" fo:margin-top="0.127cm" fo:margin-bottom="0cm" style:contextual-spacing="false" fo:line-height="101%" fo:text-align="center" style:justify-single-word="false" fo:orphans="0" fo:widows="0" fo:text-indent="-1.3cm" style:auto-text-indent="false" style:writing-mode="lr-tb">
        <style:tab-stops>
          <style:tab-stop style:position="-0.206cm"/>
        </style:tab-stops>
      </style:paragraph-properties>
      <style:text-properties style:font-name="Arial" fo:font-size="24pt" fo:font-weight="bold" style:font-size-asian="24pt" style:font-weight-asian="bold"/>
    </style:style>
    <style:style style:name="P25" style:family="paragraph" style:parent-style-name="Text_20_body">
      <style:paragraph-properties fo:margin-left="-1cm" fo:margin-right="0.801cm" fo:margin-top="0cm" fo:margin-bottom="0cm" style:contextual-spacing="false" fo:line-height="100%" fo:text-align="start" style:justify-single-word="false" fo:orphans="0" fo:widows="0" fo:text-indent="0cm" style:auto-text-indent="false" style:writing-mode="lr-tb"/>
      <style:text-properties style:font-name="Amiri1" fo:font-size="14pt" fo:font-style="italic" officeooo:paragraph-rsid="0005c7d3" style:font-size-asian="14pt" style:font-style-asian="italic" style:font-size-complex="14pt"/>
    </style:style>
    <style:style style:name="P26" style:family="paragraph" style:parent-style-name="Text_20_body">
      <style:paragraph-properties fo:margin-left="-1cm" fo:margin-right="0.801cm" fo:margin-top="0cm" fo:margin-bottom="0cm" style:contextual-spacing="false" fo:line-height="100%" fo:text-align="center" style:justify-single-word="false" fo:orphans="0" fo:widows="0" fo:text-indent="0cm" style:auto-text-indent="false" style:writing-mode="lr-tb"/>
      <style:text-properties officeooo:paragraph-rsid="0005c7d3"/>
    </style:style>
    <style:style style:name="P27" style:family="paragraph" style:parent-style-name="Text_20_body">
      <style:text-properties fo:font-size="15pt" fo:font-style="italic" style:font-size-asian="15pt" style:font-style-asian="italic" style:font-size-complex="15pt" style:font-style-complex="italic"/>
    </style:style>
    <style:style style:name="P28" style:family="paragraph" style:parent-style-name="Standard">
      <style:paragraph-properties fo:margin-left="-0.101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style:font-name="BPG Serif GPL&amp;GNU" fo:font-size="24pt" fo:font-weight="bold" officeooo:rsid="0003ba8a" officeooo:paragraph-rsid="0003ba8a" style:font-size-asian="24pt" style:font-weight-asian="bol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text-properties officeooo:paragraph-rsid="0003ba8a"/>
    </style:style>
    <style:style style:name="P30" style:family="paragraph" style:parent-style-name="Text_20_body">
      <style:text-properties officeooo:paragraph-rsid="0005c7d3"/>
    </style:style>
    <style:style style:name="P31" style:family="paragraph" style:parent-style-name="Text_20_body">
      <style:text-properties style:font-name="BPG Gorda GPL&amp;GNU" fo:font-size="15pt" fo:font-style="italic" officeooo:rsid="0005c7d3" officeooo:paragraph-rsid="0005c7d3" style:font-size-asian="15pt" style:font-style-asian="italic" style:font-size-complex="15pt" style:font-style-complex="italic"/>
    </style:style>
    <style:style style:name="P32" style:family="paragraph" style:parent-style-name="Text_20_body" style:master-page-name="">
      <loext:graphic-properties draw:fill="none"/>
      <style:paragraph-properties fo:margin-left="-0.7cm" fo:margin-right="1.499cm" fo:margin-top="0cm" fo:margin-bottom="0cm" style:contextual-spacing="false" fo:line-height="100%" fo:text-align="center" style:justify-single-word="false" fo:orphans="0" fo:widows="0" fo:hyphenation-ladder-count="no-limit" fo:hyphenation-keep="page" loext:hyphenation-keep-type="column" fo:text-indent="0cm" style:auto-text-indent="false" style:page-number="auto" fo:background-color="transparent" style:writing-mode="lr-tb"/>
      <style:text-properties style:font-name="Amiri" fo:font-size="14pt" officeooo:paragraph-rsid="0005c7d3" style:font-size-asian="14pt" style:font-size-complex="14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212cm" fo:margin-right="0cm" fo:margin-top="0cm" fo:margin-bottom="0cm" style:contextual-spacing="false" fo:text-align="center" style:justify-single-word="false" fo:text-indent="0cm" style:auto-text-indent="false"/>
      <style:text-properties fo:font-size="10pt" style:font-size-asian="10pt"/>
    </style:style>
    <style:style style:name="P34" style:family="paragraph" style:parent-style-name="Standard">
      <style:paragraph-properties fo:margin-left="0.212cm" fo:margin-right="0cm" fo:margin-top="0cm" fo:margin-bottom="0cm" style:contextual-spacing="false" fo:text-align="start" style:justify-single-word="false" fo:text-indent="0cm" style:auto-text-indent="false"/>
      <style:text-properties fo:font-size="10pt" style:font-size-asian="10pt"/>
    </style:style>
    <style:style style:name="P35" style:family="paragraph" style:parent-style-name="Standard">
      <style:paragraph-properties fo:margin-left="0.212cm" fo:margin-right="0cm" fo:margin-top="0cm" fo:margin-bottom="0cm" style:contextual-spacing="false" fo:text-align="start" style:justify-single-word="false" fo:text-indent="0cm" style:auto-text-indent="false"/>
      <style:text-properties fo:letter-spacing="-0.011cm"/>
    </style:style>
    <style:style style:name="P36" style:family="paragraph" style:parent-style-name="Heading_20_1" style:list-style-name="">
      <style:paragraph-properties fo:margin-left="-1cm" fo:margin-right="0.499cm" fo:margin-top="0cm" fo:margin-bottom="0cm" style:contextual-spacing="false" fo:line-height="106%" fo:text-align="start" style:justify-single-word="false" fo:orphans="0" fo:widows="0" fo:text-indent="0cm" style:auto-text-indent="false" style:writing-mode="lr-tb">
        <style:tab-stops>
          <style:tab-stop style:position="-0.206cm"/>
          <style:tab-stop style:position="0.499cm"/>
        </style:tab-stops>
      </style:paragraph-properties>
    </style:style>
    <style:style style:name="P37" style:family="paragraph" style:parent-style-name="Standard">
      <style:paragraph-properties fo:margin-left="0.212cm" fo:margin-right="2.801cm" fo:margin-top="0.413cm" fo:margin-bottom="0cm" style:contextual-spacing="false" fo:line-height="119%" fo:text-align="start" style:justify-single-word="false" fo:text-indent="0cm" style:auto-text-indent="false"/>
    </style:style>
    <style:style style:name="P38" style:family="paragraph" style:parent-style-name="Standard">
      <style:paragraph-properties fo:margin-left="0.212cm" fo:margin-right="2.801cm" fo:margin-top="0.413cm" fo:margin-bottom="0cm" style:contextual-spacing="false" fo:line-height="119%" fo:text-align="center" style:justify-single-word="false" fo:text-indent="0cm" style:auto-text-indent="false"/>
    </style:style>
    <style:style style:name="P39" style:family="paragraph" style:parent-style-name="Text_20_body">
      <style:paragraph-properties fo:margin-top="0.092cm" fo:margin-bottom="0cm" style:contextual-spacing="false"/>
    </style:style>
    <style:style style:name="P40" style:family="paragraph" style:parent-style-name="Text_20_body">
      <style:paragraph-properties fo:margin-left="-1cm" fo:margin-right="1.499cm" fo:margin-top="0.092cm" fo:margin-bottom="0cm" style:contextual-spacing="false" fo:line-height="100%" fo:text-align="center" style:justify-single-word="false" fo:orphans="0" fo:widows="0" fo:hyphenation-ladder-count="no-limit" fo:hyphenation-keep="auto" loext:hyphenation-keep-type="column" fo:text-indent="0cm" style:auto-text-indent="false" style:writing-mode="lr-tb"/>
      <style:text-properties style:font-name="Amiri1" fo:font-size="14pt" fo:font-style="italic" fo:font-weight="bold" style:font-size-asian="14pt" style:font-style-asian="italic"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style:paragraph-properties fo:margin-left="-1cm" fo:margin-right="1.499cm" fo:margin-top="0.092cm" fo:margin-bottom="0cm" style:contextual-spacing="false" fo:line-height="100%" fo:text-align="center"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paragraph-properties fo:margin-left="-1cm" fo:margin-right="1.499cm" fo:margin-top="0.092cm" fo:margin-bottom="0cm" style:contextual-spacing="false" fo:line-height="100%" fo:text-align="start"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left="-1cm" fo:margin-right="0.801cm" fo:margin-top="0cm" fo:margin-bottom="0cm" style:contextual-spacing="false" fo:line-height="100%" fo:text-align="start" style:justify-single-word="false" fo:orphans="0" fo:widows="0" fo:text-indent="0cm" style:auto-text-indent="false" style:writing-mode="lr-tb"/>
      <style:text-properties style:font-name="Amiri1" fo:font-size="14pt" fo:font-style="italic" style:font-size-asian="14pt" style:font-style-asian="italic" style:font-size-complex="14pt"/>
    </style:style>
    <style:style style:name="P44" style:family="paragraph" style:parent-style-name="Text_20_body">
      <style:paragraph-properties fo:margin-left="-1cm" fo:margin-right="0.801cm" fo:margin-top="0cm" fo:margin-bottom="0cm" style:contextual-spacing="false" fo:line-height="100%" fo:text-align="center" style:justify-single-word="false" fo:orphans="0" fo:widows="0" fo:text-indent="0cm" style:auto-text-indent="false" style:writing-mode="lr-tb"/>
    </style:style>
    <style:style style:name="P45" style:family="paragraph" style:parent-style-name="Text_20_body">
      <style:paragraph-properties fo:margin-left="-1cm" fo:margin-right="1.499cm" fo:margin-top="0.021cm" fo:margin-bottom="0cm" style:contextual-spacing="false" fo:line-height="100%" fo:text-align="start" style:justify-single-word="false" fo:orphans="0" fo:widows="0" fo:text-indent="0cm" style:auto-text-indent="false" style:writing-mode="lr-tb"/>
      <style:text-properties style:font-name="Arial" fo:font-size="11pt" fo:font-style="italic" style:font-size-asian="11pt" style:font-style-asian="italic"/>
    </style:style>
    <style:style style:name="P46" style:family="paragraph" style:parent-style-name="Standard">
      <style:paragraph-properties fo:margin-left="0.212cm" fo:margin-right="0cm" fo:margin-top="0cm" fo:margin-bottom="0cm" style:contextual-spacing="false" fo:text-align="start" style:justify-single-word="false" fo:text-indent="0cm" style:auto-text-indent="false"/>
    </style:style>
    <style:style style:name="P47" style:family="paragraph" style:parent-style-name="Standard">
      <style:paragraph-properties fo:margin-left="0.212cm" fo:margin-right="0cm" fo:margin-top="0cm" fo:margin-bottom="0cm" style:contextual-spacing="false" fo:text-align="start" style:justify-single-word="false" fo:text-indent="0cm" style:auto-text-indent="false"/>
      <style:text-properties fo:color="#ffffff" loext:opacity="100%" fo:font-style="italic" fo:font-weight="bold" fo:background-color="#333333" style:font-style-asian="italic" style:font-weight-asian="bold" style:font-style-complex="italic" style:font-weight-complex="bold"/>
    </style:style>
    <style:style style:name="P48" style:family="paragraph" style:parent-style-name="Standard">
      <style:paragraph-properties fo:margin-left="0.212cm" fo:margin-right="0cm" fo:margin-top="0cm" fo:margin-bottom="0cm" style:contextual-spacing="false" fo:text-align="start" style:justify-single-word="false" fo:text-indent="0cm" style:auto-text-indent="false"/>
      <style:text-properties fo:font-size="11pt" style:font-size-asian="11pt"/>
    </style:style>
    <style:style style:name="P49" style:family="paragraph" style:parent-style-name="Standard">
      <style:paragraph-properties fo:margin-top="0.018cm" fo:margin-bottom="0.002cm" style:contextual-spacing="false" fo:line-height="100%"/>
      <style:text-properties fo:font-size="6pt" style:font-size-asian="6pt"/>
    </style:style>
    <style:style style:name="P50" style:family="paragraph" style:parent-style-name="Table_20_Paragraph">
      <style:paragraph-properties fo:margin-top="0.295cm" fo:margin-bottom="0cm" style:contextual-spacing="false"/>
    </style:style>
    <style:style style:name="P51" style:family="paragraph" style:parent-style-name="Table_20_Paragraph">
      <style:paragraph-properties fo:margin-left="0.21cm" fo:margin-right="0cm" fo:margin-top="0.295cm" fo:margin-bottom="0cm" style:contextual-spacing="false"/>
    </style:style>
    <style:style style:name="P52" style:family="paragraph" style:parent-style-name="Table_20_Paragraph">
      <style:paragraph-properties fo:margin-left="0.21cm" fo:margin-right="0cm" fo:margin-top="0.295cm" fo:margin-bottom="0cm" style:contextual-spacing="false" fo:line-height="104%"/>
    </style:style>
    <style:style style:name="P53" style:family="paragraph" style:parent-style-name="Table_20_Paragraph">
      <style:paragraph-properties fo:margin-left="0.21cm" fo:margin-right="0.633cm" fo:margin-top="0.295cm" fo:margin-bottom="0cm" style:contextual-spacing="false" fo:line-height="104%"/>
    </style:style>
    <style:style style:name="P54" style:family="paragraph" style:parent-style-name="Heading_20_2" style:master-page-name="Converted2">
      <style:paragraph-properties fo:margin-top="0.141cm" fo:margin-bottom="0cm" style:contextual-spacing="false" style:page-number="auto"/>
    </style:style>
    <style:style style:name="P55" style:family="paragraph" style:parent-style-name="Heading_20_2">
      <style:paragraph-properties fo:margin-top="0.141cm" fo:margin-bottom="0cm" style:contextual-spacing="false"/>
      <style:text-properties fo:color="#ffffff" loext:opacity="100%" fo:letter-spacing="-0.004cm" fo:font-style="italic" fo:background-color="#333333" style:font-style-asian="italic" style:font-style-complex="italic"/>
    </style:style>
    <style:style style:name="P56" style:family="paragraph" style:parent-style-name="List_20_Paragraph" style:list-style-name="WWNum2">
      <style:paragraph-properties fo:margin-left="0.199cm" fo:margin-right="1.6cm" fo:margin-top="0.342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57" style:family="paragraph" style:parent-style-name="List_20_Paragraph" style:list-style-name="WWNum2">
      <style:paragraph-properties fo:margin-left="0.199cm" fo:margin-right="2.3cm" fo:margin-top="0.208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58" style:family="paragraph" style:parent-style-name="List_20_Paragraph" style:list-style-name="WWNum2">
      <style:paragraph-properties fo:margin-left="0.199cm" fo:margin-right="2.499cm" fo:margin-top="0.208cm" fo:margin-bottom="0cm" style:contextual-spacing="false" fo:line-height="119%" fo:text-align="start" style:justify-single-word="false" fo:orphans="0" fo:widows="0" fo:text-indent="0cm" style:auto-text-indent="false" style:writing-mode="lr-tb">
        <style:tab-stops>
          <style:tab-stop style:position="0.455cm"/>
          <style:tab-stop style:position="16.095cm"/>
        </style:tab-stops>
      </style:paragraph-properties>
    </style:style>
    <style:style style:name="P59" style:family="paragraph" style:parent-style-name="List_20_Paragraph" style:list-style-name="WWNum2">
      <style:paragraph-properties fo:margin-left="0.199cm" fo:margin-right="2cm" fo:margin-top="0.208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60" style:family="paragraph" style:parent-style-name="List_20_Paragraph" style:list-style-name="WWNum2">
      <style:paragraph-properties fo:margin-left="0.212cm" fo:margin-right="2.819cm" fo:margin-top="0.182cm" fo:margin-bottom="0cm" style:contextual-spacing="false" fo:line-height="111%" fo:text-align="start" style:justify-single-word="false" fo:text-indent="0cm" style:auto-text-indent="false">
        <style:tab-stops>
          <style:tab-stop style:position="0.455cm"/>
        </style:tab-stops>
      </style:paragraph-properties>
    </style:style>
    <style:style style:name="P61" style:family="paragraph" style:parent-style-name="List_20_Paragraph" style:list-style-name="WWNum2">
      <style:paragraph-properties fo:margin-left="0.199cm" fo:margin-right="2.3cm" fo:margin-top="0.215cm" fo:margin-bottom="0cm" style:contextual-spacing="false" fo:line-height="117%" fo:text-align="start" style:justify-single-word="false" fo:orphans="0" fo:widows="0" fo:text-indent="0cm" style:auto-text-indent="false" style:writing-mode="lr-tb">
        <style:tab-stops>
          <style:tab-stop style:position="0.455cm"/>
        </style:tab-stops>
      </style:paragraph-properties>
    </style:style>
    <style:style style:name="P62" style:family="paragraph" style:parent-style-name="List_20_Paragraph" style:list-style-name="WWNum2">
      <style:paragraph-properties fo:margin-left="0.199cm" fo:margin-right="1.9cm" fo:margin-top="0.217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63" style:family="paragraph" style:parent-style-name="Standard">
      <style:paragraph-properties fo:margin-top="0cm" fo:margin-bottom="0cm" style:contextual-spacing="false" fo:line-height="100%"/>
      <style:text-properties fo:font-size="11pt" style:font-size-asian="11pt"/>
    </style:style>
    <style:style style:name="P64" style:family="paragraph" style:parent-style-name="Standard">
      <style:paragraph-properties fo:margin-top="0.005cm" fo:margin-bottom="0cm" style:contextual-spacing="false" fo:line-height="100%"/>
      <style:text-properties fo:color="#000000" loext:opacity="100%" fo:font-size="11pt" style:font-size-asian="11pt"/>
    </style:style>
    <style:style style:name="P65" style:family="paragraph" style:parent-style-name="Text_20_body">
      <style:paragraph-properties fo:margin-top="0.005cm" fo:margin-bottom="0cm" style:contextual-spacing="false"/>
      <style:text-properties style:font-name="Arial" fo:font-size="7.5pt" fo:font-weight="bold" style:font-size-asian="7.5pt" style:font-weight-asian="bold"/>
    </style:style>
    <style:style style:name="P66" style:family="paragraph" style:parent-style-name="Table_20_Paragraph">
      <style:paragraph-properties fo:margin-top="0.224cm" fo:margin-bottom="0cm" style:contextual-spacing="false"/>
    </style:style>
    <style:style style:name="P67" style:family="paragraph" style:parent-style-name="Table_20_Paragraph">
      <style:paragraph-properties fo:margin-top="0.224cm" fo:margin-bottom="0cm" style:contextual-spacing="false"/>
      <style:text-properties fo:font-size="10pt" style:font-size-asian="10pt"/>
    </style:style>
    <style:style style:name="P68" style:family="paragraph" style:parent-style-name="Table_20_Paragraph">
      <style:text-properties fo:font-size="10pt" style:font-size-asian="10pt"/>
    </style:style>
    <style:style style:name="P69" style:family="paragraph" style:parent-style-name="Table_20_Paragraph">
      <style:paragraph-properties fo:margin-left="0.199cm" fo:margin-right="0.9cm" fo:margin-top="0.224cm" fo:margin-bottom="0cm" style:contextual-spacing="false" fo:line-height="104%" fo:text-align="start" style:justify-single-word="false" fo:orphans="0" fo:widows="0" fo:text-indent="0cm" style:auto-text-indent="false" style:writing-mode="lr-tb"/>
    </style:style>
    <style:style style:name="P70" style:family="paragraph" style:parent-style-name="Table_20_Paragraph">
      <style:paragraph-properties fo:margin-left="0.199cm" fo:margin-right="1.3cm" fo:margin-top="0.224cm" fo:margin-bottom="0cm" style:contextual-spacing="false" fo:line-height="104%" fo:text-align="start" style:justify-single-word="false" fo:orphans="0" fo:widows="0" fo:text-indent="0cm" style:auto-text-indent="false" style:writing-mode="lr-tb">
        <style:tab-stops>
          <style:tab-stop style:position="9.804cm"/>
        </style:tab-stops>
      </style:paragraph-properties>
    </style:style>
    <style:style style:name="P71" style:family="paragraph" style:parent-style-name="Table_20_Paragraph">
      <style:paragraph-properties fo:margin-left="0.212cm" fo:margin-right="4.456cm" fo:line-height="104%"/>
      <style:text-properties style:font-name="Arial MT" fo:font-size="10pt" fo:font-weight="bold" style:font-name-asian="Arial MT1" style:font-size-asian="10pt" style:font-weight-asian="bold" style:font-name-complex="Arial MT1" style:font-weight-complex="bold"/>
    </style:style>
    <style:style style:name="P72" style:family="paragraph" style:parent-style-name="Table_20_Paragraph">
      <style:paragraph-properties fo:margin-left="0.199cm" fo:margin-right="0cm" fo:margin-top="0.224cm" fo:margin-bottom="0cm" style:contextual-spacing="false" fo:line-height="104%" fo:text-align="center" style:justify-single-word="false" fo:orphans="0" fo:widows="0" fo:text-indent="0cm" style:auto-text-indent="false" style:writing-mode="lr-tb"/>
    </style:style>
    <style:style style:name="P73" style:family="paragraph" style:parent-style-name="Table_20_Paragraph">
      <style:paragraph-properties fo:margin-left="0.199cm" fo:margin-right="0.199cm" fo:margin-top="0.224cm" fo:margin-bottom="0cm" style:contextual-spacing="false" fo:line-height="104%" fo:text-align="start" style:justify-single-word="false" fo:orphans="0" fo:widows="0" fo:text-indent="0cm" style:auto-text-indent="false" style:writing-mode="lr-tb"/>
    </style:style>
    <style:style style:name="P74" style:family="paragraph" style:parent-style-name="Table_20_Paragraph">
      <style:paragraph-properties fo:margin-left="0.199cm" fo:margin-right="0.499cm" fo:margin-top="0.224cm" fo:margin-bottom="0cm" style:contextual-spacing="false" fo:line-height="104%" fo:text-align="start" style:justify-single-word="false" fo:orphans="0" fo:widows="0" fo:text-indent="0cm" style:auto-text-indent="false" style:writing-mode="lr-tb"/>
    </style:style>
    <style:style style:name="P75" style:family="paragraph" style:parent-style-name="Table_20_Paragraph">
      <style:paragraph-properties fo:margin-top="0.203cm" fo:margin-bottom="0cm" style:contextual-spacing="false"/>
    </style:style>
    <style:style style:name="P76" style:family="paragraph" style:parent-style-name="Table_20_Paragraph">
      <style:paragraph-properties fo:margin-left="0.199cm" fo:margin-right="0.3cm" fo:margin-top="0.224cm" fo:margin-bottom="0cm" style:contextual-spacing="false" fo:line-height="104%" fo:text-align="start" style:justify-single-word="false" fo:orphans="0" fo:widows="0" fo:text-indent="0cm" style:auto-text-indent="false" style:writing-mode="lr-tb"/>
    </style:style>
    <style:style style:name="P77" style:family="paragraph" style:parent-style-name="Table_20_Paragraph">
      <style:paragraph-properties fo:margin-left="0.199cm" fo:margin-right="0.499cm" fo:margin-top="0.201cm" fo:margin-bottom="0cm" style:contextual-spacing="false" fo:line-height="103%" fo:text-align="start" style:justify-single-word="false" fo:orphans="0" fo:widows="0" fo:text-indent="0cm" style:auto-text-indent="false" style:writing-mode="lr-tb"/>
    </style:style>
    <style:style style:name="P78" style:family="paragraph" style:parent-style-name="Table_20_Paragraph">
      <style:paragraph-properties fo:margin-left="0.212cm" fo:margin-right="4.053cm" fo:margin-top="0.201cm" fo:margin-bottom="0cm" style:contextual-spacing="false" fo:line-height="103%"/>
    </style:style>
    <style:style style:name="P79" style:family="paragraph" style:parent-style-name="Table_20_Paragraph">
      <style:paragraph-properties fo:margin-left="0.199cm" fo:margin-right="0.4cm" fo:margin-top="0.224cm" fo:margin-bottom="0cm" style:contextual-spacing="false" fo:line-height="104%" fo:text-align="start" style:justify-single-word="false" fo:orphans="0" fo:widows="0" fo:text-indent="0cm" style:auto-text-indent="false" style:writing-mode="lr-tb"/>
    </style:style>
    <style:style style:name="P80" style:family="paragraph" style:parent-style-name="Text_20_body">
      <style:paragraph-properties fo:margin-left="-1cm" fo:margin-right="1.499cm" fo:line-height="100%" fo:text-align="start" style:justify-single-word="false" fo:orphans="0" fo:widows="0" fo:text-indent="0cm" style:auto-text-indent="false" style:writing-mode="lr-tb"/>
    </style:style>
    <style:style style:name="P81" style:family="paragraph" style:parent-style-name="Heading_20_1" style:list-style-name="WWNum2">
      <style:paragraph-properties fo:margin-left="0cm" fo:margin-right="0.499cm" fo:margin-top="0cm" fo:margin-bottom="0cm" style:contextual-spacing="false" fo:line-height="106%" fo:text-align="start" style:justify-single-word="false" fo:orphans="0" fo:widows="0" fo:hyphenation-ladder-count="no-limit" fo:hyphenation-keep="auto" loext:hyphenation-keep-type="column" fo:text-indent="0cm" style:auto-text-indent="false" fo:break-before="page" style:writing-mode="lr-tb">
        <style:tab-stops>
          <style:tab-stop style:position="0.95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left="0.212cm" fo:margin-right="2.755cm" fo:margin-top="0.413cm" fo:margin-bottom="0cm" style:contextual-spacing="false" fo:line-height="119%" fo:text-align="justify" style:justify-single-word="false" fo:text-indent="0cm" style:auto-text-indent="false"/>
    </style:style>
    <style:style style:name="P83" style:family="paragraph" style:parent-style-name="Standard">
      <style:paragraph-properties fo:margin-left="0.212cm" fo:margin-right="2.713cm" fo:margin-top="0.416cm" fo:margin-bottom="0cm" style:contextual-spacing="false" fo:line-height="119%" fo:text-align="justify" style:justify-single-word="false" fo:text-indent="0cm" style:auto-text-indent="false"/>
    </style:style>
    <style:style style:name="P84" style:family="paragraph" style:parent-style-name="Standard">
      <style:paragraph-properties fo:margin-top="0.12cm" fo:margin-bottom="0cm" style:contextual-spacing="false" fo:line-height="100%"/>
      <style:text-properties fo:font-size="11pt" style:font-size-asian="11pt"/>
    </style:style>
    <style:style style:name="P85" style:family="paragraph" style:parent-style-name="Heading_20_2">
      <style:paragraph-properties fo:text-align="justify" style:justify-single-word="false"/>
    </style:style>
    <style:style style:name="P86" style:family="paragraph" style:parent-style-name="List_20_Paragraph" style:list-style-name="WWNum2">
      <style:paragraph-properties fo:margin-left="2cm" fo:margin-right="3.799cm" fo:margin-top="0.344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2">
      <style:paragraph-properties fo:margin-left="2cm" fo:margin-right="2.3cm" fo:margin-top="0.206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2">
      <style:paragraph-properties fo:margin-left="2cm" fo:margin-right="5.3cm" fo:margin-top="0.208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2">
      <style:paragraph-properties fo:margin-left="2cm" fo:margin-right="3.799cm" fo:margin-top="0.208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2">
      <style:paragraph-properties fo:margin-left="2cm" fo:margin-right="4.5cm" fo:margin-top="0.208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paragraph-properties fo:margin-left="0cm" fo:margin-right="0.801cm" fo:margin-top="0.208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Heading_20_1" style:list-style-name="WWNum2" style:master-page-name="Converted3">
      <style:paragraph-properties fo:margin-left="-1cm" fo:margin-right="0.499cm" fo:margin-top="0.143cm" fo:margin-bottom="0cm" style:contextual-spacing="false" fo:line-height="105%" fo:text-align="start" style:justify-single-word="false" fo:orphans="0" fo:widows="0" fo:text-indent="0cm" style:auto-text-indent="false" style:page-number="auto" style:writing-mode="lr-tb">
        <style:tab-stops>
          <style:tab-stop style:position="0.953cm"/>
        </style:tab-stops>
      </style:paragraph-properties>
    </style:style>
    <style:style style:name="P93" style:family="paragraph" style:parent-style-name="Standard">
      <style:paragraph-properties fo:margin-left="0.212cm" fo:margin-right="2.801cm" fo:margin-top="0.42cm" fo:margin-bottom="0cm" style:contextual-spacing="false" fo:line-height="115%" fo:text-align="start" style:justify-single-word="false" fo:text-indent="0cm" style:auto-text-indent="false"/>
    </style:style>
    <style:style style:name="P94" style:family="paragraph" style:parent-style-name="Standard">
      <style:paragraph-properties fo:margin-left="0.212cm" fo:margin-right="2.801cm" fo:margin-top="0.42cm" fo:margin-bottom="0cm" style:contextual-spacing="false" fo:line-height="115%" fo:text-align="start" style:justify-single-word="false" fo:text-indent="0cm" style:auto-text-indent="false"/>
      <style:text-properties fo:font-size="11pt" style:font-size-asian="11pt"/>
    </style:style>
    <style:style style:name="P95" style:family="paragraph" style:parent-style-name="Heading_20_2">
      <style:paragraph-properties fo:margin-top="0.002cm" fo:margin-bottom="0cm" style:contextual-spacing="false"/>
    </style:style>
    <style:style style:name="P96" style:family="paragraph" style:parent-style-name="Heading_20_2">
      <style:paragraph-properties fo:margin-top="0.002cm" fo:margin-bottom="0cm" style:contextual-spacing="false"/>
      <style:text-properties fo:color="#ffffff" loext:opacity="100%" fo:font-style="italic" fo:background-color="#333333" style:font-style-asian="italic" style:font-style-complex="italic"/>
    </style:style>
    <style:style style:name="P97" style:family="paragraph" style:parent-style-name="Text_20_body">
      <style:paragraph-properties fo:margin-left="0.212cm" fo:margin-right="8.045cm" fo:margin-top="0.316cm" fo:margin-bottom="0cm" style:contextual-spacing="false" fo:line-height="102%"/>
    </style:style>
    <style:style style:name="P98" style:family="paragraph" style:parent-style-name="Heading_20_2">
      <style:paragraph-properties fo:margin-top="0cm" fo:margin-bottom="0cm" style:contextual-spacing="false" fo:break-before="page"/>
    </style:style>
    <style:style style:name="P99" style:family="paragraph" style:parent-style-name="Text_20_body">
      <style:paragraph-properties fo:margin-left="0.199cm" fo:margin-right="1.499cm" fo:margin-top="0cm" fo:margin-bottom="0cm" style:contextual-spacing="false" fo:line-height="100%" fo:text-align="start"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Heading_20_3">
      <style:paragraph-properties fo:margin-top="0cm" fo:margin-bottom="0.499cm" style:contextual-spacing="false"/>
      <style:text-properties style:font-name="Courier New" fo:font-size="9pt" style:font-name-asian="Courier New1" style:font-size-asian="9pt" style:font-name-complex="Courier New1" style:font-size-complex="9pt"/>
    </style:style>
    <style:style style:name="P101" style:family="paragraph" style:parent-style-name="Text_20_body">
      <style:paragraph-properties fo:margin-top="0cm" fo:margin-bottom="0.499cm" style:contextual-spacing="false"/>
      <style:text-properties style:font-name="Courier New" fo:font-size="9pt" style:font-name-asian="Courier New1" style:font-size-asian="9pt" style:font-name-complex="Courier New1" style:font-size-complex="9pt"/>
    </style:style>
    <style:style style:name="P102" style:family="paragraph" style:parent-style-name="Text_20_body">
      <style:paragraph-properties fo:margin-left="0.801cm" fo:margin-right="1.499cm" fo:margin-top="0cm" fo:margin-bottom="0cm" style:contextual-spacing="false" fo:line-height="100%" fo:text-align="start"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Heading_20_3">
      <style:paragraph-properties fo:margin-top="0cm" fo:margin-bottom="0.499cm" style:contextual-spacing="false"/>
    </style:style>
    <style:style style:name="P104" style:family="paragraph" style:parent-style-name="Heading_20_2">
      <style:paragraph-properties fo:margin-top="0.002cm" fo:margin-bottom="0cm" style:contextual-spacing="false"/>
      <style:text-properties fo:color="#ffffff" loext:opacity="100%" fo:letter-spacing="-0.004cm" fo:font-style="italic" fo:background-color="#333333" style:font-style-asian="italic" style:font-style-complex="italic"/>
    </style:style>
    <style:style style:name="P105" style:family="paragraph" style:parent-style-name="Standard">
      <style:paragraph-properties fo:margin-left="0.801cm" fo:margin-right="1.499cm" fo:margin-top="0cm" fo:margin-bottom="0cm" style:contextual-spacing="false" fo:line-height="100%" fo:text-align="start"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Heading_20_1" style:list-style-name="WWNum2">
      <style:paragraph-properties fo:margin-left="1cm" fo:margin-right="0cm" fo:margin-top="0.143cm" fo:margin-bottom="0cm" style:contextual-spacing="false" fo:line-height="100%" fo:text-align="start" style:justify-single-word="false" fo:orphans="0" fo:widows="0" fo:hyphenation-ladder-count="no-limit" fo:hyphenation-keep="auto" loext:hyphenation-keep-type="column" fo:text-indent="-1.9cm" style:auto-text-indent="false" style:writing-mode="lr-tb">
        <style:tab-stops>
          <style:tab-stop style:position="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left="0.212cm" fo:margin-right="2.542cm" fo:margin-top="0.422cm" fo:margin-bottom="0cm" style:contextual-spacing="false" fo:line-height="118%" fo:text-align="justify" style:justify-single-word="false" fo:text-indent="0cm" style:auto-text-indent="false"/>
    </style:style>
    <style:style style:name="P108" style:family="paragraph" style:parent-style-name="Standard">
      <style:paragraph-properties fo:margin-top="0.032cm" fo:margin-bottom="0cm" style:contextual-spacing="false" fo:line-height="100%"/>
      <style:text-properties style:font-name="Amiri1" fo:font-size="14pt" style:font-size-asian="14pt" style:font-size-complex="14pt"/>
    </style:style>
    <style:style style:name="P109" style:family="paragraph" style:parent-style-name="Standard">
      <style:paragraph-properties fo:margin-left="0.212cm" fo:margin-right="2.801cm" fo:margin-top="0cm" fo:margin-bottom="0cm" style:contextual-spacing="false" fo:line-height="118%" fo:text-align="justify" style:justify-single-word="false" fo:text-indent="0cm" style:auto-text-indent="false"/>
    </style:style>
    <style:style style:name="P110" style:family="paragraph" style:parent-style-name="Standard">
      <style:paragraph-properties fo:margin-top="0.123cm" fo:margin-bottom="0cm" style:contextual-spacing="false" fo:line-height="100%"/>
      <style:text-properties style:font-name="Amiri1" fo:font-size="14pt" style:font-size-asian="14pt" style:font-size-complex="14pt"/>
    </style:style>
    <style:style style:name="P111" style:family="paragraph" style:parent-style-name="Text_20_body">
      <style:paragraph-properties fo:margin-left="0.212cm" fo:margin-right="0cm" fo:margin-top="0.318cm" fo:margin-bottom="0cm" style:contextual-spacing="false"/>
      <style:text-properties fo:letter-spacing="-0.004cm"/>
    </style:style>
    <style:style style:name="P112" style:family="paragraph" style:parent-style-name="Text_20_body">
      <style:paragraph-properties fo:margin-left="0.212cm" fo:margin-right="0cm" fo:margin-top="0.318cm" fo:margin-bottom="0cm" style:contextual-spacing="false"/>
    </style:style>
    <style:style style:name="P113" style:family="paragraph" style:parent-style-name="Text_20_body">
      <style:paragraph-properties fo:margin-left="-1cm" fo:margin-right="0.801cm" fo:margin-top="0cm" fo:margin-bottom="0cm" style:contextual-spacing="false" fo:line-height="100%" fo:text-align="center" style:justify-single-word="false" fo:orphans="0" fo:widows="0" fo:text-indent="0cm" style:auto-text-indent="false" style:writing-mode="lr-tb"/>
      <style:text-properties style:font-name="Amiri1" fo:font-size="11pt" fo:font-style="italic" style:font-name-asian="Amiri2" style:font-size-asian="11pt" style:font-style-asian="italic"/>
    </style:style>
    <style:style style:name="P114" style:family="paragraph" style:parent-style-name="Heading_20_2">
      <style:text-properties fo:color="#ffffff" loext:opacity="100%" style:font-name="BPG Gorda GPL&amp;GNU" fo:font-size="18pt" fo:letter-spacing="-0.004cm" fo:font-style="italic" fo:background-color="#333333" style:font-size-asian="18pt" style:font-style-asian="italic" style:font-size-complex="18pt" style:font-style-complex="italic"/>
    </style:style>
    <style:style style:name="P115" style:family="paragraph" style:parent-style-name="List_20_Paragraph" style:list-style-name="WWNum1">
      <style:paragraph-properties fo:margin-left="0.455cm" fo:margin-right="0cm" fo:margin-top="0.314cm" fo:margin-bottom="0cm" style:contextual-spacing="false" fo:line-height="100%" fo:text-align="start" style:justify-single-word="false" fo:text-indent="-0.243cm" style:auto-text-indent="false">
        <style:tab-stops>
          <style:tab-stop style:position="0.455cm"/>
        </style:tab-stops>
      </style:paragraph-properties>
    </style:style>
    <style:style style:name="P116" style:family="paragraph" style:parent-style-name="List_20_Paragraph" style:list-style-name="WWNum1">
      <style:paragraph-properties fo:margin-left="0.455cm" fo:margin-right="0cm" fo:margin-top="0.265cm" fo:margin-bottom="0cm" style:contextual-spacing="false" fo:line-height="100%" fo:text-align="start" style:justify-single-word="false" fo:text-indent="-0.243cm" style:auto-text-indent="false">
        <style:tab-stops>
          <style:tab-stop style:position="0.455cm"/>
        </style:tab-stops>
      </style:paragraph-properties>
    </style:style>
    <style:style style:name="P117" style:family="paragraph" style:parent-style-name="List_20_Paragraph" style:list-style-name="WWNum1">
      <style:paragraph-properties fo:margin-left="0.455cm" fo:margin-right="0cm" fo:margin-top="0.266cm" fo:margin-bottom="0cm" style:contextual-spacing="false" fo:line-height="100%" fo:text-align="start" style:justify-single-word="false" fo:text-indent="-0.243cm" style:auto-text-indent="false">
        <style:tab-stops>
          <style:tab-stop style:position="0.455cm"/>
        </style:tab-stops>
      </style:paragraph-properties>
    </style:style>
    <style:style style:name="P118" style:family="paragraph" style:parent-style-name="List_20_Paragraph">
      <style:paragraph-properties fo:margin-left="0.455cm" fo:margin-right="0cm" fo:margin-top="0.265cm" fo:margin-bottom="0cm" style:contextual-spacing="false" fo:line-height="100%" fo:text-align="start" style:justify-single-word="false" fo:text-indent="-0.243cm" style:auto-text-indent="false">
        <style:tab-stops>
          <style:tab-stop style:position="0.455cm"/>
        </style:tab-stops>
      </style:paragraph-properties>
      <style:text-properties fo:font-size="11pt" style:font-size-asian="11pt"/>
    </style:style>
    <style:style style:name="P119" style:family="paragraph" style:parent-style-name="Heading_20_2">
      <style:paragraph-properties fo:margin-top="0.141cm" fo:margin-bottom="0cm" style:contextual-spacing="false"/>
    </style:style>
    <style:style style:name="P120" style:family="paragraph" style:parent-style-name="List_20_Paragraph" style:list-style-name="WWNum1">
      <style:paragraph-properties fo:margin-left="0.199cm" fo:margin-right="2.499cm" fo:margin-top="0.342cm" fo:margin-bottom="0cm" style:contextual-spacing="false" fo:line-height="113%"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List_20_Paragraph" style:list-style-name="WWNum1">
      <style:paragraph-properties fo:margin-left="0.199cm" fo:margin-right="2.499cm" fo:margin-top="0.229cm" fo:margin-bottom="0cm" style:contextual-spacing="false" fo:line-height="119%"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List_20_Paragraph" style:list-style-name="WWNum1">
      <style:paragraph-properties fo:margin-left="0.199cm" fo:margin-right="2.499cm" fo:margin-top="0.182cm" fo:margin-bottom="0cm" style:contextual-spacing="false" fo:line-height="117%" fo:text-align="start" style:justify-single-word="false" fo:orphans="0" fo:widows="0" fo:hyphenation-ladder-count="no-limit" fo:hyphenation-keep="auto" loext:hyphenation-keep-type="column" fo:text-indent="0cm" style:auto-text-indent="false" style:writing-mode="lr-tb">
        <style:tab-stops>
          <style:tab-stop style:position="0.455cm"/>
          <style:tab-stop style:position="16.6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List_20_Paragraph" style:list-style-name="WWNum1">
      <style:paragraph-properties fo:margin-left="0.199cm" fo:margin-right="0.499cm" fo:margin-top="0.219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124" style:family="paragraph" style:parent-style-name="List_20_Paragraph" style:list-style-name="WWNum1">
      <style:paragraph-properties fo:margin-left="0.199cm" fo:margin-right="1.401cm" fo:margin-top="0.206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style>
    <style:style style:name="P125" style:family="paragraph" style:parent-style-name="List_20_Paragraph">
      <style:paragraph-properties fo:margin-left="0.199cm" fo:margin-right="1.401cm" fo:margin-top="0.206cm" fo:margin-bottom="0cm" style:contextual-spacing="false" fo:line-height="119%" fo:text-align="start" style:justify-single-word="false" fo:orphans="0" fo:widows="0" fo:text-indent="0cm" style:auto-text-indent="false" style:writing-mode="lr-tb">
        <style:tab-stops>
          <style:tab-stop style:position="0.455cm"/>
        </style:tab-stops>
      </style:paragraph-properties>
      <style:text-properties fo:font-size="11pt" style:font-size-asian="11pt"/>
    </style:style>
    <style:style style:name="P126" style:family="paragraph" style:parent-style-name="List_20_Paragraph">
      <style:paragraph-properties fo:margin-left="-0.499cm" fo:margin-right="0cm" fo:margin-top="0.265cm" fo:margin-bottom="0cm" style:contextual-spacing="false" fo:line-height="100%" fo:text-align="center" style:justify-single-word="false" fo:orphans="0" fo:widows="0" fo:text-indent="0cm" style:auto-text-indent="false" style:writing-mode="lr-tb">
        <style:tab-stops>
          <style:tab-stop style:position="0.455cm"/>
        </style:tab-stops>
      </style:paragraph-properties>
      <style:text-properties fo:letter-spacing="-0.004cm"/>
    </style:style>
    <style:style style:name="P127" style:family="paragraph" style:parent-style-name="Heading_20_1" style:list-style-name="WWNum2">
      <style:paragraph-properties fo:margin-left="1cm" fo:margin-right="0cm" fo:margin-top="0cm" fo:margin-bottom="0cm" style:contextual-spacing="false" fo:line-height="100%" fo:text-align="start" style:justify-single-word="false" fo:orphans="0" fo:widows="0" fo:hyphenation-ladder-count="no-limit" fo:hyphenation-keep="auto" loext:hyphenation-keep-type="column" fo:text-indent="-2cm" style:auto-text-indent="false" fo:break-before="page" style:writing-mode="lr-tb">
        <style:tab-stops>
          <style:tab-stop style:position="0.95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left="0.212cm" fo:margin-right="2.801cm" fo:margin-top="0.453cm" fo:margin-bottom="0cm" style:contextual-spacing="false" fo:line-height="119%" fo:text-align="start" style:justify-single-word="false" fo:text-indent="0cm" style:auto-text-indent="false"/>
    </style:style>
    <style:style style:name="P129" style:family="paragraph" style:parent-style-name="Standard">
      <style:paragraph-properties fo:margin-left="0.212cm" fo:margin-right="2.801cm" fo:margin-top="0.416cm" fo:margin-bottom="0cm" style:contextual-spacing="false" fo:line-height="119%" fo:text-align="start" style:justify-single-word="false" fo:text-indent="0cm" style:auto-text-indent="false"/>
    </style:style>
    <style:style style:name="P130" style:family="paragraph" style:parent-style-name="Standard">
      <style:paragraph-properties fo:margin-left="0.212cm" fo:margin-right="2.801cm" fo:margin-top="0.416cm" fo:margin-bottom="0cm" style:contextual-spacing="false" fo:line-height="119%" fo:text-align="start" style:justify-single-word="false" fo:text-indent="0cm" style:auto-text-indent="false"/>
      <style:text-properties fo:font-size="11pt" style:font-size-asian="11pt"/>
    </style:style>
    <style:style style:name="P131" style:family="paragraph" style:parent-style-name="Heading_20_2">
      <style:paragraph-properties fo:margin-left="0.212cm" fo:margin-right="0cm" fo:margin-top="0.318cm" fo:margin-bottom="0cm" style:contextual-spacing="false"/>
    </style:style>
    <style:style style:name="P132" style:family="paragraph" style:parent-style-name="Heading_20_2">
      <style:paragraph-properties fo:margin-left="0.212cm" fo:margin-right="0cm" fo:margin-top="0.318cm" fo:margin-bottom="0cm" style:contextual-spacing="false"/>
      <style:text-properties fo:color="#ffffff" loext:opacity="100%" style:font-name="Courier New" fo:font-size="9pt" fo:letter-spacing="-0.004cm" fo:font-style="italic" fo:background-color="#333333" style:font-name-asian="Courier New1" style:font-size-asian="9pt" style:font-style-asian="italic" style:font-name-complex="Courier New1" style:font-size-complex="9pt" style:font-style-complex="italic"/>
    </style:style>
    <style:style style:name="P133" style:family="paragraph" style:parent-style-name="Table_20_Heading">
      <style:paragraph-properties fo:text-align="center" style:justify-single-word="false"/>
    </style:style>
    <style:style style:name="P134" style:family="paragraph" style:parent-style-name="Table_20_Contents">
      <style:paragraph-properties fo:text-align="end" style:justify-single-word="false"/>
    </style:style>
    <style:style style:name="P135" style:family="paragraph" style:parent-style-name="Table_20_Contents">
      <style:paragraph-properties fo:text-align="center" style:justify-single-word="false"/>
    </style:style>
    <style:style style:name="P136" style:family="paragraph" style:parent-style-name="Text_20_body">
      <style:text-properties fo:font-size="11pt" style:font-size-asian="11pt"/>
    </style:style>
    <style:style style:name="P137" style:family="paragraph" style:parent-style-name="Heading_20_1">
      <style:text-properties fo:color="#ffffff" loext:opacity="100%" fo:font-size="14pt" fo:letter-spacing="-0.004cm" fo:font-style="italic" fo:background-color="#333333" style:font-size-asian="14pt" style:font-style-asian="italic" style:font-size-complex="14pt" style:font-style-complex="italic"/>
    </style:style>
    <style:style style:name="P138" style:family="paragraph" style:parent-style-name="List_20_Paragraph">
      <style:paragraph-properties fo:margin-left="-0.499cm" fo:margin-right="0cm" fo:margin-top="0.265cm" fo:margin-bottom="0cm" style:contextual-spacing="false" fo:line-height="100%" fo:text-align="center" style:justify-single-word="false" fo:orphans="0" fo:widows="0" fo:text-indent="-0.199cm" style:auto-text-indent="false" style:writing-mode="lr-tb">
        <style:tab-stops>
          <style:tab-stop style:position="0.455cm"/>
        </style:tab-stops>
      </style:paragraph-properties>
      <style:text-properties fo:font-size="11pt" fo:letter-spacing="-0.004cm" style:text-underline-style="solid" style:text-underline-width="auto" style:text-underline-color="font-color" fo:font-weight="bold" style:font-size-asian="11pt" style:font-weight-asian="bold" style:font-weight-complex="bold"/>
    </style:style>
    <style:style style:name="P139" style:family="paragraph" style:parent-style-name="Heading_20_1" style:list-style-name="">
      <style:paragraph-properties fo:margin-left="-1cm" fo:margin-right="0.499cm" fo:margin-top="0cm" fo:margin-bottom="0cm" style:contextual-spacing="false" fo:line-height="106%" fo:text-align="start" style:justify-single-word="false" fo:orphans="0" fo:widows="0" fo:text-indent="0cm" style:auto-text-indent="false" fo:break-before="page" style:writing-mode="lr-tb">
        <style:tab-stops>
          <style:tab-stop style:position="-0.206cm"/>
          <style:tab-stop style:position="0.499cm"/>
        </style:tab-stops>
      </style:paragraph-properties>
    </style:style>
    <style:style style:name="P140" style:family="paragraph" style:parent-style-name="Text_20_body" style:list-style-name="WWNum3">
      <style:paragraph-properties fo:margin-left="2.501cm" fo:margin-right="0cm" fo:text-indent="-0.499cm" style:auto-text-indent="false">
        <style:tab-stops>
          <style:tab-stop style:position="0cm"/>
        </style:tab-stops>
      </style:paragraph-properties>
    </style:style>
    <style:style style:name="P141" style:family="paragraph" style:parent-style-name="Text_20_body" style:list-style-name="WWNum3">
      <style:paragraph-properties fo:margin-left="2.501cm" fo:margin-right="0cm" fo:margin-top="0cm" fo:margin-bottom="0.499cm" style:contextual-spacing="false" fo:text-indent="-0.499cm" style:auto-text-indent="false">
        <style:tab-stops>
          <style:tab-stop style:position="0cm"/>
        </style:tab-stops>
      </style:paragraph-properties>
    </style:style>
    <style:style style:name="P142" style:family="paragraph" style:parent-style-name="Heading_20_2">
      <style:text-properties fo:color="#ffffff" loext:opacity="100%" style:font-name="BPG Gorda GPL&amp;GNU" fo:font-size="16pt" fo:font-style="italic" fo:background-color="#333333" style:font-size-asian="16pt" style:font-style-asian="italic" style:font-size-complex="16pt" style:font-style-complex="italic"/>
    </style:style>
    <style:style style:name="P143" style:family="paragraph" style:parent-style-name="List_20_Paragraph" style:list-style-name="WWNum2">
      <style:paragraph-properties fo:margin-left="-1cm" fo:margin-right="1.499cm" fo:margin-top="0.342cm" fo:margin-bottom="0cm" style:contextual-spacing="false" fo:line-height="119%" fo:text-align="center" style:justify-single-word="false" fo:orphans="0" fo:widows="0" fo:hyphenation-ladder-count="no-limit" fo:hyphenation-keep="auto" loext:hyphenation-keep-type="column" fo:text-indent="0cm" style:auto-text-indent="false" style:writing-mode="lr-tb">
        <style:tab-stops>
          <style:tab-stop style:position="-0.49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4" style:family="paragraph" style:parent-style-name="List_20_Paragraph" style:list-style-name="WWNum2">
      <style:paragraph-properties fo:margin-left="-1cm" fo:margin-right="2.799cm" fo:margin-top="0.208cm" fo:margin-bottom="0cm" style:contextual-spacing="false" fo:line-height="119%" fo:text-align="center" style:justify-single-word="false" fo:orphans="0" fo:widows="0" fo:hyphenation-ladder-count="no-limit" fo:hyphenation-keep="auto" loext:hyphenation-keep-type="column" fo:text-indent="0cm" style:auto-text-indent="false" style:writing-mode="lr-tb">
        <style:tab-stops>
          <style:tab-stop style:position="-0.49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5" style:family="paragraph" style:parent-style-name="List_20_Paragraph" style:list-style-name="WWNum2">
      <style:paragraph-properties fo:margin-left="-1cm" fo:margin-right="3cm" fo:margin-top="0.208cm" fo:margin-bottom="0cm" style:contextual-spacing="false" fo:line-height="119%" fo:text-align="center" style:justify-single-word="false" fo:orphans="0" fo:widows="0" fo:hyphenation-ladder-count="no-limit" fo:hyphenation-keep="auto" loext:hyphenation-keep-type="column" fo:text-indent="0cm" style:auto-text-indent="false" style:writing-mode="lr-tb">
        <style:tab-stops>
          <style:tab-stop style:position="-0.49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Heading_20_2">
      <style:text-properties fo:color="#ffffff" loext:opacity="100%" style:font-name="BPG Gorda GPL&amp;GNU" fo:font-size="16pt" fo:font-style="italic" fo:font-weight="normal" fo:background-color="#333333" style:font-size-asian="16pt" style:font-style-asian="italic" style:font-weight-asian="normal" style:font-size-complex="16pt" style:font-style-complex="italic" style:font-weight-complex="normal"/>
    </style:style>
    <style:style style:name="P147" style:family="paragraph" style:parent-style-name="Text_20_body">
      <style:paragraph-properties fo:margin-left="0cm" fo:margin-right="1.499cm" fo:margin-top="0cm" fo:margin-bottom="0.499cm" style:contextual-spacing="false" fo:line-height="117%"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List_20_Paragraph">
      <style:paragraph-properties fo:margin-left="0cm" fo:margin-right="1.499cm" fo:margin-top="0cm" fo:margin-bottom="0cm" style:contextual-spacing="false" fo:line-height="117%"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style:font-name="Amiri1"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49" style:family="paragraph" style:parent-style-name="List_20_Paragraph">
      <style:paragraph-properties fo:margin-left="0cm" fo:margin-right="1.499cm" fo:margin-top="0cm" fo:margin-bottom="0cm" style:contextual-spacing="false" fo:line-height="117%" fo:text-align="start" style:justify-single-word="false" fo:orphans="0" fo:widows="0" fo:hyphenation-ladder-count="no-limit" fo:hyphenation-keep="auto" loext:hyphenation-keep-type="column" fo:text-indent="0cm" style:auto-text-indent="false" style:writing-mode="lr-tb">
        <style:tab-stops>
          <style:tab-stop style:position="0.455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0" style:family="paragraph" style:parent-style-name="List_20_Paragraph">
      <style:paragraph-properties fo:margin-left="0.212cm" fo:margin-right="3.334cm" fo:margin-top="0cm" fo:margin-bottom="0cm" style:contextual-spacing="false" fo:line-height="117%" fo:text-align="start" style:justify-single-word="false" fo:text-indent="0cm" style:auto-text-indent="false" fo:break-before="page">
        <style:tab-stops>
          <style:tab-stop style:position="0.455cm"/>
        </style:tab-stops>
      </style:paragraph-properties>
      <style:text-properties fo:font-size="11pt" style:font-size-asian="11pt"/>
    </style:style>
    <style:style style:name="P151" style:family="paragraph" style:parent-style-name="Standard" style:list-style-name="WWNum4">
      <style:paragraph-properties fo:margin-left="1.462cm" fo:margin-right="0cm" fo:margin-top="0cm" fo:margin-bottom="0cm" style:contextual-spacing="false" fo:text-align="start" style:justify-single-word="false" fo:text-indent="-0.499cm" style:auto-text-indent="false">
        <style:tab-stops>
          <style:tab-stop style:position="0cm"/>
        </style:tab-stops>
      </style:paragraph-properties>
    </style:style>
    <style:style style:name="P152" style:family="paragraph" style:parent-style-name="Standard">
      <style:paragraph-properties fo:margin-left="0.212cm" fo:margin-right="0cm" fo:margin-top="0cm" fo:margin-bottom="0cm" style:contextual-spacing="false" fo:text-align="start" style:justify-single-word="false" fo:text-indent="0cm" style:auto-text-indent="false"/>
      <style:text-properties fo:color="#545454" loext:opacity="100%" fo:font-size="10pt" fo:letter-spacing="-0.018cm" style:font-size-asian="10pt"/>
    </style:style>
    <style:style style:name="P153" style:family="paragraph" style:parent-style-name="Standard">
      <style:paragraph-properties fo:margin-top="0.146cm" fo:margin-bottom="0cm" style:contextual-spacing="false" fo:line-height="100%"/>
      <style:text-properties fo:font-size="11pt" style:font-size-asian="11pt"/>
    </style:style>
    <style:style style:name="P154" style:family="paragraph" style:parent-style-name="Standard">
      <style:paragraph-properties fo:margin-left="-1cm" fo:margin-right="1.499cm" fo:margin-top="0cm" fo:margin-bottom="0cm" style:contextual-spacing="false" fo:line-height="100%" fo:text-align="center" style:justify-single-word="false" fo:orphans="0" fo:widows="0" fo:hyphenation-ladder-count="no-limit" fo:hyphenation-keep="auto"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left="-1.9cm" fo:margin-right="0cm" fo:margin-top="0cm" fo:margin-bottom="0cm" style:contextual-spacing="false" fo:line-height="100%" fo:text-align="center" style:justify-single-word="false" fo:orphans="0" fo:widows="0" fo:text-indent="0cm" style:auto-text-indent="false" style:writing-mode="lr-tb"/>
    </style:style>
    <style:style style:name="P156" style:family="paragraph" style:parent-style-name="Standard">
      <style:paragraph-properties fo:margin-left="1.199cm" fo:margin-right="1.199cm" fo:margin-top="0.127cm" fo:margin-bottom="0cm" style:contextual-spacing="false" fo:line-height="101%" fo:text-align="center" style:justify-single-word="false" fo:orphans="0" fo:widows="0" fo:text-indent="-1.3cm" style:auto-text-indent="false" fo:break-before="page" style:writing-mode="lr-tb">
        <style:tab-stops>
          <style:tab-stop style:position="-0.206cm"/>
        </style:tab-stops>
      </style:paragraph-properties>
      <style:text-properties fo:color="#cccccc" loext:opacity="100%" style:font-name="Arial" fo:font-size="24pt" fo:font-style="italic" fo:font-weight="bold" officeooo:paragraph-rsid="0003ba8a" style:font-size-asian="24pt" style:font-style-asian="italic" style:font-weight-asian="bold" style:font-style-complex="italic"/>
    </style:style>
    <style:style style:name="P157" style:family="paragraph" style:parent-style-name="Standard">
      <style:paragraph-properties fo:margin-left="1.199cm" fo:margin-right="1.199cm" fo:margin-top="0.127cm" fo:margin-bottom="0cm" style:contextual-spacing="false" fo:line-height="101%" fo:text-align="center" style:justify-single-word="false" fo:orphans="0" fo:widows="0" fo:text-indent="-1.3cm" style:auto-text-indent="false" style:writing-mode="lr-tb">
        <style:tab-stops>
          <style:tab-stop style:position="-0.206cm"/>
        </style:tab-stops>
      </style:paragraph-properties>
      <style:text-properties fo:color="#cccccc" loext:opacity="100%" style:font-name="Arial" fo:font-size="24pt" fo:font-style="italic" fo:font-weight="bold" officeooo:paragraph-rsid="0003ba8a" style:font-size-asian="24pt" style:font-style-asian="italic" style:font-weight-asian="bold" style:font-style-complex="italic"/>
    </style:style>
    <style:style style:name="P158" style:family="paragraph" style:parent-style-name="Standard">
      <style:paragraph-properties fo:margin-left="-0.199cm" fo:margin-right="1.199cm" fo:margin-top="0.127cm" fo:margin-bottom="0cm" style:contextual-spacing="false" fo:line-height="101%" fo:text-align="center" style:justify-single-word="false" fo:orphans="0" fo:widows="0" fo:hyphenation-ladder-count="no-limit" fo:hyphenation-keep="auto" loext:hyphenation-keep-type="column" fo:text-indent="-1.3cm" style:auto-text-indent="false" style:writing-mode="lr-tb">
        <style:tab-stops>
          <style:tab-stop style:position="-0.206cm"/>
        </style:tab-stops>
      </style:paragraph-properties>
      <style:text-properties fo:color="#cccccc" loext:opacity="100%" style:font-name="BPG Gorda GPL&amp;GNU" fo:font-size="24pt" fo:font-style="italic" fo:font-weight="bold" officeooo:paragraph-rsid="0003ba8a" style:font-size-asian="24pt" style:font-style-asian="italic" style:font-weight-asian="bold" style:font-style-complex="italic"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32pt" style:font-size-asian="32pt"/>
    </style:style>
    <style:style style:name="T2" style:family="text">
      <style:text-properties style:font-name="BPG Serif GPL&amp;GNU"/>
    </style:style>
    <style:style style:name="T3" style:family="text">
      <style:text-properties fo:color="#1a1a1a" loext:opacity="100%" style:font-name="BPG Serif GPL&amp;GNU" fo:letter-spacing="-0.009cm" fo:font-style="normal" style:text-underline-style="solid" style:text-underline-width="auto" style:text-underline-color="font-color" style:font-style-asian="normal" style:font-style-complex="normal"/>
    </style:style>
    <style:style style:name="T4" style:family="text">
      <style:text-properties fo:color="#1a1a1a" loext:opacity="100%" style:font-name="BPG Serif GPL&amp;GNU" fo:letter-spacing="-0.009cm" fo:font-style="normal" style:font-style-asian="normal" style:font-style-complex="normal"/>
    </style:style>
    <style:style style:name="T5" style:family="text">
      <style:text-properties style:font-name="Arial" fo:font-size="18pt" fo:font-weight="bold" style:font-size-asian="18pt" style:font-weight-asian="bold"/>
    </style:style>
    <style:style style:name="T6" style:family="text">
      <style:text-properties fo:font-size="12pt" style:font-size-asian="12pt"/>
    </style:style>
    <style:style style:name="T7" style:family="text">
      <style:text-properties fo:color="#666666" loext:opacity="100%" fo:font-size="12pt" style:font-size-asian="12pt"/>
    </style:style>
    <style:style style:name="T8" style:family="text">
      <style:text-properties fo:color="#666666" loext:opacity="100%" fo:font-size="12pt" fo:letter-spacing="-0.011cm" style:font-size-asian="12pt"/>
    </style:style>
    <style:style style:name="T9" style:family="text">
      <style:text-properties fo:color="#666666" loext:opacity="100%" fo:font-family="Symbol" style:font-family-generic="roman" style:font-pitch="variable" fo:font-size="12pt" style:font-size-asian="12pt"/>
    </style:style>
    <style:style style:name="T10" style:family="text">
      <style:text-properties fo:color="#666666" loext:opacity="100%" style:font-name="Times New Roman" fo:font-size="12pt" style:font-size-asian="12pt"/>
    </style:style>
    <style:style style:name="T11" style:family="text">
      <style:text-properties fo:color="#666666" loext:opacity="100%" fo:font-size="12pt" fo:letter-spacing="-0.019cm" style:font-size-asian="12pt"/>
    </style:style>
    <style:style style:name="T12" style:family="text">
      <style:text-properties fo:color="#cccccc" loext:opacity="100%" fo:font-size="12pt" style:font-size-asian="12pt"/>
    </style:style>
    <style:style style:name="T13" style:family="text">
      <style:text-properties style:font-name="Arial" fo:font-size="24pt" fo:font-weight="bold" style:font-size-asian="24pt" style:font-weight-asian="bold"/>
    </style:style>
    <style:style style:name="T14" style:family="text">
      <style:text-properties fo:color="#cccccc" loext:opacity="100%" style:font-name="Arial" fo:font-size="24pt" fo:font-style="italic" fo:font-weight="bold" style:font-size-asian="24pt" style:font-style-asian="italic" style:font-weight-asian="bold" style:font-style-complex="italic"/>
    </style:style>
    <style:style style:name="T15" style:family="text">
      <style:text-properties fo:font-family="'BPG Gorda GPL&amp;GNU'" style:font-family-generic="roman" style:font-pitch="variable"/>
    </style:style>
    <style:style style:name="T16" style:family="text">
      <style:text-properties fo:color="#cccccc" loext:opacity="100%" style:font-name="BPG Gorda GPL&amp;GNU" fo:font-size="24pt" fo:font-style="italic" fo:font-weight="bold" style:font-size-asian="24pt" style:font-style-asian="italic" style:font-weight-asian="bold" style:font-style-complex="italic"/>
    </style:style>
    <style:style style:name="T17" style:family="text">
      <style:text-properties style:font-name="BPG Serif GPL&amp;GNU" fo:font-size="24pt" fo:font-weight="bold" style:font-size-asian="24pt" style:font-weight-asian="bold"/>
    </style:style>
    <style:style style:name="T18" style:family="text">
      <style:text-properties style:font-name="BPG Serif GPL&amp;GNU" fo:font-size="24pt" fo:letter-spacing="-0.016cm" fo:font-weight="bold" style:font-size-asian="24pt" style:font-weight-asian="bold"/>
    </style:style>
    <style:style style:name="T19" style:family="text">
      <style:text-properties style:font-name="BPG Gorda GPL&amp;GNU" fo:font-size="24pt" fo:font-weight="bold" style:font-size-asian="24pt" style:font-weight-asian="bold"/>
    </style:style>
    <style:style style:name="T20" style:family="text">
      <style:text-properties style:font-name="Amiri1"/>
    </style:style>
    <style:style style:name="T21" style:family="text">
      <style:text-properties style:font-name="Amiri1" fo:letter-spacing="-0.007cm"/>
    </style:style>
    <style:style style:name="T22" style:family="text">
      <style:text-properties style:font-name="Amiri1" officeooo:rsid="0003ba8a"/>
    </style:style>
    <style:style style:name="T23" style:family="text">
      <style:text-properties fo:font-family="Amiri" style:font-family-generic="roman" style:font-pitch="variable"/>
    </style:style>
    <style:style style:name="T24" style:family="text">
      <style:text-properties fo:font-family="'BPG Glaho GPL&amp;GNU'" style:font-family-generic="roman" style:font-pitch="variable" style:font-name-asian="BPG Glaho GPL&amp;GNU1"/>
    </style:style>
    <style:style style:name="T25" style:family="text">
      <style:text-properties style:font-name="BPG Glaho GPL&amp;GNU" fo:font-size="16pt" style:font-name-asian="BPG Glaho GPL&amp;GNU1" style:font-size-asian="16pt" style:font-size-complex="16pt"/>
    </style:style>
    <style:style style:name="T26" style:family="text">
      <style:text-properties style:font-name="BPG Glaho GPL&amp;GNU" fo:font-size="16pt" fo:font-weight="bold" style:font-name-asian="BPG Glaho GPL&amp;GNU1" style:font-size-asian="16pt" style:font-weight-asian="bold" style:font-size-complex="16pt"/>
    </style:style>
    <style:style style:name="T27" style:family="text">
      <style:text-properties style:font-name="BPG Glaho GPL&amp;GNU" fo:font-size="16pt" fo:font-style="italic" style:font-name-asian="BPG Glaho GPL&amp;GNU1" style:font-size-asian="16pt" style:font-style-asian="italic" style:font-size-complex="16pt" style:font-style-complex="italic"/>
    </style:style>
    <style:style style:name="T28" style:family="text">
      <style:text-properties style:font-name="BPG Glaho GPL&amp;GNU" fo:font-size="16pt" fo:font-weight="bold" style:font-name-asian="BPG Glaho GPL&amp;GNU1" style:font-size-asian="16pt" style:font-weight-asian="bold" style:font-size-complex="16pt" style:font-weight-complex="bold"/>
    </style:style>
    <style:style style:name="T29" style:family="text">
      <style:text-properties fo:font-family="'BPG Glaho GPL&amp;GNU'" style:font-family-generic="roman" style:font-pitch="variable" fo:font-size="18pt" style:font-name-asian="BPG Glaho GPL&amp;GNU1" style:font-size-asian="18pt" style:font-size-complex="18pt"/>
    </style:style>
    <style:style style:name="T30" style:family="text">
      <style:text-properties fo:font-size="10pt" style:font-size-asian="10pt"/>
    </style:style>
    <style:style style:name="T31" style:family="text">
      <style:text-properties fo:color="#545454" loext:opacity="100%" fo:font-size="10pt" style:font-size-asian="10pt"/>
    </style:style>
    <style:style style:name="T32" style:family="text">
      <style:text-properties fo:color="#545454" loext:opacity="100%" fo:font-size="10pt" fo:letter-spacing="-0.004cm" style:font-size-asian="10pt"/>
    </style:style>
    <style:style style:name="T33" style:family="text">
      <style:text-properties style:font-name="BPG Gorda GPL&amp;GNU" fo:font-size="15pt" fo:font-style="italic" style:font-size-asian="15pt" style:font-style-asian="italic" style:font-size-complex="15pt" style:font-style-complex="italic"/>
    </style:style>
    <style:style style:name="T34" style:family="text">
      <style:text-properties style:font-name="BPG Gorda GPL&amp;GNU" fo:font-size="15pt" fo:font-style="normal" officeooo:rsid="0003ba8a" style:font-size-asian="15pt" style:font-style-asian="normal" style:font-size-complex="15pt" style:font-style-complex="normal"/>
    </style:style>
    <style:style style:name="T35" style:family="text">
      <style:text-properties style:font-name="BPG Gorda GPL&amp;GNU" fo:font-size="15pt" fo:font-style="normal" style:font-size-asian="15pt" style:font-style-asian="normal" style:font-size-complex="15pt" style:font-style-complex="normal"/>
    </style:style>
    <style:style style:name="T36" style:family="text">
      <style:text-properties style:font-name="BPG Gorda GPL&amp;GNU" fo:font-size="15pt" fo:font-style="italic" officeooo:rsid="0005c7d3" style:font-size-asian="15pt" style:font-style-asian="italic" style:font-size-complex="15pt" style:font-style-complex="italic"/>
    </style:style>
    <style:style style:name="T37" style:family="text">
      <style:text-properties fo:font-family="Amiri" style:font-family-generic="roman" style:font-pitch="variable" fo:font-size="14pt" fo:font-style="italic" style:font-size-asian="14pt" style:font-style-asian="italic" style:font-size-complex="14pt"/>
    </style:style>
    <style:style style:name="T38" style:family="text">
      <style:text-properties fo:font-family="Amiri" style:font-family-generic="roman" style:font-pitch="variable" fo:font-size="11pt" fo:font-style="italic" style:font-size-asian="11pt" style:font-style-asian="italic"/>
    </style:style>
    <style:style style:name="T39" style:family="text">
      <style:text-properties style:font-name="Amiri1" fo:font-size="11pt" style:font-size-asian="11pt"/>
    </style:style>
    <style:style style:name="T40" style:family="text">
      <style:text-properties style:font-name="Amiri1" fo:font-size="11pt" style:font-name-asian="Amiri2" style:font-size-asian="11pt"/>
    </style:style>
    <style:style style:name="T41" style:family="text">
      <style:text-properties fo:font-size="15pt" fo:font-style="italic" style:font-size-asian="15pt" style:font-style-asian="italic" style:font-size-complex="15pt" style:font-style-complex="italic"/>
    </style:style>
    <style:style style:name="T42" style:family="text">
      <style:text-properties style:font-name="BPG Gorda GPL&amp;GNU" fo:font-size="15pt" fo:font-style="italic" officeooo:rsid="0003ba8a" style:font-size-asian="15pt" style:font-style-asian="italic" style:font-size-complex="15pt" style:font-style-complex="italic"/>
    </style:style>
    <style:style style:name="T43" style:family="text">
      <style:text-properties style:font-name="Amiri1" fo:font-size="11pt" fo:font-style="italic" style:font-size-asian="11pt" style:font-style-asian="italic" style:font-size-complex="15pt" style:font-style-complex="italic"/>
    </style:style>
    <style:style style:name="T44" style:family="text">
      <style:text-properties style:font-name="Amiri1" fo:font-size="11pt" fo:font-style="italic" style:font-name-asian="Amiri2" style:font-size-asian="11pt" style:font-style-asian="italic" style:font-size-complex="15pt" style:font-style-complex="italic"/>
    </style:style>
    <style:style style:name="T45" style:family="text">
      <style:text-properties style:font-name="BPG Gorda GPL&amp;GNU" fo:font-size="15pt" fo:font-style="normal" officeooo:rsid="0005c7d3" style:font-size-asian="15pt" style:font-style-asian="normal" style:font-size-complex="15pt" style:font-style-complex="normal"/>
    </style:style>
    <style:style style:name="T46" style:family="text">
      <style:text-properties style:font-name="BPG Serif GPL&amp;GNU" fo:font-size="20pt" style:font-size-asian="20pt" style:font-size-complex="20pt"/>
    </style:style>
    <style:style style:name="T47" style:family="text">
      <style:text-properties style:font-name="BPG Serif GPL&amp;GNU" fo:font-size="20pt" fo:letter-spacing="-0.011cm" style:font-size-asian="20pt" style:font-size-complex="20pt"/>
    </style:style>
    <style:style style:name="T48" style:family="text">
      <style:text-properties style:font-name="Amiri1" fo:font-size="14pt" style:font-size-asian="14pt" style:font-size-complex="14pt"/>
    </style:style>
    <style:style style:name="T49" style:family="text">
      <style:text-properties style:font-name="Amiri1" fo:font-size="14pt" fo:letter-spacing="-0.007cm" style:font-size-asian="14pt" style:font-size-complex="14pt"/>
    </style:style>
    <style:style style:name="T50" style:family="text">
      <style:text-properties fo:font-size="11pt" style:font-size-asian="11pt"/>
    </style:style>
    <style:style style:name="T51" style:family="text">
      <style:text-properties fo:letter-spacing="-0.004cm" fo:font-weight="bold" style:font-weight-asian="bold" style:font-weight-complex="bold"/>
    </style:style>
    <style:style style:name="T52" style:family="text">
      <style:text-properties fo:font-family="Amiri" style:font-family-generic="roman" style:font-pitch="variable" fo:font-size="14pt" fo:font-style="italic" fo:font-weight="bold" style:font-size-asian="14pt" style:font-style-asian="italic" style:font-weight-asian="bold" style:font-size-complex="14pt" style:font-weight-complex="bold"/>
    </style:style>
    <style:style style:name="T53" style:family="text">
      <style:text-properties style:font-name="Amiri1" fo:font-size="14pt" fo:font-style="italic" fo:font-weight="bold" style:font-size-asian="14pt" style:font-style-asian="italic" style:font-weight-asian="bold" style:font-size-complex="14pt" style:font-weight-complex="bold"/>
    </style:style>
    <style:style style:name="T54" style:family="text">
      <style:text-properties style:font-name="Amiri1" fo:font-size="11pt" fo:font-style="italic" style:font-size-asian="11pt" style:font-style-asian="italic"/>
    </style:style>
    <style:style style:name="T55" style:family="text">
      <style:text-properties style:font-name="Amiri1" fo:font-size="11pt" fo:font-style="italic" style:font-name-asian="Amiri2" style:font-size-asian="11pt" style:font-style-asian="italic"/>
    </style:style>
    <style:style style:name="T56" style:family="text">
      <style:text-properties style:font-name="Arial" fo:font-size="11pt" fo:font-style="italic" style:font-size-asian="11pt" style:font-style-asian="italic"/>
    </style:style>
    <style:style style:name="T57" style:family="text">
      <style:text-properties fo:font-family="'BPG Gorda GPL&amp;GNU'" style:font-family-generic="roman" style:font-pitch="variable" fo:font-size="20pt" style:font-size-asian="20pt" style:font-size-complex="20pt"/>
    </style:style>
    <style:style style:name="T58" style:family="text">
      <style:text-properties fo:color="#ffffff" loext:opacity="100%" style:font-name="BPG Gorda GPL&amp;GNU" fo:font-size="20pt" fo:font-style="italic" fo:font-weight="bold" fo:background-color="#333333" loext:char-shading-value="0" style:font-size-asian="20pt" style:font-style-asian="italic" style:font-weight-asian="bold" style:font-size-complex="20pt" style:font-style-complex="italic" style:font-weight-complex="bold"/>
    </style:style>
    <style:style style:name="T59" style:family="text">
      <style:text-properties fo:color="#ffffff" loext:opacity="100%" fo:font-style="italic" fo:font-weight="bold" fo:background-color="#333333" loext:char-shading-value="0" style:font-style-asian="italic" style:font-weight-asian="bold" style:font-style-complex="italic" style:font-weight-complex="bold"/>
    </style:style>
    <style:style style:name="T60" style:family="text">
      <style:text-properties fo:font-size="6pt" style:font-size-asian="6pt"/>
    </style:style>
    <style:style style:name="T61" style:family="text">
      <style:text-properties style:font-name="Arial" fo:font-size="10pt" fo:font-weight="bold" style:font-size-asian="10pt" style:font-weight-asian="bold"/>
    </style:style>
    <style:style style:name="T62" style:family="text">
      <style:text-properties style:font-name="Arial" fo:font-size="10pt" fo:letter-spacing="-0.004cm" fo:font-weight="bold" style:font-size-asian="10pt" style:font-weight-asian="bold"/>
    </style:style>
    <style:style style:name="T63" style:family="text">
      <style:text-properties fo:font-size="10pt" fo:letter-spacing="-0.007cm" style:font-size-asian="10pt"/>
    </style:style>
    <style:style style:name="T64" style:family="text">
      <style:text-properties fo:font-size="10pt" fo:letter-spacing="-0.009cm" style:font-size-asian="10pt"/>
    </style:style>
    <style:style style:name="T65" style:family="text">
      <style:text-properties fo:font-size="10pt" fo:letter-spacing="-0.023cm" style:font-size-asian="10pt"/>
    </style:style>
    <style:style style:name="T66" style:family="text">
      <style:text-properties fo:font-size="10pt" fo:letter-spacing="-0.004cm" style:font-size-asian="10pt"/>
    </style:style>
    <style:style style:name="T67" style:family="text">
      <style:text-properties fo:font-size="10pt" fo:letter-spacing="-0.025cm" style:font-size-asian="10pt"/>
    </style:style>
    <style:style style:name="T68" style:family="text">
      <style:text-properties fo:font-size="10pt" fo:letter-spacing="-0.018cm" style:font-size-asian="10pt"/>
    </style:style>
    <style:style style:name="T69" style:family="text">
      <style:text-properties fo:font-family="'BPG Gorda GPL&amp;GNU'" style:font-family-generic="roman" style:font-pitch="variable" fo:font-size="18pt" style:font-size-asian="18pt" style:font-size-complex="18pt"/>
    </style:style>
    <style:style style:name="T70" style:family="text">
      <style:text-properties fo:color="#ffffff" loext:opacity="100%" style:font-name="BPG Gorda GPL&amp;GNU" fo:font-size="18pt" fo:font-style="italic" fo:background-color="#333333" loext:char-shading-value="0" style:font-size-asian="18pt" style:font-style-asian="italic" style:font-size-complex="18pt" style:font-style-complex="italic"/>
    </style:style>
    <style:style style:name="T71" style:family="text">
      <style:text-properties fo:color="#ffffff" loext:opacity="100%" style:font-name="BPG Gorda GPL&amp;GNU" fo:font-size="18pt" fo:letter-spacing="-0.004cm" fo:font-style="italic" fo:background-color="#333333" loext:char-shading-value="0" style:font-size-asian="18pt" style:font-style-asian="italic" style:font-size-complex="18pt" style:font-style-complex="italic"/>
    </style:style>
    <style:style style:name="T72" style:family="text">
      <style:text-properties fo:color="#ffffff" loext:opacity="100%" fo:letter-spacing="-0.004cm" fo:font-style="italic" fo:background-color="#333333" loext:char-shading-value="0" style:font-style-asian="italic" style:font-style-complex="italic"/>
    </style:style>
    <style:style style:name="T73" style:family="text">
      <style:text-properties fo:font-size="11pt" fo:letter-spacing="-0.007cm" style:font-size-asian="11pt"/>
    </style:style>
    <style:style style:name="T74" style:family="text">
      <style:text-properties fo:font-size="11pt" fo:letter-spacing="-0.005cm" style:font-size-asian="11pt"/>
    </style:style>
    <style:style style:name="T75" style:family="text">
      <style:text-properties fo:font-size="11pt" fo:letter-spacing="-0.009cm" style:font-size-asian="11pt"/>
    </style:style>
    <style:style style:name="T76" style:family="text">
      <style:text-properties fo:letter-spacing="-0.004cm"/>
    </style:style>
    <style:style style:name="T77" style:family="text">
      <style:text-properties fo:font-family="Symbol" style:font-family-generic="roman" style:font-pitch="variable" fo:letter-spacing="-0.004cm" fo:font-weight="normal" style:font-weight-asian="normal"/>
    </style:style>
    <style:style style:name="T78" style:family="text">
      <style:text-properties fo:font-size="11pt" fo:letter-spacing="-0.007cm" fo:font-weight="bold" style:font-size-asian="11pt" style:font-weight-asian="bold" style:font-weight-complex="bold"/>
    </style:style>
    <style:style style:name="T79" style:family="text">
      <style:text-properties fo:font-size="11pt" fo:font-weight="bold" style:font-size-asian="11pt" style:font-weight-asian="bold" style:font-weight-complex="bold"/>
    </style:style>
    <style:style style:name="T80" style:family="text">
      <style:text-properties fo:font-family="Symbol" style:font-family-generic="roman" style:font-pitch="variable" fo:font-size="11pt" fo:font-weight="bold" style:font-size-asian="11pt" style:font-weight-asian="bold" style:font-weight-complex="bold"/>
    </style:style>
    <style:style style:name="T81" style:family="text">
      <style:text-properties style:font-name="Times New Roman" fo:font-size="11pt" fo:font-weight="bold" style:font-size-asian="11pt" style:font-weight-asian="bold" style:font-weight-complex="bold"/>
    </style:style>
    <style:style style:name="T82" style:family="text">
      <style:text-properties style:font-name="Times New Roman" fo:font-size="11pt" style:font-size-asian="11pt"/>
    </style:style>
    <style:style style:name="T83" style:family="text">
      <style:text-properties fo:color="#000000" loext:opacity="100%" fo:font-size="11pt" style:font-size-asian="11pt"/>
    </style:style>
    <style:style style:name="T84" style:family="text">
      <style:text-properties fo:color="#ffffff" loext:opacity="100%" style:font-name="BPG Gorda GPL&amp;GNU" fo:font-size="18pt" fo:font-style="italic" fo:font-weight="bold" fo:background-color="#333333" loext:char-shading-value="0" style:font-size-asian="18pt" style:font-style-asian="italic" style:font-weight-asian="bold" style:font-size-complex="18pt" style:font-style-complex="italic"/>
    </style:style>
    <style:style style:name="T85" style:family="text">
      <style:text-properties fo:color="#ffffff" loext:opacity="100%" style:font-name="BPG Gorda GPL&amp;GNU" fo:font-size="18pt" fo:letter-spacing="-0.004cm" fo:font-style="italic" fo:font-weight="bold" fo:background-color="#333333" loext:char-shading-value="0" style:font-size-asian="18pt" style:font-style-asian="italic" style:font-weight-asian="bold" style:font-size-complex="18pt" style:font-style-complex="italic"/>
    </style:style>
    <style:style style:name="T86" style:family="text">
      <style:text-properties style:font-name="Arial" fo:font-size="7.5pt" fo:font-weight="bold" style:font-size-asian="7.5pt" style:font-weight-asian="bold"/>
    </style:style>
    <style:style style:name="T87" style:family="text">
      <style:text-properties style:font-name="Arial" fo:font-size="10pt" fo:letter-spacing="-0.007cm" fo:font-weight="bold" style:font-size-asian="10pt" style:font-weight-asian="bold"/>
    </style:style>
    <style:style style:name="T88" style:family="text">
      <style:text-properties fo:font-size="10pt" fo:font-weight="bold" style:font-size-asian="10pt" style:font-weight-asian="bold" style:font-weight-complex="bold"/>
    </style:style>
    <style:style style:name="T89" style:family="text">
      <style:text-properties fo:font-size="10pt" fo:font-weight="bold" style:font-name-asian="Arial MT1" style:font-size-asian="10pt" style:font-weight-asian="bold" style:font-name-complex="Arial MT1" style:font-weight-complex="bold"/>
    </style:style>
    <style:style style:name="T90" style:family="text">
      <style:text-properties style:font-name="Arial MT" fo:font-size="10pt" fo:font-weight="bold" style:font-name-asian="Arial MT1" style:font-size-asian="10pt" style:font-weight-asian="bold" style:font-name-complex="Arial MT1" style:font-weight-complex="bold"/>
    </style:style>
    <style:style style:name="T91" style:family="text">
      <style:text-properties fo:font-size="10pt" fo:font-style="italic" fo:font-weight="bold" style:font-size-asian="10pt" style:font-style-asian="italic" style:font-weight-asian="bold" style:font-style-complex="italic" style:font-weight-complex="bold"/>
    </style:style>
    <style:style style:name="T92" style:family="text">
      <style:text-properties fo:font-family="'MS Gothic'" style:font-family-generic="swiss" style:font-pitch="variable" fo:font-size="10pt" style:font-size-asian="10pt"/>
    </style:style>
    <style:style style:name="T93" style:family="text">
      <style:text-properties fo:font-size="10pt" fo:letter-spacing="-0.014cm" style:font-size-asian="10pt"/>
    </style:style>
    <style:style style:name="T94" style:family="text">
      <style:text-properties fo:font-family="Symbol" style:font-family-generic="roman" style:font-pitch="variable" fo:font-size="10pt" style:font-size-asian="10pt"/>
    </style:style>
    <style:style style:name="T95" style:family="text">
      <style:text-properties style:font-name="Times New Roman" fo:font-size="10pt" fo:letter-spacing="-0.009cm" style:font-size-asian="10pt"/>
    </style:style>
    <style:style style:name="T96" style:family="text">
      <style:text-properties style:font-name="BPG Serif GPL&amp;GNU" fo:letter-spacing="-0.016cm"/>
    </style:style>
    <style:style style:name="T97" style:family="text">
      <style:text-properties style:font-name="BPG Serif GPL&amp;GNU" fo:letter-spacing="-0.004cm"/>
    </style:style>
    <style:style style:name="T98" style:family="text">
      <style:text-properties fo:font-family="Amiri" style:font-family-generic="roman" style:font-pitch="variable" fo:font-size="14pt" style:font-size-asian="14pt" style:font-size-complex="14pt"/>
    </style:style>
    <style:style style:name="T99" style:family="text">
      <style:text-properties style:font-name="Amiri1" fo:font-size="14pt" fo:font-weight="bold" style:font-size-asian="14pt" style:font-weight-asian="bold" style:font-size-complex="14pt"/>
    </style:style>
    <style:style style:name="T100" style:family="text">
      <style:text-properties style:font-name="Amiri1" fo:font-size="14pt" fo:letter-spacing="-0.005cm" fo:font-weight="bold" style:font-size-asian="14pt" style:font-weight-asian="bold" style:font-size-complex="14pt"/>
    </style:style>
    <style:style style:name="T101" style:family="text">
      <style:text-properties style:font-name="Amiri1" fo:font-size="14pt" fo:letter-spacing="-0.005cm" style:font-size-asian="14pt" style:font-size-complex="14pt"/>
    </style:style>
    <style:style style:name="T102" style:family="text">
      <style:text-properties style:font-name="Arial" fo:font-size="11pt" fo:font-weight="bold" style:font-size-asian="11pt" style:font-weight-asian="bold"/>
    </style:style>
    <style:style style:name="T103" style:family="text">
      <style:text-properties style:font-name="Arial" fo:font-size="11pt" fo:letter-spacing="-0.005cm" fo:font-weight="bold" style:font-size-asian="11pt" style:font-weight-asian="bold"/>
    </style:style>
    <style:style style:name="T104" style:family="text">
      <style:text-properties fo:font-size="11pt" fo:letter-spacing="-0.004cm" style:font-size-asian="11pt"/>
    </style:style>
    <style:style style:name="T105" style:family="text">
      <style:text-properties style:font-name="Arial" fo:font-size="11pt" fo:letter-spacing="-0.009cm" fo:font-weight="bold" style:font-size-asian="11pt" style:font-weight-asian="bold"/>
    </style:style>
    <style:style style:name="T106" style:family="text">
      <style:text-properties style:font-name="Arial" fo:font-size="11pt" fo:letter-spacing="-0.007cm" fo:font-weight="bold" style:font-size-asian="11pt" style:font-weight-asian="bold"/>
    </style:style>
    <style:style style:name="T107" style:family="text">
      <style:text-properties style:font-name="Amiri1" fo:font-size="14pt" fo:font-weight="bold" style:font-size-asian="14pt" style:font-weight-asian="bold" style:font-size-complex="14pt" style:font-weight-complex="bold"/>
    </style:style>
    <style:style style:name="T108" style:family="text">
      <style:text-properties fo:color="#ffffff" loext:opacity="100%" fo:font-style="italic" fo:background-color="#333333" loext:char-shading-value="0" style:font-style-asian="italic" style:font-style-complex="italic"/>
    </style:style>
    <style:style style:name="T109" style:family="text">
      <style:text-properties fo:color="#ffffff" loext:opacity="100%" style:font-name="BPG Gorda GPL&amp;GNU" fo:font-size="18pt" fo:letter-spacing="-0.004cm" fo:font-style="italic" fo:background-color="#333333" loext:char-shading-value="0" style:font-size-asian="18pt" style:font-style-asian="italic" style:font-size-complex="18pt" style:font-style-complex="italic"/>
    </style:style>
    <style:style style:name="T110" style:family="text">
      <style:text-properties style:font-name="Courier New" fo:font-size="9pt" style:font-name-asian="Courier New1" style:font-size-asian="9pt" style:font-name-complex="Courier New1" style:font-size-complex="9pt"/>
    </style:style>
    <style:style style:name="T111" style:family="text">
      <style:text-properties fo:font-size="14pt" style:font-size-asian="14pt"/>
    </style:style>
    <style:style style:name="T112" style:family="text">
      <style:text-properties fo:font-family="Symbol" style:font-family-generic="roman" style:font-pitch="variable" style:font-charset="x-symbol" fo:font-size="22pt" fo:letter-spacing="-0.004cm" fo:font-weight="normal" style:font-name-asian="Symbol" style:font-size-asian="22pt" style:font-weight-asian="normal" style:font-name-complex="Symbol" style:font-size-complex="22pt"/>
    </style:style>
    <style:style style:name="T113" style:family="text">
      <style:text-properties style:font-name="BPG Serif GPL&amp;GNU" fo:letter-spacing="-0.004cm" fo:font-weight="normal" style:font-weight-asian="normal"/>
    </style:style>
    <style:style style:name="T114" style:family="text">
      <style:text-properties style:font-name="Amiri1" fo:font-size="14pt" fo:font-style="italic" style:font-size-asian="14pt" style:font-style-asian="italic" style:font-size-complex="14pt" style:font-style-complex="italic"/>
    </style:style>
    <style:style style:name="T115" style:family="text">
      <style:text-properties style:font-name="Amiri1" fo:font-size="14pt" fo:letter-spacing="-0.011cm" style:font-size-asian="14pt" style:font-size-complex="14pt"/>
    </style:style>
    <style:style style:name="T116" style:family="text">
      <style:text-properties style:font-name="Amiri1" fo:font-size="14pt" fo:letter-spacing="-0.004cm" fo:font-weight="normal" style:font-size-asian="14pt" style:font-weight-asian="normal" style:font-size-complex="14pt"/>
    </style:style>
    <style:style style:name="T117" style:family="text">
      <style:text-properties style:font-name="Amiri1" fo:font-size="14pt" fo:letter-spacing="-0.004cm" style:font-size-asian="14pt" style:font-size-complex="14pt"/>
    </style:style>
    <style:style style:name="T118" style:family="text">
      <style:text-properties fo:font-family="Symbol" style:font-family-generic="roman" style:font-pitch="variable" style:font-charset="x-symbol" fo:font-size="14pt" style:font-name-asian="Symbol" style:font-size-asian="14pt" style:font-name-complex="Symbol" style:font-size-complex="14pt"/>
    </style:style>
    <style:style style:name="T119" style:family="text">
      <style:text-properties fo:font-family="Amiri" style:font-family-generic="roman" style:font-pitch="variable" fo:font-size="11pt" fo:font-style="italic" style:font-name-asian="Amiri2" style:font-size-asian="11pt" style:font-style-asian="italic"/>
    </style:style>
    <style:style style:name="T120" style:family="text">
      <style:text-properties fo:color="#ffffff" loext:opacity="100%" style:font-name="BPG Gorda GPL&amp;GNU" fo:font-size="18pt" fo:font-style="italic" fo:font-weight="bold" fo:background-color="#333333" loext:char-shading-value="0" style:font-size-asian="18pt" style:font-style-asian="italic" style:font-weight-asian="bold" style:font-size-complex="18pt" style:font-style-complex="italic" style:font-weight-complex="bold"/>
    </style:style>
    <style:style style:name="T121" style:family="text">
      <style:text-properties fo:color="#ffffff" loext:opacity="100%" fo:font-family="Symbol" style:font-family-generic="roman" style:font-pitch="variable" style:font-charset="x-symbol" fo:font-size="21pt" fo:font-style="italic" fo:font-weight="bold" fo:background-color="#333333" loext:char-shading-value="0" style:font-name-asian="Symbol" style:font-size-asian="21pt" style:font-style-asian="italic" style:font-weight-asian="bold" style:font-name-complex="Symbol" style:font-size-complex="21pt" style:font-style-complex="italic" style:font-weight-complex="bold"/>
    </style:style>
    <style:style style:name="T122" style:family="text">
      <style:text-properties fo:color="#ffffff" loext:opacity="100%" fo:font-family="'BPG Gorda GPL&amp;GNU'" style:font-family-generic="roman" style:font-pitch="variable" fo:font-size="18pt" fo:letter-spacing="-0.004cm" fo:font-style="italic" fo:background-color="#333333" loext:char-shading-value="0" style:font-size-asian="18pt" style:font-style-asian="italic" style:font-size-complex="18pt" style:font-style-complex="italic"/>
    </style:style>
    <style:style style:name="T123" style:family="text">
      <style:text-properties style:font-name="BPG Serif GPL&amp;GNU" fo:font-size="11pt" fo:font-weight="bold" style:font-size-asian="11pt" style:font-weight-asian="bold"/>
    </style:style>
    <style:style style:name="T124" style:family="text">
      <style:text-properties style:font-name="Amiri1" fo:font-size="11pt" fo:font-weight="bold" style:font-size-asian="11pt" style:font-weight-asian="bold"/>
    </style:style>
    <style:style style:name="T125" style:family="text">
      <style:text-properties fo:font-family="Symbol" style:font-family-generic="roman" style:font-pitch="variable" style:font-charset="x-symbol" fo:font-size="14pt" fo:letter-spacing="-0.004cm" fo:font-weight="normal" style:font-name-asian="Symbol" style:font-size-asian="14pt" style:font-weight-asian="normal" style:font-name-complex="Symbol" style:font-size-complex="14pt"/>
    </style:style>
    <style:style style:name="T126" style:family="text">
      <style:text-properties style:font-name="Amiri1" fo:font-size="14pt" fo:letter-spacing="-0.007cm" fo:font-weight="normal" style:font-size-asian="14pt" style:font-weight-asian="normal" style:font-size-complex="14pt" style:font-weight-complex="normal"/>
    </style:style>
    <style:style style:name="T127" style:family="text">
      <style:text-properties style:font-name="Amiri1" fo:font-size="14pt" fo:letter-spacing="-0.009cm" style:font-size-asian="14pt" style:font-size-complex="14pt"/>
    </style:style>
    <style:style style:name="T128" style:family="text">
      <style:text-properties style:font-name="Amiri1" fo:font-size="14pt" fo:letter-spacing="-0.007cm" fo:font-weight="bold" style:font-size-asian="14pt" style:font-weight-asian="bold" style:font-size-complex="14pt" style:font-weight-complex="bold"/>
    </style:style>
    <style:style style:name="T129" style:family="text">
      <style:text-properties fo:color="#ffffff" loext:opacity="100%" style:font-name="BPG Gorda GPL&amp;GNU" fo:font-size="18pt" fo:letter-spacing="-0.004cm" fo:font-style="italic" fo:background-color="#333333" loext:char-shading-value="0" style:font-name-asian="Courier New1" style:font-size-asian="18pt" style:font-style-asian="italic" style:font-name-complex="Courier New1" style:font-size-complex="18pt" style:font-style-complex="italic"/>
    </style:style>
    <style:style style:name="T130" style:family="text">
      <style:text-properties fo:color="#ffffff" loext:opacity="100%" style:font-name="Courier New" fo:font-size="9pt" fo:letter-spacing="-0.004cm" fo:font-style="italic" fo:background-color="#333333" loext:char-shading-value="0" style:font-name-asian="Courier New1" style:font-size-asian="9pt" style:font-style-asian="italic" style:font-name-complex="Courier New1" style:font-size-complex="9pt" style:font-style-complex="italic"/>
    </style:style>
    <style:style style:name="T131" style:family="text">
      <style:text-properties fo:color="#ffffff" loext:opacity="100%" fo:font-family="'BPG Gorda GPL&amp;GNU'" style:font-family-generic="roman" style:font-pitch="variable" fo:font-size="18pt" fo:letter-spacing="-0.004cm" fo:font-style="italic" fo:font-weight="bold" fo:background-color="#333333" loext:char-shading-value="0" style:font-name-asian="Courier New1" style:font-size-asian="18pt" style:font-style-asian="italic" style:font-weight-asian="bold" style:font-name-complex="Courier New1" style:font-size-complex="18pt" style:font-style-complex="italic" style:font-weight-complex="bold"/>
    </style:style>
    <style:style style:name="T132" style:family="text">
      <style:text-properties fo:color="#ffffff" loext:opacity="100%" style:font-name="BPG Gorda GPL&amp;GNU" fo:font-size="18pt" fo:letter-spacing="-0.004cm" fo:font-style="italic" fo:font-weight="bold" fo:background-color="#333333" loext:char-shading-value="0" style:font-name-asian="Courier New1" style:font-size-asian="18pt" style:font-style-asian="italic" style:font-weight-asian="bold" style:font-name-complex="Courier New1" style:font-size-complex="18pt" style:font-style-complex="italic" style:font-weight-complex="bold"/>
    </style:style>
    <style:style style:name="T133" style:family="text">
      <style:text-properties fo:color="#ffffff" loext:opacity="100%" fo:font-size="14pt" fo:letter-spacing="-0.004cm" fo:font-style="italic" fo:background-color="#333333" loext:char-shading-value="0" style:font-size-asian="14pt" style:font-style-asian="italic" style:font-size-complex="14pt" style:font-style-complex="italic"/>
    </style:style>
    <style:style style:name="T134" style:family="text">
      <style:text-properties fo:font-size="11pt" fo:letter-spacing="-0.004cm" style:text-underline-style="solid" style:text-underline-width="auto" style:text-underline-color="font-color" fo:font-weight="bold" style:font-size-asian="11pt" style:font-weight-asian="bold" style:font-weight-complex="bold"/>
    </style:style>
    <style:style style:name="T135" style:family="text">
      <style:text-properties style:font-name="BPG Serif GPL&amp;GNU" fo:letter-spacing="-0.011cm"/>
    </style:style>
    <style:style style:name="T136" style:family="text">
      <style:text-properties style:font-name="BPG Gorda GPL&amp;GNU" fo:font-size="16pt" fo:font-weight="bold" style:font-size-asian="16pt" style:font-weight-asian="bold" style:font-size-complex="16pt" style:font-weight-complex="bold"/>
    </style:style>
    <style:style style:name="T137" style:family="text">
      <style:text-properties style:font-name="BPG Gorda GPL&amp;GNU" fo:font-size="16pt" style:font-size-asian="16pt" style:font-size-complex="16pt"/>
    </style:style>
    <style:style style:name="T138" style:family="text">
      <style:text-properties fo:color="#ffffff" loext:opacity="100%" fo:font-family="'BPG Gorda GPL&amp;GNU'" style:font-family-generic="roman" style:font-pitch="variable" fo:font-size="16pt" fo:font-style="italic" fo:background-color="#333333" loext:char-shading-value="0" style:font-size-asian="16pt" style:font-style-asian="italic" style:font-size-complex="16pt" style:font-style-complex="italic"/>
    </style:style>
    <style:style style:name="T139" style:family="text">
      <style:text-properties fo:font-family="'BPG Gorda GPL&amp;GNU'" style:font-family-generic="roman" style:font-pitch="variable" fo:font-size="16pt" style:font-size-asian="16pt" style:font-size-complex="16pt"/>
    </style:style>
    <style:style style:name="T140" style:family="text">
      <style:text-properties fo:color="#ffffff" loext:opacity="100%" style:font-name="BPG Gorda GPL&amp;GNU" fo:font-size="16pt" fo:font-style="italic" fo:background-color="#333333" loext:char-shading-value="0" style:font-size-asian="16pt" style:font-style-asian="italic" style:font-size-complex="16pt" style:font-style-complex="italic"/>
    </style:style>
    <style:style style:name="T141" style:family="text">
      <style:text-properties style:font-name="Amiri1" fo:font-size="14pt" fo:letter-spacing="-0.007cm" fo:font-weight="bold" style:font-size-asian="14pt" style:font-weight-asian="bold" style:font-size-complex="14pt"/>
    </style:style>
    <style:style style:name="T142" style:family="text">
      <style:text-properties fo:color="#ffffff" loext:opacity="100%" style:font-name="BPG Gorda GPL&amp;GNU" fo:font-size="16pt" fo:font-style="italic" fo:font-weight="bold" fo:background-color="#333333" loext:char-shading-value="0" style:font-size-asian="16pt" style:font-style-asian="italic" style:font-weight-asian="bold" style:font-size-complex="16pt" style:font-style-complex="italic" style:font-weight-complex="bold"/>
    </style:style>
    <style:style style:name="T143" style:family="text">
      <style:text-properties fo:color="#ffffff" loext:opacity="100%" fo:font-family="'BPG Gorda GPL&amp;GNU'" style:font-family-generic="roman" style:font-pitch="variable" fo:font-size="16pt" fo:font-style="italic" fo:font-weight="normal" fo:background-color="#333333" loext:char-shading-value="0" style:font-size-asian="16pt" style:font-style-asian="italic" style:font-weight-asian="normal" style:font-size-complex="16pt" style:font-style-complex="italic" style:font-weight-complex="normal"/>
    </style:style>
    <style:style style:name="T144" style:family="text">
      <style:text-properties fo:color="#ffffff" loext:opacity="100%" style:font-name="BPG Gorda GPL&amp;GNU" fo:font-size="16pt" fo:font-style="italic" fo:font-weight="normal" fo:background-color="#333333" loext:char-shading-value="0" style:font-size-asian="16pt" style:font-style-asian="italic" style:font-weight-asian="normal" style:font-size-complex="16pt" style:font-style-complex="italic" style:font-weight-complex="normal"/>
    </style:style>
    <style:style style:name="T145" style:family="text">
      <style:text-properties fo:font-family="Amiri" style:font-family-generic="roman" style:font-pitch="variable" fo:font-size="14pt" style:font-name-asian="Arial MT1" style:font-size-asian="14pt" style:font-name-complex="Arial MT1" style:font-size-complex="14pt"/>
    </style:style>
    <style:style style:name="T146" style:family="text">
      <style:text-properties style:font-name="Amiri1" fo:font-size="14pt" style:font-name-asian="Arial MT1" style:font-size-asian="14pt" style:font-name-complex="Arial MT1" style:font-size-complex="14pt"/>
    </style:style>
    <style:style style:name="T147" style:family="text">
      <style:text-properties fo:color="#545454" loext:opacity="100%" fo:font-size="10pt" fo:letter-spacing="-0.018cm" style:font-size-asian="10pt"/>
    </style:style>
    <style:style style:name="T148" style:family="text">
      <style:text-properties fo:font-family="Amiri" style:font-family-generic="roman" style:font-pitch="variable" fo:font-size="30pt" fo:font-style="italic" fo:font-weight="bold" style:font-size-asian="30pt" style:font-style-asian="italic" style:font-weight-asian="bold" style:font-size-complex="30pt" style:font-style-complex="italic" style:font-weight-complex="bold"/>
    </style:style>
    <style:style style:name="T149" style:family="text">
      <style:text-properties style:font-name="Amiri1" fo:font-size="30pt" fo:font-style="italic" fo:font-weight="bold" style:font-size-asian="30pt" style:font-style-asian="italic" style:font-weight-asian="bold" style:font-size-complex="30pt" style:font-style-complex="italic" style:font-weight-complex="bold"/>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3" loext:marker-style-name="T2"><text:span text:style-name="T3">Anime Cel Pigment References</text:span><text:span text:style-name="T4"> <text:line-break/>Preservation Project (v1.1)</text:span></text:p>
      <text:p text:style-name="P4" loext:marker-style-name="T5"/>
      <text:p text:style-name="P5" loext:marker-style-name="T5"/>
      <text:p text:style-name="P5" loext:marker-style-name="T5"/>
      <text:p text:style-name="P5" loext:marker-style-name="T5"/>
      <text:p text:style-name="P6" loext:marker-style-name="T6"><text:span text:style-name="T7">Technical</text:span><text:span text:style-name="T8"> </text:span><text:span text:style-name="T7">specifications</text:span><text:span text:style-name="T8"> </text:span><text:span text:style-name="T7">for</text:span><text:span text:style-name="T8"> STAC / Taiyo-Shikisai /<text:line-break/> USA-Cartoon Colour Cel-Vinyl colour charts<text:line-break/> including </text:span><text:span text:style-name="T9"></text:span><text:span text:style-name="T10"> </text:span><text:span text:style-name="T7">sRGB / CMYK / PANTONE matching system.</text:span></text:p>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8" loext:marker-style-name="T6"><text:span text:style-name="T6"><text:line-break/></text:span><text:span text:style-name="T6"/></text:p>
      <text:p text:style-name="P7" loext:marker-style-name="T6"/>
      <text:p text:style-name="P9" loext:marker-style-name="T6"/>
      <text:p text:style-name="P9" loext:marker-style-name="T6"/>
      <text:p text:style-name="P9" loext:marker-style-name="T6"/>
      <text:p text:style-name="P9" loext:marker-style-name="T6"/>
      <text:p text:style-name="P9" loext:marker-style-name="T6"/>
      <text:p text:style-name="P10" loext:marker-style-name="T6"><text:span text:style-name="T7">Version 1.1 • August, 2025<text:line-break/> European</text:span><text:span text:style-name="T11"> </text:span><text:span text:style-name="T7">ICC</text:span><text:span text:style-name="T11"> </text:span><text:span text:style-name="T7">Profile (ECI/FOGRA)</text:span><text:span text:style-name="T12"><text:line-break/>Alexandr Gomez</text:span></text:p>
      <text:p text:style-name="P11" loext:marker-style-name="T13"/>
      <text:p text:style-name="P12" loext:marker-style-name="T13"/>
      <text:p text:style-name="P12" loext:marker-style-name="T13"/>
      <text:p text:style-name="P12" loext:marker-style-name="T13"/>
      <text:p text:style-name="P12" loext:marker-style-name="T13"/>
      <text:p text:style-name="P13" loext:marker-style-name="T14"/>
      <text:p text:style-name="P14" loext:marker-style-name="T15"><text:span text:style-name="T16">Intentionally <text:s/>left <text:s/>blank</text:span><text:span text:style-name="T16"/></text:p>
      <text:p text:style-name="P15" loext:marker-style-name="T2"><text:span text:style-name="T17">Technical</text:span><text:span text:style-name="T18"> </text:span><text:span text:style-name="T17">Colour</text:span><text:span text:style-name="T18"> </text:span><text:span text:style-name="T17">Workflow</text:span><text:span text:style-name="T18"> </text:span><text:span text:style-name="T17">for</text:span><text:span text:style-name="T18"> almost any classic Anime / Cel P</text:span><text:span text:style-name="T17">igment Charts</text:span></text:p>
      <text:p text:style-name="P12" loext:marker-style-name="T13"/>
      <text:p text:style-name="P16" loext:marker-style-name="T15"><text:span text:style-name="T19">SUMMARY</text:span><text:span text:style-name="T19"/></text:p>
      <text:p text:style-name="P17"><text:span text:style-name="T20">This document consolidates sources, specifications, decisions, <text:line-break/>and reference</text:span><text:span text:style-name="T21"> </text:span><text:span text:style-name="T20">code</text:span><text:span text:style-name="T21"> </text:span><text:span text:style-name="T20">to</text:span><text:span text:style-name="T21"> </text:span><text:span text:style-name="T20">generate </text:span><text:span text:style-name="T22">Lab, HSL,</text:span><text:span text:style-name="T21"> </text:span><text:span text:style-name="T20">sRGB,</text:span><text:span text:style-name="T21"> </text:span><text:span text:style-name="T20">CMYK</text:span><text:span text:style-name="T21"> </text:span><text:span text:style-name="T20">samples</text:span><text:span text:style-name="T21"> <text:line-break/></text:span><text:span text:style-name="T20">and</text:span><text:span text:style-name="T21"> </text:span><text:span text:style-name="T20">identify</text:span><text:span text:style-name="T21"> </text:span><text:span text:style-name="T20">closest Pantone tones from CIE L*a*b* values for:</text:span></text:p>
      <text:p text:style-name="P18" loext:marker-style-name="T23"/>
      <text:p text:style-name="P19" loext:marker-style-name="T24"><text:span text:style-name="T25">* </text:span><text:span text:style-name="T26">スタック</text:span><text:span text:style-name="T25">（</text:span><text:span text:style-name="T27">STAC：Saito Tele-Anima Colors Co. Ltd.）<text:line-break/></text:span><text:span text:style-name="T25"><text:line-break/>* </text:span><text:span text:style-name="T26">太陽色彩</text:span><text:span text:style-name="T25">（</text:span><text:span text:style-name="T27">TAIYO-SHIKISAI/ 太陽色彩株式会社 ANIMATION. PAINT）<text:line-break/></text:span><text:span text:style-name="T25"><text:line-break/>* </text:span><text:span text:style-name="T28">Cartoon Cel-Vinyl</text:span><text:span text:style-name="T25"> Colour Charts</text:span></text:p>
      <text:p text:style-name="P20" loext:marker-style-name="T29"/>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2" loext:marker-style-name="T30"><text:span text:style-name="T31">Version: 1.1 • Date: 24/08/2025 • Scope: Europe (ICC ECI/FOGRA commercial printing </text:span><text:span text:style-name="T32">profiles)</text:span></text:p>
      <text:p text:style-name="P23">PART 1: <text:s text:c="2"/>Technical Specs</text:p>
      <text:p text:style-name="P24" loext:marker-style-name="T13"/>
      <text:p text:style-name="Text_20_body" loext:marker-style-name="T15"><text:span text:style-name="T33">1. <text:tab/></text:span><text:span text:style-name="T34">Project S</text:span><text:span text:style-name="T35">ources <text:tab/></text:span><text:span text:style-name="T33"><text:tab/><text:tab/><text:tab/><text:tab/><text:tab/><text:tab/>Page </text:span><text:span text:style-name="T36">5</text:span></text:p>
      <text:p text:style-name="Text_20_body" loext:marker-style-name="T15"><text:span text:style-name="T33">2. <text:tab/></text:span><text:span text:style-name="T35">ICC Profiles for printing </text:span><text:span text:style-name="T33"><text:tab/><text:tab/><text:tab/><text:tab/><text:tab/> Page </text:span><text:span text:style-name="T36">8</text:span></text:p>
      <text:p text:style-name="Text_20_body" loext:marker-style-name="T15"><text:span text:style-name="T33">3. <text:tab/></text:span><text:span text:style-name="T35">Colour Processing <text:s/></text:span><text:span text:style-name="T33"><text:tab/><text:tab/><text:tab/><text:tab/><text:tab/><text:tab/>Page </text:span><text:span text:style-name="T36">9</text:span></text:p>
      <text:p text:style-name="Text_20_body" loext:marker-style-name="T15"><text:span text:style-name="T33">4. <text:tab/></text:span><text:span text:style-name="T35">Pantone Matching <text:s/></text:span><text:span text:style-name="T33"><text:tab/><text:tab/><text:tab/><text:tab/><text:tab/><text:tab/>Page 1</text:span><text:span text:style-name="T36">2</text:span></text:p>
      <text:p text:style-name="Text_20_body" loext:marker-style-name="T15"><text:span text:style-name="T33">5. <text:tab/></text:span><text:span text:style-name="T35">Quality Preservation <text:s/></text:span><text:span text:style-name="T33"><text:tab/><text:tab/><text:tab/><text:tab/><text:tab/><text:tab/>Page 1</text:span><text:span text:style-name="T36">4</text:span></text:p>
      <text:p text:style-name="Text_20_body" loext:marker-style-name="T15"><text:span text:style-name="T33">6. <text:tab/></text:span><text:span text:style-name="T35">Considerations &amp; Final Notes<text:tab/></text:span><text:span text:style-name="T33"><text:tab/><text:tab/><text:tab/><text:tab/>Page 1</text:span><text:span text:style-name="T36">7</text:span></text:p>
      <text:p text:style-name="P25" loext:marker-style-name="T37"/>
      <text:p text:style-name="P26" loext:marker-style-name="T38"><text:span text:style-name="T39"><text:tab/></text:span><text:span text:style-name="T40">──────────────────────────────────────────────────────</text:span></text:p>
      <text:p text:style-name="P27" loext:marker-style-name="T41"/>
      <text:p text:style-name="P28">PART 2: <text:s/><text:tab/> <text:s/>Cel Anime History</text:p>
      <text:p text:style-name="P21" loext:marker-style-name="T13"/>
      <text:p text:style-name="P29" loext:marker-style-name="T15"><text:span text:style-name="T42"><text:tab/>Cel Animation Manufacturing Process</text:span><text:span text:style-name="T33"><text:tab/><text:tab/><text:tab/>Page </text:span><text:span text:style-name="T36">21</text:span></text:p>
      <text:p text:style-name="P29" loext:marker-style-name="T15"><text:span text:style-name="T33"><text:s/><text:tab/></text:span><text:span text:style-name="T34">Colour Direction Notes, by Tsujita Kunio </text:span><text:span text:style-name="T33"><text:tab/><text:tab/> <text:s text:c="12"/>Page <text:s/></text:span><text:span text:style-name="T36">31</text:span></text:p>
      <text:p text:style-name="P25" loext:marker-style-name="T37"/>
      <text:p text:style-name="P26" loext:marker-style-name="T38"><text:span text:style-name="T43"><text:tab/></text:span><text:span text:style-name="T44">──────────────────────────────────────────────────────</text:span></text:p>
      <text:p text:style-name="P21" loext:marker-style-name="T13"/>
      <text:p text:style-name="P28">PART 3: <text:s text:c="2"/>Colour Charts</text:p>
      <text:p text:style-name="P21" loext:marker-style-name="T13"/>
      <text:p text:style-name="P29" loext:marker-style-name="T15"><text:span text:style-name="T33"><text:s/><text:tab/></text:span><text:span text:style-name="T42">Visual Indices </text:span><text:span text:style-name="T36">Info</text:span><text:span text:style-name="T33"><text:tab/><text:tab/><text:tab/><text:tab/><text:tab/><text:tab/>Page </text:span><text:span text:style-name="T36">35</text:span></text:p>
      <text:p text:style-name="P29" loext:marker-style-name="T15"><text:span text:style-name="T33"><text:s/><text:tab/></text:span><text:span text:style-name="T42">STAC <text:s/>- <text:s/>Base</text:span><text:span text:style-name="T35"> <text:s/></text:span><text:span text:style-name="T34">chart</text:span><text:span text:style-name="T33"><text:tab/><text:tab/><text:tab/><text:tab/><text:tab/><text:tab/> Page </text:span><text:span text:style-name="T36">36</text:span></text:p>
      <text:p text:style-name="P29" loext:marker-style-name="T15"><text:span text:style-name="T33"><text:s/><text:tab/></text:span><text:span text:style-name="T42">STAC <text:s/>- <text:s/>“</text:span><text:span text:style-name="T36">X</text:span><text:span text:style-name="T42">”</text:span><text:span text:style-name="T35"> <text:s/></text:span><text:span text:style-name="T34">chart</text:span><text:span text:style-name="T35"> </text:span><text:span text:style-name="T33"><text:tab/><text:tab/><text:tab/><text:tab/><text:tab/><text:tab/>Page </text:span><text:span text:style-name="T36">40</text:span></text:p>
      <text:p text:style-name="P29" loext:marker-style-name="T15"><text:span text:style-name="T33"><text:s/><text:tab/></text:span><text:span text:style-name="T42">STAC</text:span><text:span text:style-name="T35"> <text:s/>- <text:s/>“</text:span><text:span text:style-name="T45">A</text:span><text:span text:style-name="T34">” chart</text:span><text:span text:style-name="T33"><text:tab/><text:tab/><text:tab/><text:tab/><text:tab/><text:tab/>Page </text:span><text:span text:style-name="T36">42</text:span></text:p>
      <text:p text:style-name="P29" loext:marker-style-name="T15"><text:span text:style-name="T33"><text:s/><text:tab/></text:span><text:span text:style-name="T42">STAC – “Old Chart”</text:span><text:span text:style-name="T35"> <text:s/></text:span><text:span text:style-name="T33"><text:tab/><text:tab/><text:tab/><text:tab/><text:tab/><text:tab/>Page </text:span><text:span text:style-name="T36">43</text:span></text:p>
      <text:p text:style-name="P29" loext:marker-style-name="T15"><text:span text:style-name="T33"><text:s/><text:tab/></text:span><text:span text:style-name="T42">Taiyo-Shikisai Chart</text:span><text:span text:style-name="T35"><text:tab/></text:span><text:span text:style-name="T33"><text:tab/><text:tab/><text:tab/><text:tab/><text:tab/>Page </text:span><text:span text:style-name="T36">45</text:span></text:p>
      <text:p text:style-name="P30" loext:marker-style-name="T15"><text:s/><text:tab/><text:span text:style-name="T36">Cartoon CEL-VINYL Chart</text:span><text:span text:style-name="T35"><text:tab/></text:span><text:span text:style-name="T33"><text:tab/><text:tab/><text:tab/><text:tab/>Page </text:span><text:span text:style-name="T36">58</text:span></text:p>
      <text:p text:style-name="P31" loext:marker-style-name="T15"/>
      <text:p text:style-name="P32">From page 60 to the end of the document, <text:line-break/>a visual and technical sheet for each colour is included</text:p>
      <text:p text:style-name="P33"/>
      <text:p text:style-name="P34" loext:marker-style-name="T30"><text:soft-page-break/></text:p>
      <text:p text:style-name="P34" loext:marker-style-name="T30"/>
      <text:p text:style-name="P34" loext:marker-style-name="T30"/>
      <text:p text:style-name="P35" loext:marker-style-name="T30"/>
      <text:h text:style-name="P36" text:outline-level="2" loext:marker-style-name="T46"><text:span text:style-name="T47">1.<text:tab/>Sources </text:span><text:span text:style-name="T46">(LAB,</text:span><text:span text:style-name="T47"> </text:span><text:span text:style-name="T46">RGB,</text:span><text:span text:style-name="T47"> </text:span><text:span text:style-name="T46">Hex</text:span><text:span text:style-name="T47"> </text:span><text:span text:style-name="T46">sRGB, Hex ProPhoto, HSL)</text:span></text:h>
      <text:p text:style-name="P37"><text:span text:style-name="T48"><text:line-break/>The</text:span><text:span text:style-name="T49"> c</text:span><text:span text:style-name="T48">olour</text:span><text:span text:style-name="T49"> </text:span><text:span text:style-name="T48">specifications</text:span><text:span text:style-name="T49"> </text:span><text:span text:style-name="T48">originate</text:span><text:span text:style-name="T49"> </text:span><text:span text:style-name="T48">from</text:span><text:span text:style-name="T49"> </text:span><text:span text:style-name="T48">captures</text:span><text:span text:style-name="T49"> </text:span><text:span text:style-name="T48">and</text:span><text:span text:style-name="T49"> </text:span><text:span text:style-name="T48">measurements</text:span><text:span text:style-name="T49"> </text:span><text:span text:style-name="T48">performed</text:span><text:span text:style-name="T49"> </text:span><text:span text:style-name="T48">on</text:span><text:span text:style-name="T49"> </text:span><text:span text:style-name="T48">pigment charts for cels (vinyl). Original dataset (with no Pantone nor CMYK conversions) was sourced from the Kanzenshuu community forum:</text:span></text:p>
      <text:p text:style-name="P38"><text:span text:style-name="T50"><text:line-break/></text:span><text:a xlink:type="simple" xlink:href="http://www.kanzenshuu.com/forum/viewtopic.php?t=19448" text:style-name="ListLabel_20_46" text:visited-style-name="ListLabel_20_46"><text:span text:style-name="T51">https://www.kanzenshuu.com/forum/viewtopic.php?t=19448</text:span></text:a></text:p>
      <text:p text:style-name="P39"/>
      <text:p text:style-name="P40" loext:marker-style-name="T52"/>
      <text:p text:style-name="P41" loext:marker-style-name="T52"><text:span text:style-name="T53">A large part of this work has been based on the complete spectrophotometry carried out for that document. Unfortunately, it has not yet been possible to locate <text:line-break/>and contact the person who performed those measurements.</text:span><text:span text:style-name="T53"/></text:p>
      <text:p text:style-name="P42" loext:marker-style-name="T52"><text:span text:style-name="T53"><text:s text:c="10"/>This project, and this document, will be updated once contact is established.</text:span><text:span text:style-name="T53"/></text:p>
      <text:p text:style-name="P43" loext:marker-style-name="T37"/>
      <text:p text:style-name="P44" loext:marker-style-name="T38"><text:span text:style-name="T54"><text:tab/></text:span><text:span text:style-name="T55">──────────────────────────────────────────────────────</text:span></text:p>
      <text:p text:style-name="P45" loext:marker-style-name="T56"/>
      <text:p text:style-name="P46" loext:marker-style-name="T57"><text:span text:style-name="T58"><text:s/>- Original Measuring Details - <text:s text:c="2"/></text:span><text:span text:style-name="T58"/></text:p>
      <text:p text:style-name="P47" loext:marker-style-name="T59"/>
      <text:p text:style-name="P48" loext:marker-style-name="T50"/>
      <text:p text:style-name="P49" loext:marker-style-name="T6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 loext:marker-style-name="T61"><text:span text:style-name="T61">Measuring </text:span><text:span text:style-name="T62">Device</text:span></text:p>
          </table:table-cell>
          <table:table-cell table:style-name="Table1.A1" office:value-type="string">
            <text:p text:style-name="P50" loext:marker-style-name="T61"><text:span text:style-name="T61">Date </text:span><text:span text:style-name="T62">Created</text:span></text:p>
          </table:table-cell>
          <table:table-cell table:style-name="Table1.A1" office:value-type="string">
            <text:p text:style-name="P51" loext:marker-style-name="T61"><text:span text:style-name="T62">Notes</text:span><text:span text:style-name="T62"/></text:p>
          </table:table-cell>
        </table:table-row>
        <table:table-row table:style-name="Table1.2">
          <table:table-cell table:style-name="Table1.A2" office:value-type="string">
            <text:p text:style-name="P50" loext:marker-style-name="T30"><text:span text:style-name="T30">Epson Perfection </text:span><text:span text:style-name="T63">v600</text:span></text:p>
          </table:table-cell>
          <table:table-cell table:style-name="Table1.B2" office:value-type="string">
            <text:p text:style-name="P50" loext:marker-style-name="T30"><text:span text:style-name="T30">2021-12-</text:span><text:span text:style-name="T64">27</text:span></text:p>
          </table:table-cell>
          <table:table-cell table:style-name="Table1.C2" office:value-type="string">
            <text:p text:style-name="P52" loext:marker-style-name="T30"><text:span text:style-name="T30">48-bit</text:span><text:span text:style-name="T65"> </text:span><text:span text:style-name="T30">scanning,</text:span><text:span text:style-name="T65"> </text:span><text:span text:style-name="T30">ProPhoto</text:span><text:span text:style-name="T65"> </text:span><text:span text:style-name="T30">RGB embedded ICC profile</text:span></text:p>
          </table:table-cell>
        </table:table-row>
        <table:table-row table:style-name="Table1.2">
          <table:table-cell table:style-name="Table1.A3" office:value-type="string">
            <text:p text:style-name="P50" loext:marker-style-name="T30"><text:span text:style-name="T30">ColourMunki </text:span><text:span text:style-name="T66">Photo</text:span></text:p>
          </table:table-cell>
          <table:table-cell table:style-name="Table1.B3" office:value-type="string">
            <text:p text:style-name="P50" loext:marker-style-name="T30"><text:span text:style-name="T30">2024-05-</text:span><text:span text:style-name="T64">23</text:span></text:p>
          </table:table-cell>
          <table:table-cell table:style-name="Table1.C3" office:value-type="string">
            <text:p text:style-name="P53" loext:marker-style-name="T30"><text:span text:style-name="T30">Spectrophotometric</text:span><text:span text:style-name="T67"> </text:span><text:span text:style-name="T30">remeasurement D50/2° standard observer</text:span></text:p>
          </table:table-cell>
        </table:table-row>
        <table:table-row table:style-name="Table1.2">
          <table:table-cell table:style-name="Table1.A4" office:value-type="string">
            <text:p text:style-name="P50" loext:marker-style-name="T30"><text:span text:style-name="T30">X-Rite i1Pro </text:span><text:span text:style-name="T68">2</text:span></text:p>
          </table:table-cell>
          <table:table-cell table:style-name="Table1.B4" office:value-type="string">
            <text:p text:style-name="P50" loext:marker-style-name="T30"><text:span text:style-name="T30">2025-04-</text:span><text:span text:style-name="T64">09</text:span></text:p>
          </table:table-cell>
          <table:table-cell table:style-name="Table1.C4" office:value-type="string">
            <text:p text:style-name="P53" loext:marker-style-name="T30"><text:span text:style-name="T30">Final wide-gamut capture addressing</text:span><text:span text:style-name="T67"> </text:span><text:span text:style-name="T30">metamerism</text:span><text:span text:style-name="T67"> </text:span><text:span text:style-name="T30">issues</text:span></text:p>
          </table:table-cell>
        </table:table-row>
      </table:table>
      <text:h text:style-name="P54" text:outline-level="3" loext:marker-style-name="T69"><text:span text:style-name="T70"><text:s/>- Technical <text:s/>scanning <text:s/>and <text:s/>conversion <text:s/></text:span><text:span text:style-name="T71">specifications notes <text:s text:c="2"/>-</text:span></text:h>
      <text:h text:style-name="P55" text:outline-level="3" loext:marker-style-name="T72"/>
      <text:list text:style-name="WWNum2">
        <text:list-item>
          <text:list>
            <text:list-item>
              <text:p text:style-name="P56" loext:marker-style-name="T50"><text:span text:style-name="T50">Many</text:span><text:span text:style-name="T73"> </text:span><text:span text:style-name="T50">pigment</text:span><text:span text:style-name="T73"> </text:span><text:span text:style-name="T50">Colours</text:span><text:span text:style-name="T73"> </text:span><text:span text:style-name="T50">exceed</text:span><text:span text:style-name="T73"> </text:span><text:span text:style-name="T50">sRGB</text:span><text:span text:style-name="T73"> </text:span><text:span text:style-name="T50">gamut</text:span><text:span text:style-name="T73"> </text:span><text:span text:style-name="T50">boundaries.</text:span><text:span text:style-name="T73"> </text:span><text:span text:style-name="T50">Accurate</text:span><text:span text:style-name="T73"> </text:span><text:span text:style-name="T50">display</text:span><text:span text:style-name="T73"> </text:span><text:span text:style-name="T50">requires Rec.2020 compatible monitors (limited availability as of 2021).</text:span></text:p>
            </text:list-item>
            <text:list-item>
              <text:p text:style-name="P57" loext:marker-style-name="T50"><text:span text:style-name="T50">Original</text:span><text:span text:style-name="T74"> </text:span><text:span text:style-name="T50">charts</text:span><text:span text:style-name="T74"> </text:span><text:span text:style-name="T50">scanned</text:span><text:span text:style-name="T74"> </text:span><text:span text:style-name="T50">at</text:span><text:span text:style-name="T74"> </text:span><text:span text:style-name="T50">48-bit</text:span><text:span text:style-name="T74"> </text:span><text:span text:style-name="T50">depth,</text:span><text:span text:style-name="T74"> </text:span><text:span text:style-name="T50">saved</text:span><text:span text:style-name="T74"> </text:span><text:span text:style-name="T50">as</text:span><text:span text:style-name="T74"> </text:span><text:span text:style-name="T50">TIFF</text:span><text:span text:style-name="T74"> </text:span><text:span text:style-name="T50">with</text:span><text:span text:style-name="T74"> </text:span><text:span text:style-name="T50">embedded</text:span><text:span text:style-name="T74"> </text:span><text:span text:style-name="T50">ProPhoto</text:span><text:span text:style-name="T74"> </text:span><text:span text:style-name="T50">RGB ICC profile for maximum Colour fidelity.</text:span></text:p>
            </text:list-item>
            <text:list-item>
              <text:p text:style-name="P58" loext:marker-style-name="T50"><text:span text:style-name="T50">Spectrophotometric</text:span><text:span text:style-name="T75"> </text:span><text:span text:style-name="T50">remeasurement</text:span><text:span text:style-name="T75"> </text:span><text:span text:style-name="T50">provided</text:span><text:span text:style-name="T75"> </text:span><text:span text:style-name="T50">device-independent</text:span><text:span text:style-name="T75"> </text:span><text:span text:style-name="T50">CIE</text:span><text:span text:style-name="T75"> </text:span><text:span text:style-name="T50">L*a*b*</text:span><text:span text:style-name="T75"> </text:span><text:span text:style-name="T50">values</text:span><text:span text:style-name="T75"> </text:span><text:span text:style-name="T50">as ground truth references.</text:span></text:p>
            </text:list-item>
            <text:list-item>
              <text:p text:style-name="P59" loext:marker-style-name="T50"><text:span text:style-name="T50">Derived</text:span><text:span text:style-name="T73"> </text:span><text:span text:style-name="T50">sRGB</text:span><text:span text:style-name="T73"> </text:span><text:span text:style-name="T50">values</text:span><text:span text:style-name="T73"> </text:span><text:span text:style-name="T50">computed</text:span><text:span text:style-name="T73"> </text:span><text:span text:style-name="T50">from</text:span><text:span text:style-name="T73"> </text:span><text:span text:style-name="T50">L*a*b*</text:span><text:span text:style-name="T73"> </text:span><text:span text:style-name="T50">coordinates</text:span><text:span text:style-name="T73"> </text:span><text:span text:style-name="T50">with</text:span><text:span text:style-name="T73"> </text:span><text:span text:style-name="T50">gamut</text:span><text:span text:style-name="T73"> </text:span><text:span text:style-name="T50">clipping</text:span><text:span text:style-name="T73"> </text:span><text:span text:style-name="T50">applied when Colours fall outside sRGB boundaries.</text:span></text:p>
            </text:list-item>
            <text:list-item>
              <text:p text:style-name="P60" loext:marker-style-name="T50"><text:span text:style-name="T50">Neutral</text:span><text:span text:style-name="T73"> </text:span><text:span text:style-name="T50">reference</text:span><text:span text:style-name="T73"> </text:span><text:span text:style-name="T50">points</text:span><text:span text:style-name="T73"> </text:span><text:span text:style-name="T50">standardized:</text:span>Closest Pantone calculation from L*a*b* <text:span text:style-name="T76">(</text:span><text:span text:style-name="T77">D</text:span><text:span text:style-name="T76">E00)</text:span><text:span text:style-name="T73"><text:line-break/> <text:s text:c="4"/></text:span><text:span text:style-name="T78"><text:s/></text:span><text:span text:style-name="T79">BLACK</text:span><text:span text:style-name="T78"> </text:span><text:span text:style-name="T79">at</text:span><text:span text:style-name="T78"> </text:span><text:span text:style-name="T79">LAB(6,0,0)</text:span><text:span text:style-name="T78"> </text:span><text:span text:style-name="T80"></text:span><text:span text:style-name="T81"> </text:span><text:span text:style-name="T79">sRGB(19,19,19),</text:span><text:span text:style-name="T78"> </text:span><text:span text:style-name="T79">WHITE at LAB(95,0,0) </text:span><text:span text:style-name="T80"></text:span><text:span text:style-name="T81"> </text:span><text:span text:style-name="T79">sRGB(240,240,240)</text:span></text:p>
            </text:list-item>
            <text:list-item>
              <text:p text:style-name="P61" loext:marker-style-name="T50"><text:span text:style-name="T50">STAC &lt;-&gt;</text:span><text:span text:style-name="T82"> </text:span><text:span text:style-name="T50">Taiyo-Shikisai</text:span><text:span text:style-name="T73"> </text:span><text:span text:style-name="T79">conversions</text:span><text:span text:style-name="T78"> </text:span><text:span text:style-name="T79">implemented</text:span><text:span text:style-name="T78"> </text:span><text:span text:style-name="T79">via</text:span><text:span text:style-name="T78"> </text:span><text:span text:style-name="T79">Toei</text:span><text:span text:style-name="T78"> </text:span><text:span text:style-name="T79">Animation</text:span><text:span text:style-name="T78"> </text:span><text:span text:style-name="T79">in-house</text:span><text:span text:style-name="T78"> </text:span><text:span text:style-name="T79">lookup table</text:span><text:span text:style-name="T50"> (not physically equivalent Colours).</text:span></text:p>
            </text:list-item>
            <text:list-item>
              <text:p text:style-name="P62" loext:marker-style-name="T50"><text:span text:style-name="T50">Physical</text:span><text:span text:style-name="T75"> </text:span><text:span text:style-name="T50">chart</text:span><text:span text:style-name="T75"> </text:span><text:span text:style-name="T50">aging</text:span><text:span text:style-name="T75"> </text:span><text:span text:style-name="T50">and</text:span><text:span text:style-name="T75"> </text:span><text:span text:style-name="T50">yellowing</text:span><text:span text:style-name="T75"> </text:span><text:span text:style-name="T50">affected</text:span><text:span text:style-name="T75"> </text:span><text:span text:style-name="T50">low-saturation/high-lightness</text:span><text:span text:style-name="T75"> </text:span><text:span text:style-name="T50">samples. Retrobright treatment applied to restore accuracy.</text:span></text:p>
            </text:list-item>
          </text:list>
        </text:list-item>
      </text:list>
      <text:p text:style-name="P63" loext:marker-style-name="T50"/>
      <text:p text:style-name="P63" loext:marker-style-name="T50"/>
      <text:p text:style-name="P64" loext:marker-style-name="T83"/>
      <text:p text:style-name="P46" loext:marker-style-name="T69"><text:span text:style-name="T84"><text:s/>- Database <text:s/>evolution <text:s/></text:span><text:span text:style-name="T85">timeline <text:s/>- : <text:s/></text:span></text:p>
      <text:p text:style-name="P65" loext:marker-style-name="T86"/>
      <table:table table:name="Table2" table:style-name="Table2">
        <table:table-column table:style-name="Table2.A"/>
        <table:table-column table:style-name="Table2.B"/>
        <table:table-row table:style-name="Table2.1">
          <table:table-cell table:style-name="Table2.A1" office:value-type="string">
            <text:p text:style-name="P66" loext:marker-style-name="T61"><text:span text:style-name="T87">Date</text:span><text:span text:style-name="T87"/></text:p>
          </table:table-cell>
          <table:table-cell table:style-name="Table2.A1" office:value-type="string">
            <text:p text:style-name="P66" loext:marker-style-name="T61"><text:span text:style-name="T61">Update </text:span><text:span text:style-name="T62">Description</text:span></text:p>
          </table:table-cell>
        </table:table-row>
        <table:table-row table:style-name="Table2.2">
          <table:table-cell table:style-name="Table2.A2" office:value-type="string">
            <text:p text:style-name="P67" loext:marker-style-name="T30"/>
            <text:p text:style-name="P68" loext:marker-style-name="T30"/>
            <text:p text:style-name="Table_20_Paragraph" loext:marker-style-name="T88"><text:span text:style-name="T88">2025-08-24</text:span><text:span text:style-name="T88"/></text:p>
          </table:table-cell>
          <table:table-cell table:style-name="Table2.B2" office:value-type="string">
            <text:p text:style-name="P69" loext:marker-style-name="T88"><text:span text:style-name="T88">Consolidation for STAC / TAIYO / USA CARTOON colour charts by including CMYK and closest Pantone values (using a </text:span><text:span text:style-name="T89">PSOcoated V3 ICC colour profile).</text:span></text:p>
            <text:p text:style-name="P70" loext:marker-style-name="T90"><text:span text:style-name="T89">All the colour charts catalogued in one document (this one!) as faithfully as possible to the original values, both in print (CMYK) and digitally on screen (sRGB).</text:span><text:span text:style-name="T90"/></text:p>
            <text:p text:style-name="P71" loext:marker-style-name="T90"/>
          </table:table-cell>
        </table:table-row>
        <table:table-row table:style-name="Table2.2">
          <table:table-cell table:style-name="Table2.A3" table:number-columns-spanned="2" office:value-type="string">
            <text:p text:style-name="P72" loext:marker-style-name="T91"><text:span text:style-name="T91">From here backwards, it corresponds to the original Excel work<text:line-break/> provided in the forum</text:span><text:span text:style-name="T91"/></text:p>
          </table:table-cell>
          <table:covered-table-cell/>
        </table:table-row>
        <table:table-row table:style-name="Table2.2">
          <table:table-cell table:style-name="Table2.A4" office:value-type="string">
            <text:p text:style-name="P67" loext:marker-style-name="T30"/>
            <text:p text:style-name="Table_20_Paragraph" loext:marker-style-name="T30"><text:span text:style-name="T30">2022-05-</text:span><text:span text:style-name="T64">18</text:span></text:p>
          </table:table-cell>
          <table:table-cell table:style-name="Table2.B4" office:value-type="string">
            <text:p text:style-name="P73" loext:marker-style-name="T30"><text:span text:style-name="T30">Integration of older STAC chart scan Colour code nomenclature updates Deprecated</text:span><text:span text:style-name="T65"> </text:span><text:span text:style-name="T30">codes</text:span><text:span text:style-name="T65"> </text:span><text:span text:style-name="T30">mapping</text:span><text:span text:style-name="T65"> </text:span><text:span text:style-name="T30">established</text:span></text:p>
          </table:table-cell>
        </table:table-row>
        <table:table-row table:style-name="Table2.5">
          <table:table-cell table:style-name="Table2.A5" office:value-type="string">
            <text:p text:style-name="P66" loext:marker-style-name="T30"><text:span text:style-name="T30">2022-07-</text:span><text:span text:style-name="T64">25</text:span></text:p>
          </table:table-cell>
          <table:table-cell table:style-name="Table2.B5" office:value-type="string">
            <text:p text:style-name="P74" loext:marker-style-name="T30"><text:span text:style-name="T30">ProPhoto</text:span><text:span text:style-name="T68"> </text:span><text:span text:style-name="T30">RGB</text:span><text:span text:style-name="T68"> </text:span><text:span text:style-name="T30">hexadecimal</text:span><text:span text:style-name="T68"> </text:span><text:span text:style-name="T30">values</text:span><text:span text:style-name="T68"> </text:span><text:span text:style-name="T30">added for workflow convenience</text:span></text:p>
          </table:table-cell>
        </table:table-row>
        <table:table-row table:style-name="Table2.1">
          <table:table-cell table:style-name="Table2.A6" office:value-type="string">
            <text:p text:style-name="P66" loext:marker-style-name="T30"><text:span text:style-name="T30">2023-01-</text:span><text:span text:style-name="T64">19</text:span></text:p>
          </table:table-cell>
          <table:table-cell table:style-name="Table2.B6" office:value-type="string">
            <text:p text:style-name="P66" loext:marker-style-name="T30"><text:span text:style-name="T30">Complete X-Colour chart </text:span><text:span text:style-name="T66">digitization</text:span></text:p>
          </table:table-cell>
        </table:table-row>
        <text:soft-page-break/>
        <table:table-row table:style-name="Table2.7">
          <table:table-cell table:style-name="Table2.A7" office:value-type="string">
            <text:p text:style-name="P66" loext:marker-style-name="T30"><text:span text:style-name="T30">2023-01-</text:span><text:span text:style-name="T64">20</text:span></text:p>
          </table:table-cell>
          <table:table-cell table:style-name="Table2.B7" office:value-type="string">
            <text:p text:style-name="P75" loext:marker-style-name="T30"><text:span text:style-name="T30">STAC A-Colour (</text:span><text:span text:style-name="T92">those created by TOEI for USA animes</text:span><text:span text:style-name="T30">) chart </text:span><text:span text:style-name="T66">integration</text:span></text:p>
          </table:table-cell>
        </table:table-row>
        <table:table-row table:style-name="Table2.5">
          <table:table-cell table:style-name="Table2.A8" office:value-type="string">
            <text:p text:style-name="P66" loext:marker-style-name="T30"><text:span text:style-name="T30">2023-01-</text:span><text:span text:style-name="T64">27</text:span></text:p>
          </table:table-cell>
          <table:table-cell table:style-name="Table2.B8" office:value-type="string">
            <text:p text:style-name="P76" loext:marker-style-name="T30"><text:span text:style-name="T30">sRGB</text:span><text:span text:style-name="T93"> </text:span><text:span text:style-name="T30">HSL</text:span><text:span text:style-name="T93"> </text:span><text:span text:style-name="T30">values</text:span><text:span text:style-name="T93"> </text:span><text:span text:style-name="T30">computed</text:span><text:span text:style-name="T93"> </text:span><text:span text:style-name="T30">and</text:span><text:span text:style-name="T93"> </text:span><text:span text:style-name="T30">added for UI/web design applications</text:span></text:p>
          </table:table-cell>
        </table:table-row>
        <table:table-row table:style-name="Table2.5">
          <table:table-cell table:style-name="Table2.A9" office:value-type="string">
            <text:p text:style-name="P66" loext:marker-style-name="T30"><text:span text:style-name="T30">2023-02-</text:span><text:span text:style-name="T64">21</text:span></text:p>
          </table:table-cell>
          <table:table-cell table:style-name="Table2.B9" office:value-type="string">
            <text:p text:style-name="P77" loext:marker-style-name="T30"><text:span text:style-name="T30">STAC</text:span><text:span text:style-name="T68"> </text:span><text:span text:style-name="T94"></text:span><text:span text:style-name="T95"> </text:span><text:span text:style-name="T30">Taiyo-Shikisai</text:span><text:span text:style-name="T68"> </text:span><text:span text:style-name="T30">conversion</text:span><text:span text:style-name="T68"> </text:span><text:span text:style-name="T30">table implemented from Toei reference</text:span></text:p>
          </table:table-cell>
        </table:table-row>
        <table:table-row table:style-name="Table2.5">
          <table:table-cell table:style-name="Table2.A10" office:value-type="string">
            <text:p text:style-name="P66" loext:marker-style-name="T30"><text:span text:style-name="T30">2023-04-</text:span><text:span text:style-name="T64">30</text:span></text:p>
          </table:table-cell>
          <table:table-cell table:style-name="Table2.B10" office:value-type="string">
            <text:p text:style-name="P74" loext:marker-style-name="T30"><text:span text:style-name="T30">Taiyo-Shikisai</text:span><text:span text:style-name="T67"> </text:span><text:span text:style-name="T30">595-Colour</text:span><text:span text:style-name="T67"> </text:span><text:span text:style-name="T30">edition 8-booklet comprehensive scan</text:span></text:p>
          </table:table-cell>
        </table:table-row>
        <table:table-row table:style-name="Table2.5">
          <table:table-cell table:style-name="Table2.A11" office:value-type="string">
            <text:p text:style-name="P66" loext:marker-style-name="T30"><text:span text:style-name="T30">2024-01-</text:span><text:span text:style-name="T64">15</text:span></text:p>
          </table:table-cell>
          <table:table-cell table:style-name="Table2.B11" office:value-type="string">
            <text:p text:style-name="P78" loext:marker-style-name="T30"><text:span text:style-name="T30">Extended</text:span><text:span text:style-name="T68"> </text:span><text:span text:style-name="T30">STAC</text:span><text:span text:style-name="T68"> </text:span><text:span text:style-name="T94"></text:span><text:span text:style-name="T95"> </text:span><text:span text:style-name="T30">Taiyo-Shikisai</text:span><text:span text:style-name="T68"> </text:span><text:span text:style-name="T30">mapping with additional missing entries</text:span></text:p>
          </table:table-cell>
        </table:table-row>
        <table:table-row table:style-name="Table2.5">
          <table:table-cell table:style-name="Table2.A12" office:value-type="string">
            <text:p text:style-name="P66" loext:marker-style-name="T30"><text:span text:style-name="T30">2024-05-</text:span><text:span text:style-name="T64">13</text:span></text:p>
          </table:table-cell>
          <table:table-cell table:style-name="Table2.B12" office:value-type="string">
            <text:p text:style-name="P79" loext:marker-style-name="T30"><text:span text:style-name="T30">STAC spectrophotometric recapture replacing</text:span><text:span text:style-name="T67"> </text:span><text:span text:style-name="T30">scanner-based</text:span><text:span text:style-name="T67"> </text:span><text:span text:style-name="T30">measurements</text:span></text:p>
          </table:table-cell>
        </table:table-row>
      </table:table>
      <text:section text:style-name="Sect1" text:name="TextSection">
        <table:table table:name="Table3" table:style-name="Table3">
          <table:table-column table:style-name="Table3.A"/>
          <table:table-column table:style-name="Table3.B"/>
          <table:table-row table:style-name="Table3.1">
            <table:table-cell table:style-name="Table3.A1" office:value-type="string">
              <text:p text:style-name="P66" loext:marker-style-name="T30"><text:span text:style-name="T30">2024-05-</text:span><text:span text:style-name="T64">15</text:span></text:p>
            </table:table-cell>
            <table:table-cell table:style-name="Table3.A1" office:value-type="string">
              <text:p text:style-name="P74" loext:marker-style-name="T30"><text:span text:style-name="T30">Sun Colour spectrophotometric update scanner version retained as </text:span><text:span text:style-name="T66">reference</text:span></text:p>
            </table:table-cell>
          </table:table-row>
          <table:table-row table:style-name="Table3.1">
            <table:table-cell table:style-name="Table3.A1" office:value-type="string">
              <text:p text:style-name="P66" loext:marker-style-name="T30"><text:span text:style-name="T30">2024-05-</text:span><text:span text:style-name="T64">29</text:span></text:p>
            </table:table-cell>
            <table:table-cell table:style-name="Table3.A1" office:value-type="string">
              <text:p text:style-name="P79" loext:marker-style-name="T30"><text:span text:style-name="T30">X-Colour</text:span><text:span text:style-name="T65"> </text:span><text:span text:style-name="T30">and</text:span><text:span text:style-name="T65"> </text:span><text:span text:style-name="T30">A-Colour</text:span><text:span text:style-name="T65"> </text:span><text:span text:style-name="T30">post-retrobright recapture with enhanced accuracy</text:span></text:p>
            </table:table-cell>
          </table:table-row>
          <table:table-row table:style-name="Table3.1">
            <table:table-cell table:style-name="Table3.A1" office:value-type="string">
              <text:p text:style-name="P66" loext:marker-style-name="T30"><text:span text:style-name="T30">2025-02-</text:span><text:span text:style-name="T64">01</text:span></text:p>
            </table:table-cell>
            <table:table-cell table:style-name="Table3.A1" office:value-type="string">
              <text:p text:style-name="P66" loext:marker-style-name="T30"><text:span text:style-name="T30">Cel-Vinyl chart </text:span><text:span text:style-name="T66">addition </text:span><text:span text:style-name="T30">wide-gamut colours beyond instrument </text:span><text:span text:style-name="T66">limits</text:span></text:p>
            </table:table-cell>
          </table:table-row>
          <table:table-row table:style-name="Table3.1">
            <table:table-cell table:style-name="Table3.A1" office:value-type="string">
              <text:p text:style-name="P66" loext:marker-style-name="T30"><text:span text:style-name="T30">2025-04-</text:span><text:span text:style-name="T64">09</text:span></text:p>
            </table:table-cell>
            <table:table-cell table:style-name="Table3.A1" office:value-type="string">
              <text:p text:style-name="P76" loext:marker-style-name="T30"><text:span text:style-name="T30">Comprehensive i1Pro2 recapture metamerism</text:span><text:span text:style-name="T68"> </text:span><text:span text:style-name="T30">correction</text:span><text:span text:style-name="T68"> </text:span><text:span text:style-name="T30">for</text:span><text:span text:style-name="T68"> </text:span><text:span text:style-name="T30">violet/pink</text:span><text:span text:style-name="T68"> </text:span><text:span text:style-name="T30">hues</text:span></text:p>
            </table:table-cell>
          </table:table-row>
        </table:table>
      </text:section>
      <text:section text:style-name="Sect1" text:name="Section1">
        <text:p text:style-name="P80"/>
        <text:p text:style-name="P80"/>
        <text:p text:style-name="P80"/>
        <text:p text:style-name="P43" loext:marker-style-name="T37"/>
        <text:p text:style-name="P44" loext:marker-style-name="T2"><text:span text:style-name="T54"><text:tab/></text:span><text:span text:style-name="T55">──────────────────────────────────────────────────────</text:span></text:p>
        <text:list text:continue-numbering="true" text:style-name="WWNum2">
          <text:list-item>
            <text:h text:style-name="P81" text:outline-level="2" loext:marker-style-name="T2"><text:span text:style-name="T2">ICC</text:span><text:span text:style-name="T96"> </text:span><text:span text:style-name="T2">profiles</text:span><text:span text:style-name="T96"> </text:span><text:span text:style-name="T2">and</text:span><text:span text:style-name="T96"> </text:span><text:span text:style-name="T2">European</text:span><text:span text:style-name="T96"> </text:span><text:span text:style-name="T2">selection </text:span><text:span text:style-name="T97">(ECI/FOGRA)</text:span></text:h>
          </text:list-item>
        </text:list>
        <text:p text:style-name="P82" loext:marker-style-name="T98"><text:span text:style-name="T48"><text:line-break/>For European commercial offset printing on coated substrates, the workflow employs </text:span><text:span text:style-name="T99">PSO Coated</text:span><text:span text:style-name="T100"> V</text:span><text:span text:style-name="T99">3</text:span><text:span text:style-name="T100"> </text:span><text:span text:style-name="T48">(European</text:span><text:span text:style-name="T101"> </text:span><text:span text:style-name="T48">Colour</text:span><text:span text:style-name="T101"> </text:span><text:span text:style-name="T48">Initiative)</text:span><text:span text:style-name="T101"> </text:span><text:span text:style-name="T48">as</text:span><text:span text:style-name="T101"> </text:span><text:span text:style-name="T48">the</text:span><text:span text:style-name="T101"> </text:span><text:span text:style-name="T48">primary</text:span><text:span text:style-name="T101"> </text:span><text:span text:style-name="T48">CMYK</text:span><text:span text:style-name="T101"> </text:span><text:span text:style-name="T48">destination</text:span><text:span text:style-name="T101"> </text:span><text:span text:style-name="T48">profile.</text:span><text:span text:style-name="T101"> </text:span></text:p>
        <text:p text:style-name="P82" loext:marker-style-name="T98"><text:span text:style-name="T48">This</text:span><text:span text:style-name="T101"> </text:span><text:span text:style-name="T48">profile represents current industry standards for high-quality commercial printing and supersedes historical FOGRA39 in contemporary workflows.</text:span></text:p>
        <text:p text:style-name="P83" loext:marker-style-name="T98"><text:span text:style-name="T48">Screen</text:span><text:span text:style-name="T49"> </text:span><text:span text:style-name="T48">display</text:span><text:span text:style-name="T49"> </text:span><text:span text:style-name="T48">maintains</text:span><text:span text:style-name="T49"> </text:span><text:span text:style-name="T48">sRGB</text:span><text:span text:style-name="T49"> </text:span><text:span text:style-name="T48">IEC61966-2-1</text:span><text:span text:style-name="T49"> </text:span><text:span text:style-name="T48">ICC</text:span><text:span text:style-name="T49"> </text:span><text:span text:style-name="T48">profile</text:span><text:span text:style-name="T49"> </text:span><text:span text:style-name="T48">compliance</text:span><text:span text:style-name="T49"> </text:span><text:span text:style-name="T48">for</text:span><text:span text:style-name="T49"> </text:span><text:span text:style-name="T48">maximum</text:span><text:span text:style-name="T49"> </text:span><text:span text:style-name="T48">device compatibility and consistent Colour reproduction across standard monitors.</text:span></text:p>
        <text:p text:style-name="P84" loext:marker-style-name="T50"/>
        <text:h text:style-name="P85" text:outline-level="3" loext:marker-style-name="T69"><text:span text:style-name="T70"><text:s/>- Technical <text:s/>Profile <text:s text:c="2"/></text:span><text:span text:style-name="T71">Specification <text:s/>-</text:span></text:h>
        <text:list text:continue-numbering="true" text:style-name="WWNum2">
          <text:list-item>
            <text:list>
              <text:list-item>
                <text:p text:style-name="P86" loext:marker-style-name="T50"><text:span text:style-name="T102">CMYK</text:span><text:span text:style-name="T103"> </text:span><text:span text:style-name="T102">Output</text:span><text:span text:style-name="T103"> </text:span><text:span text:style-name="T102">Profile:</text:span><text:span text:style-name="T103"> </text:span><text:span text:style-name="T50">PSO</text:span><text:span text:style-name="T74"> </text:span><text:span text:style-name="T50">Coated</text:span><text:span text:style-name="T74"> </text:span><text:span text:style-name="T50">v3</text:span><text:span text:style-name="T74"> </text:span><text:span text:style-name="T50">(ECI)</text:span><text:span text:style-name="T74"> </text:span><text:span text:style-name="T50">-</text:span><text:span text:style-name="T74"> </text:span><text:span text:style-name="T50">European</text:span><text:span text:style-name="T74"> </text:span><text:span text:style-name="T50">commercial</text:span><text:span text:style-name="T74"> </text:span><text:span text:style-name="T50">coated</text:span><text:span text:style-name="T74"> </text:span><text:span text:style-name="T50">paper </text:span><text:span text:style-name="T104">standard</text:span></text:p>
              </text:list-item>
              <text:list-item>
                <text:p text:style-name="P87" loext:marker-style-name="T50"><text:span text:style-name="T102">Colour</text:span><text:span text:style-name="T105"> </text:span><text:span text:style-name="T102">Reference</text:span><text:span text:style-name="T105"> </text:span><text:span text:style-name="T102">Space:</text:span><text:span text:style-name="T105"> </text:span><text:span text:style-name="T50">CIE</text:span><text:span text:style-name="T75"> </text:span><text:span text:style-name="T50">L*a*b*</text:span><text:span text:style-name="T75"> </text:span><text:span text:style-name="T50">D50/2°</text:span><text:span text:style-name="T75"> </text:span><text:span text:style-name="T50">standard</text:span><text:span text:style-name="T75"> </text:span><text:span text:style-name="T50">observer</text:span><text:span text:style-name="T75"> </text:span><text:span text:style-name="T50">(device-independent ground truth)</text:span></text:p>
              </text:list-item>
              <text:list-item>
                <text:p text:style-name="P88" loext:marker-style-name="T50"><text:span text:style-name="T102">RGB</text:span><text:span text:style-name="T106"> </text:span><text:span text:style-name="T102">Working</text:span><text:span text:style-name="T106"> </text:span><text:span text:style-name="T102">Space:</text:span><text:span text:style-name="T106"> </text:span><text:span text:style-name="T50">sRGB</text:span><text:span text:style-name="T73"> </text:span><text:span text:style-name="T50">IEC61966-2-1</text:span><text:span text:style-name="T73"> </text:span><text:span text:style-name="T50">for</text:span><text:span text:style-name="T73"> </text:span><text:span text:style-name="T50">display,</text:span><text:span text:style-name="T73"> </text:span><text:span text:style-name="T50">ProPhoto</text:span><text:span text:style-name="T73"> </text:span><text:span text:style-name="T50">RGB</text:span><text:span text:style-name="T73"> </text:span><text:span text:style-name="T50">for </text:span><text:span text:style-name="T104">archival/editing</text:span></text:p>
              </text:list-item>
              <text:list-item>
                <text:p text:style-name="P89" loext:marker-style-name="T50"><text:span text:style-name="T102">Gamut</text:span><text:span text:style-name="T106"> </text:span><text:span text:style-name="T102">Management:</text:span><text:span text:style-name="T106"> </text:span><text:span text:style-name="T50">Out-of-gamut</text:span><text:span text:style-name="T73"> </text:span><text:span text:style-name="T50">Colours</text:span><text:span text:style-name="T73"> </text:span><text:span text:style-name="T50">handled</text:span><text:span text:style-name="T73"> </text:span><text:span text:style-name="T50">via</text:span><text:span text:style-name="T73"> </text:span><text:span text:style-name="T50">ICC</text:span><text:span text:style-name="T73"> </text:span><text:span text:style-name="T50">profile</text:span><text:span text:style-name="T73"> </text:span><text:span text:style-name="T50">rendering</text:span><text:span text:style-name="T73"> </text:span><text:span text:style-name="T50">intent (perceptual/relative Colourimetric)</text:span></text:p>
              </text:list-item>
              <text:list-item>
                <text:p text:style-name="P90" loext:marker-style-name="T50"><text:span text:style-name="T102">Alternative</text:span><text:span text:style-name="T105"> </text:span><text:span text:style-name="T102">Substrates:</text:span><text:span text:style-name="T105"> </text:span><text:span text:style-name="T50">FOGRA52</text:span><text:span text:style-name="T75"> </text:span><text:span text:style-name="T50">(uncoated),</text:span><text:span text:style-name="T75"> </text:span><text:span text:style-name="T50">PSO</text:span><text:span text:style-name="T75"> </text:span><text:span text:style-name="T50">Uncoated</text:span><text:span text:style-name="T75"> </text:span><text:span text:style-name="T50">v3</text:span><text:span text:style-name="T75"> </text:span><text:span text:style-name="T50">(uncoated), FOGRA51 (newsprint)</text:span></text:p>
              </text:list-item>
            </text:list>
          </text:list-item>
        </text:list>
        <text:p text:style-name="P91" loext:marker-style-name="T98"><text:span text:style-name="T48">Through the original script, using the Pantone-to-Lab CSV, it is possible to choose the ICC profile in use. </text:span><text:span text:style-name="T48"/></text:p>
        <text:p text:style-name="P91"><text:span text:style-name="T107">NOTE</text:span><text:span text:style-name="T48">: This will positively affect the final colour displayed in CMYK; as an advantage, it allows adapting the document to any printing house in the world that may require any other type of ICC.</text:span></text:p>
      </text:section>
      <text:list text:continue-numbering="true" text:style-name="WWNum2">
        <text:list-item>
          <text:h text:style-name="P92" text:outline-level="2" loext:marker-style-name="T2"><text:span text:style-name="T2">Colour Processing:<text:tab/>Technical Decisions</text:span><text:span text:style-name="T2"/></text:h>
        </text:list-item>
      </text:list>
      <text:p text:style-name="P93" loext:marker-style-name="T98"><text:span text:style-name="T48">The</text:span><text:span text:style-name="T49"> c</text:span><text:span text:style-name="T48">olour</text:span><text:span text:style-name="T49"> </text:span><text:span text:style-name="T48">space</text:span><text:span text:style-name="T49"> </text:span><text:span text:style-name="T48">conversion</text:span><text:span text:style-name="T49"> </text:span><text:span text:style-name="T48">implements</text:span><text:span text:style-name="T49"> </text:span><text:span text:style-name="T48">a</text:span><text:span text:style-name="T49"> </text:span><text:span text:style-name="T48">two-stage</text:span><text:span text:style-name="T49"> </text:span><text:span text:style-name="T48">transformation</text:span><text:span text:style-name="T49"> </text:span><text:span text:style-name="T48">pipeline</text:span><text:span text:style-name="T49"> </text:span><text:span text:style-name="T48">to</text:span><text:span text:style-name="T49"> </text:span><text:span text:style-name="T48">ensure compatibility with standard imaging libraries: </text:span></text:p>
      <text:p text:style-name="P93" loext:marker-style-name="T98"><text:span text:style-name="T48">(i) CIE L*a*b*  sRGB intermediate conversion, followed by (ii) sRGB CMYK conversion by using </text:span><text:span text:style-name="T107">PSO Coated V3 ICC</text:span><text:span text:style-name="T48"> profile.</text:span></text:p>
      <text:p text:style-name="P94" loext:marker-style-name="T50"/>
      <text:h text:style-name="P95" text:outline-level="3" loext:marker-style-name="T69"><text:span text:style-name="T70"><text:s/>- Data <text:s text:c="2"/>Preservation <text:s text:c="2"/>Strategy <text:s text:c="2"/>-</text:span><text:span text:style-name="T70"/></text:h>
      <text:h text:style-name="P96" text:outline-level="3" loext:marker-style-name="T108"/>
      <text:p text:style-name="P97"># Original data always preserved</text:p>
      <text:p text:style-name="P97">original_data = {</text:p>
      <text:p text:style-name="P97"><text:s text:c="4"/>'L': 25.4, <text:s text:c="3"/># 1 decimal precision</text:p>
      <text:p text:style-name="P97"><text:s text:c="4"/>'a': -1.5, <text:s text:c="3"/># 1 decimal precision <text:s/></text:p>
      <text:p text:style-name="P97"><text:s text:c="4"/>'b': -5.0, <text:s text:c="3"/># 1 decimal precision</text:p>
      <text:p text:style-name="P97"><text:s text:c="4"/>'R': 55, 'G': 61, 'B': 68 <text:s/># Integer values</text:p>
      <text:p text:style-name="P97">}</text:p>
      <text:p text:style-name="P97"/>
      <text:p text:style-name="P97"># Computed data maintains separate namespace</text:p>
      <text:p text:style-name="P97">computed_data = {</text:p>
      <text:p text:style-name="P97"><text:s text:c="4"/>'C': 9.41, <text:s text:c="3"/># 2 decimal precision</text:p>
      <text:p text:style-name="P97"><text:s text:c="4"/>'M': 5.88, <text:s text:c="3"/># 2 decimal precision</text:p>
      <text:p text:style-name="P97"><text:s text:c="4"/>'Y': 14.12, <text:s text:c="2"/># 2 decimal precision</text:p>
      <text:p text:style-name="P97"><text:s text:c="4"/>'K': 0.00 <text:s text:c="4"/># 2 decimal precision</text:p>
      <text:p text:style-name="P97">}</text:p>
      <text:p text:style-name="Text_20_body"><text:line-break/></text:p>
      <text:h text:style-name="P98" text:outline-level="3" loext:marker-style-name="T69"><text:span text:style-name="T71"><text:s/>- Colorimetric <text:s text:c="2"/>Conversion <text:s text:c="2"/>Chain <text:s/>-</text:span><text:span text:style-name="T71"/></text:h>
      <text:p text:style-name="P80"/>
      <text:p text:style-name="P80"/>
      <text:p text:style-name="P80"><text:tab/>def lab_to_cmyk(self, L, a, b):</text:p>
      <text:p text:style-name="P80"/>
      <text:p text:style-name="P99"><text:s text:c="4"/>"""</text:p>
      <text:p text:style-name="P99"><text:s text:c="4"/>Convert LAB to CMYK using ICC profile transformation</text:p>
      <text:p text:style-name="P99"><text:s text:c="4"/></text:p>
      <text:p text:style-name="P99"><text:s text:c="4"/>Critical decisions:</text:p>
      <text:p text:style-name="P99"><text:s text:c="4"/>1. Relative Colorimetric rendering intent</text:p>
      <text:p text:style-name="P99"><text:s text:c="4"/>2. Black Point Compensation enabled</text:p>
      <text:p text:style-name="P99"><text:s text:c="4"/>3. PSOcoated_v3.icc for print accuracy</text:p>
      <text:p text:style-name="P99"><text:s text:c="4"/>"""</text:p>
      <text:p text:style-name="P99"><text:s text:c="4"/></text:p>
      <text:p text:style-name="P99"><text:s text:c="4"/># Validate and clamp input values</text:p>
      <text:p text:style-name="P99"><text:s text:c="4"/>L_val = max(0, min(100, float(L)))</text:p>
      <text:p text:style-name="P99"><text:s text:c="4"/>a_val = max(-128, min(127, float(a)))</text:p>
      <text:p text:style-name="P99"><text:s text:c="4"/>b_val = max(-128, min(127, float(b)))</text:p>
      <text:p text:style-name="P99"><text:s text:c="4"/></text:p>
      <text:p text:style-name="P99"><text:s text:c="4"/># PIL LAB format conversion</text:p>
      <text:p text:style-name="P99"><text:s text:c="4"/>lab_image = Image.new("LAB", (1, 1))</text:p>
      <text:p text:style-name="P99"><text:s text:c="4"/>lab_image.putpixel((0, 0), (</text:p>
      <text:p text:style-name="P99"/>
      <text:p text:style-name="P99"><text:s text:c="8"/>int(L_val * 2.55), <text:s text:c="5"/># L* 0-100 → 0-255</text:p>
      <text:p text:style-name="P99"><text:s text:c="8"/>int(a_val + 128), <text:s text:c="6"/># a* -128..127 → 0-255 <text:s/></text:p>
      <text:p text:style-name="P99"><text:s text:c="8"/>int(b_val + 128) <text:s text:c="7"/># b* -128..127 → 0-255</text:p>
      <text:p text:style-name="P99"/>
      <text:p text:style-name="P99"><text:s text:c="4"/>))</text:p>
      <text:p text:style-name="P99"><text:s text:c="4"/></text:p>
      <text:p text:style-name="P99"><text:s text:c="4"/># Transform using ICC profile</text:p>
      <text:p text:style-name="P99"><text:s text:c="4"/>cmyk_image = ImageCms.applyTransform(lab_image, self.transform)</text:p>
      <text:p text:style-name="P99"><text:s text:c="4"/>c, m, y, k = cmyk_image.getpixel((0, 0))</text:p>
      <text:p text:style-name="P99"><text:s text:c="4"/></text:p>
      <text:p text:style-name="P99"><text:s text:c="4"/>return (c/255.0)*100, (m/255.0)*100, (y/255.0)*100, (k/255.0)*100</text:p>
      <text:p text:style-name="P80"/>
      <text:p text:style-name="P80"/>
      <text:p text:style-name="P80"/>
      <text:p text:style-name="P80"/>
      <text:p text:style-name="P80"/>
      <text:h text:style-name="P95" text:outline-level="3" loext:marker-style-name="T108"><text:span text:style-name="T71">- Presicion <text:s/>Requeriments <text:s text:c="2"/>- <text:s/>Decimal <text:s/>precision <text:s/>standards -</text:span><text:span text:style-name="T109"/></text:h>
      <text:h text:style-name="P100" text:outline-level="3" loext:marker-style-name="T110"/>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Data Type</text:p>
            </table:table-cell>
            <table:table-cell table:style-name="Table4.A1" office:value-type="string">
              <text:p text:style-name="Table_20_Heading">Precision</text:p>
            </table:table-cell>
            <table:table-cell table:style-name="Table4.A1" office:value-type="string">
              <text:p text:style-name="Table_20_Heading">Rationale</text:p>
            </table:table-cell>
          </table:table-row>
        </table:table-header-rows>
        <table:table-row table:style-name="Table4.1">
          <table:table-cell table:style-name="Table4.A1" office:value-type="string">
            <text:p text:style-name="Table_20_Contents"><text:span text:style-name="Strong_20_Emphasis">LAB Values</text:span></text:p>
          </table:table-cell>
          <table:table-cell table:style-name="Table4.A1" office:value-type="string">
            <text:p text:style-name="Table_20_Contents">1 decimal</text:p>
          </table:table-cell>
          <table:table-cell table:style-name="Table4.A1" office:value-type="string">
            <text:p text:style-name="Table_20_Contents">Industry standard, adequate for visual discrimination</text:p>
          </table:table-cell>
        </table:table-row>
        <table:table-row table:style-name="Table4.1">
          <table:table-cell table:style-name="Table4.A1" office:value-type="string">
            <text:p text:style-name="Table_20_Contents"><text:span text:style-name="Strong_20_Emphasis">XYZ Tri-stimulus</text:span></text:p>
          </table:table-cell>
          <table:table-cell table:style-name="Table4.A1" office:value-type="string">
            <text:p text:style-name="Table_20_Contents">1 decimal</text:p>
          </table:table-cell>
          <table:table-cell table:style-name="Table4.A1" office:value-type="string">
            <text:p text:style-name="Table_20_Contents">Matches spectrophotometer output precision</text:p>
          </table:table-cell>
        </table:table-row>
        <table:table-row table:style-name="Table4.1">
          <table:table-cell table:style-name="Table4.A1" office:value-type="string">
            <text:p text:style-name="Table_20_Contents"><text:span text:style-name="Strong_20_Emphasis">RGB Values</text:span></text:p>
          </table:table-cell>
          <table:table-cell table:style-name="Table4.A1" office:value-type="string">
            <text:p text:style-name="Table_20_Contents">Integer</text:p>
          </table:table-cell>
          <table:table-cell table:style-name="Table4.A1" office:value-type="string">
            <text:p text:style-name="Table_20_Contents">8-bit color depth standard</text:p>
          </table:table-cell>
        </table:table-row>
        <table:table-row table:style-name="Table4.1">
          <table:table-cell table:style-name="Table4.A1" office:value-type="string">
            <text:p text:style-name="Table_20_Contents"><text:span text:style-name="Strong_20_Emphasis">CMYK Percentages</text:span></text:p>
          </table:table-cell>
          <table:table-cell table:style-name="Table4.A1" office:value-type="string">
            <text:p text:style-name="Table_20_Contents">2 decimals</text:p>
          </table:table-cell>
          <table:table-cell table:style-name="Table4.A1" office:value-type="string">
            <text:p text:style-name="Table_20_Contents">Print industry requirement for dot gain calculations</text:p>
          </table:table-cell>
        </table:table-row>
        <table:table-row table:style-name="Table4.1">
          <table:table-cell table:style-name="Table4.A1" office:value-type="string">
            <text:p text:style-name="Table_20_Contents"><text:span text:style-name="Strong_20_Emphasis">Delta E CIE2000</text:span></text:p>
          </table:table-cell>
          <table:table-cell table:style-name="Table4.A1" office:value-type="string">
            <text:p text:style-name="Table_20_Contents">3 decimals</text:p>
          </table:table-cell>
          <table:table-cell table:style-name="Table4.A1" office:value-type="string">
            <text:p text:style-name="Table_20_Contents">Critical for &lt;1.0 imperceptible threshold detection</text:p>
          </table:table-cell>
        </table:table-row>
        <table:table-row table:style-name="Table4.1">
          <table:table-cell table:style-name="Table4.A1" office:value-type="string">
            <text:p text:style-name="Table_20_Contents"><text:span text:style-name="Strong_20_Emphasis">Hex Values</text:span></text:p>
          </table:table-cell>
          <table:table-cell table:style-name="Table4.A1" office:value-type="string">
            <text:p text:style-name="Table_20_Contents">Standard</text:p>
          </table:table-cell>
          <table:table-cell table:style-name="Table4.A1" office:value-type="string">
            <text:p text:style-name="Table_20_Contents">#RRGGBB format, uppercase</text:p>
          </table:table-cell>
        </table:table-row>
      </table:table>
      <text:h text:style-name="P100" text:outline-level="3" loext:marker-style-name="T110"/>
      <text:p text:style-name="P101" loext:marker-style-name="T110"/>
      <text:h text:style-name="P95" text:outline-level="3" loext:marker-style-name="T69"><text:span text:style-name="T71"><text:s/>- Presicion <text:s/>Requeriments <text:s/>- Delta E <text:s text:c="2"/>Thresholds <text:s/>-</text:span><text:span text:style-name="T71"/></text:h>
      <text:p text:style-name="P102"/>
      <text:p text:style-name="P102">DELTA_E_THRESHOLDS = {<text:line-break/></text:p>
      <text:p text:style-name="P102"><text:s text:c="4"/>'imperceptible': 1.0, <text:s text:c="5"/># JND (Just Noticeable Difference)</text:p>
      <text:p text:style-name="P102"><text:s text:c="4"/>'barely_perceptible': 3.0, # Trained observer threshold</text:p>
      <text:p text:style-name="P102"><text:s text:c="4"/>'perceptible': 6.0, <text:s text:c="7"/># Average observer threshold</text:p>
      <text:p text:style-name="P102"><text:s text:c="4"/>'clearly_visible': 10.0 <text:s text:c="3"/># Obvious color difference</text:p>
      <text:p text:style-name="P102"><text:line-break/>}</text:p>
      <text:p text:style-name="P102"/>
      <text:p text:style-name="P102"/>
      <text:h text:style-name="P95" text:outline-level="3" loext:marker-style-name="T69"><text:soft-page-break/><text:span text:style-name="T71"><text:s/>- </text:span><text:span text:style-name="T70">Delta E CIE-2000 <text:s/>Implementation <text:s/>-</text:span></text:h>
      <text:h text:style-name="P103" text:outline-level="3"/>
      <text:p text:style-name="P93" loext:marker-style-name="T111"><text:span text:style-name="T48">The</text:span><text:span text:style-name="T49"> c</text:span><text:span text:style-name="T48">olour</text:span><text:span text:style-name="T49"> </text:span><text:span text:style-name="T48">space</text:span><text:span text:style-name="T49"> </text:span><text:span text:style-name="T48">conversion</text:span><text:span text:style-name="T49"> also </text:span><text:span text:style-name="T48">implements</text:span><text:span text:style-name="T49"> </text:span><text:span text:style-name="T48">a</text:span><text:span text:style-name="T49"> </text:span><text:span text:style-name="T48">two-stage</text:span><text:span text:style-name="T49"> </text:span><text:span text:style-name="T48">transformation</text:span><text:span text:style-name="T49"> </text:span><text:span text:style-name="T48">pipeline</text:span><text:span text:style-name="T49"> </text:span><text:span text:style-name="T48">to</text:span><text:span text:style-name="T49"> </text:span><text:span text:style-name="T48">ensure compatibility with standard imaging libraries: <text:line-break/></text:span></text:p>
      <text:p text:style-name="P102">def calculate_delta_e_cie2000(self, lab1, lab2):</text:p>
      <text:p text:style-name="P102"><text:s text:c="4"/>"""</text:p>
      <text:p text:style-name="P102"><text:s text:c="4"/>CIE2000 Delta E calculation with complete implementation</text:p>
      <text:p text:style-name="P102"><text:s text:c="4"/></text:p>
      <text:p text:style-name="P102"><text:s text:c="4"/>Key improvements over CIE76/CIE94:</text:p>
      <text:p text:style-name="P102"><text:s text:c="4"/>- Accounts for blue region distortions</text:p>
      <text:p text:style-name="P102"><text:s text:c="4"/>- Improved neutral color handling <text:s/></text:p>
      <text:p text:style-name="P102"><text:s text:c="4"/>- Perceptually uniform chroma scaling</text:p>
      <text:p text:style-name="P102"><text:s text:c="4"/>"""</text:p>
      <text:p text:style-name="P102"><text:s text:c="4"/>L1, a1, b1 = lab1</text:p>
      <text:p text:style-name="P102"><text:s text:c="4"/>L2, a2, b2 = lab2</text:p>
      <text:p text:style-name="P102"><text:s text:c="4"/></text:p>
      <text:p text:style-name="P102"><text:s text:c="4"/># Weighting factors (industry standard)</text:p>
      <text:p text:style-name="P102"><text:s text:c="4"/>kL = kC = kH = 1.0</text:p>
      <text:p text:style-name="P102"><text:s text:c="4"/></text:p>
      <text:p text:style-name="P102"><text:s text:c="4"/># Chroma calculation with G factor correction</text:p>
      <text:p text:style-name="P102"><text:s text:c="4"/>C1 = math.sqrt(a1**2 + b1**2)</text:p>
      <text:p text:style-name="P102"><text:s text:c="4"/>C2 = math.sqrt(a2**2 + b2**2) </text:p>
      <text:p text:style-name="P102"><text:s text:c="4"/>C_avg = (C1 + C2) / 2.0</text:p>
      <text:p text:style-name="P102"><text:s text:c="4"/></text:p>
      <text:p text:style-name="P102"><text:s text:c="4"/># G factor for improved chroma scaling</text:p>
      <text:p text:style-name="P102"><text:s text:c="4"/>G = 0.5 * (1 - math.sqrt(C_avg**7 / (C_avg**7 + 25**7)))</text:p>
      <text:p text:style-name="P102"><text:s text:c="4"/></text:p>
      <text:p text:style-name="P102"><text:s text:c="4"/># Prime values with G correction</text:p>
      <text:p text:style-name="P102"><text:s text:c="4"/>a1_prime = a1 * (1 + G)</text:p>
      <text:p text:style-name="P102"><text:s text:c="4"/>a2_prime = a2 * (1 + G)</text:p>
      <text:p text:style-name="P102"><text:s text:c="4"/></text:p>
      <text:p text:style-name="P102"><text:s text:c="4"/># Continue with CIE2000 algorithm...</text:p>
      <text:p text:style-name="P102"><text:s text:c="4"/># [Full implementation in color_processor.py]</text:p>
      <text:p text:style-name="P80"/>
      <text:p text:style-name="P80"/>
      <text:p text:style-name="P80"/>
      <text:p text:style-name="P80"/>
      <text:p text:style-name="P80"/>
      <text:p text:style-name="P44" loext:marker-style-name="T38"><text:span text:style-name="T55">──────────────────────────────────────────────────────</text:span><text:span text:style-name="T55"/></text:p>
      <text:p text:style-name="P80"/>
      <text:h text:style-name="P95" text:outline-level="3" loext:marker-style-name="T69"><text:span text:style-name="T71"><text:s/>- Quality <text:s/>Assesment <text:s/>Framework <text:s/>- <text:s/></text:span><text:span text:style-name="T71"/></text:h>
      <text:h text:style-name="P104" text:outline-level="3" loext:marker-style-name="T72"/>
      <text:p text:style-name="P105"/>
      <text:p text:style-name="P102"><text:s text:c="4"/></text:p>
      <text:p text:style-name="P102">def categorize_delta_e(self, delta_e):</text:p>
      <text:p text:style-name="P102"/>
      <text:p text:style-name="P102"><text:s text:c="4"/>"""Categorize conversion quality based on Delta E"""</text:p>
      <text:p text:style-name="P102"><text:s text:c="4"/>if delta_e &lt; 1.0:</text:p>
      <text:p text:style-name="P102"/>
      <text:p text:style-name="P102"><text:s text:c="8"/>return 'excellent' <text:s text:c="5"/># Imperceptible difference</text:p>
      <text:p text:style-name="P102"><text:s text:c="4"/>elif delta_e &lt; 3.0:</text:p>
      <text:p text:style-name="P102"/>
      <text:p text:style-name="P102"><text:s text:c="8"/>return 'good' <text:s text:c="10"/># Barely perceptible</text:p>
      <text:p text:style-name="P102"><text:s text:c="4"/>elif delta_e &lt; 6.0: </text:p>
      <text:p text:style-name="P102"><text:s text:c="8"/>return 'acceptable' <text:s text:c="4"/># Noticeable but usable</text:p>
      <text:p text:style-name="P102"/>
      <text:p text:style-name="P102"><text:s text:c="4"/>elif delta_e &lt; 10.0:</text:p>
      <text:p text:style-name="P102"/>
      <text:p text:style-name="P102"><text:s text:c="8"/>return 'problematic' <text:s text:c="3"/># Clearly visible</text:p>
      <text:p text:style-name="P102"/>
      <text:p text:style-name="P102"><text:s text:c="4"/>else:</text:p>
      <text:p text:style-name="P102"><text:s text:c="8"/>return 'unacceptable' <text:s text:c="2"/># Significant color shift</text:p>
      <text:p text:style-name="P102"/>
      <text:p text:style-name="P102"><text:soft-page-break/></text:p>
      <text:list xml:id="list175324937523482" text:continue-numbering="true" text:style-name="WWNum2">
        <text:list-item>
          <text:h text:style-name="P106" text:outline-level="2" loext:marker-style-name="T2"><text:span text:style-name="T2">Closest Pantone calculation from L*a*b* </text:span><text:span text:style-name="T97">(</text:span><text:span text:style-name="T112"></text:span><text:span text:style-name="T113">D</text:span><text:span text:style-name="T97">E00)</text:span></text:h>
        </text:list-item>
      </text:list>
      <text:p text:style-name="P107" loext:marker-style-name="T98"><text:span text:style-name="T48">Pantone Colour matching employs CIE DE00 (CIEDE2000) Colour difference formula to quantify perceptual Colour differences between target CIE </text:span><text:span text:style-name="T114">L*a*b*</text:span><text:span text:style-name="T48"> coordinates and Pantone Solid</text:span><text:span text:style-name="T115"> </text:span><text:span text:style-name="T48">Coated</text:span><text:span text:style-name="T115"> </text:span><text:span text:style-name="T48">(C)</text:span><text:span text:style-name="T115"> </text:span><text:span text:style-name="T48">reference</text:span><text:span text:style-name="T115"> </text:span><text:span text:style-name="T48">library.</text:span><text:span text:style-name="T115"> </text:span></text:p>
      <text:p text:style-name="P107" loext:marker-style-name="T98"><text:span text:style-name="T48">The</text:span><text:span text:style-name="T115"> </text:span><text:span text:style-name="T48">algorithm</text:span><text:span text:style-name="T115"> </text:span><text:span text:style-name="T48">identifies</text:span><text:span text:style-name="T115"> </text:span><text:span text:style-name="T48">the</text:span><text:span text:style-name="T115"> </text:span><text:span text:style-name="T48">Pantone</text:span><text:span text:style-name="T115"> </text:span><text:span text:style-name="T48">Colour</text:span><text:span text:style-name="T115"> </text:span><text:span text:style-name="T48">with</text:span><text:span text:style-name="T115"> </text:span><text:span text:style-name="T48">minimum</text:span><text:span text:style-name="T116">D</text:span><text:span text:style-name="T48">E00 value, providing the closest perceptual </text:span><text:span text:style-name="T117">match.</text:span></text:p>
      <text:p text:style-name="P108" loext:marker-style-name="T98"/>
      <text:p text:style-name="P109" loext:marker-style-name="T98"><text:span text:style-name="T48">CIEDE2000</text:span><text:span text:style-name="T49"> </text:span><text:span text:style-name="T48">(</text:span><text:span text:style-name="T118"></text:span><text:span text:style-name="T116">D</text:span><text:span text:style-name="T48">E00)</text:span><text:span text:style-name="T49"> </text:span><text:span text:style-name="T48">represents</text:span><text:span text:style-name="T49"> </text:span><text:span text:style-name="T48">the</text:span><text:span text:style-name="T49"> </text:span><text:span text:style-name="T48">most</text:span><text:span text:style-name="T49"> </text:span><text:span text:style-name="T48">advanced</text:span><text:span text:style-name="T49"> </text:span><text:span text:style-name="T48">Colour</text:span><text:span text:style-name="T49"> </text:span><text:span text:style-name="T48">difference</text:span><text:span text:style-name="T49"> </text:span><text:span text:style-name="T48">formula,</text:span><text:span text:style-name="T49"> </text:span><text:span text:style-name="T48">incorporating corrections for lightness, chroma, and hue perception non-linearities, particularly in blue and gray regions where human visual system exhibits reduced discrimination sensitivity.</text:span></text:p>
      <text:p text:style-name="P110" loext:marker-style-name="T98"/>
      <text:h text:style-name="Heading_20_2" text:outline-level="3" loext:marker-style-name="T69"><text:span text:style-name="T70"><text:s/>- Euclidean Distance <text:s/>in P erceptual Space <text:s/></text:span><text:span text:style-name="T71">- </text:span></text:h>
      <text:p text:style-name="P111" loext:marker-style-name="T76"/>
      <text:p text:style-name="P112" loext:marker-style-name="T76"><text:span text:style-name="T76">def find_closest_pantone(self, L, a, b, max_delta_e=None):</text:span><text:span text:style-name="T76"/></text:p>
      <text:p text:style-name="P112" loext:marker-style-name="T76"><text:span text:style-name="T76"><text:s text:c="4"/>"""</text:span><text:span text:style-name="T76"/></text:p>
      <text:p text:style-name="P112" loext:marker-style-name="T76"><text:span text:style-name="T76"><text:s text:c="4"/>Pantone matching using CIE2000 in LAB space</text:span><text:span text:style-name="T76"/></text:p>
      <text:p text:style-name="P112" loext:marker-style-name="T76"><text:span text:style-name="T76"><text:s text:c="4"/></text:span><text:span text:style-name="T76"/></text:p>
      <text:p text:style-name="P112" loext:marker-style-name="T76"><text:span text:style-name="T76"><text:s text:c="4"/>Decision rationale:</text:span><text:span text:style-name="T76"/></text:p>
      <text:p text:style-name="P112" loext:marker-style-name="T76"><text:span text:style-name="T76"><text:s text:c="4"/>- LAB space provides perceptual uniformity</text:span><text:span text:style-name="T76"/></text:p>
      <text:p text:style-name="P112" loext:marker-style-name="T76"><text:span text:style-name="T76"><text:s text:c="4"/>- CIE2000 handles edge cases better than CIE76</text:span><text:span text:style-name="T76"/></text:p>
      <text:p text:style-name="P112" loext:marker-style-name="T76"><text:span text:style-name="T76"><text:s text:c="4"/>- Database of 2000+ Pantone colors with LAB values</text:span><text:span text:style-name="T76"/></text:p>
      <text:p text:style-name="P112" loext:marker-style-name="T76"><text:span text:style-name="T76"><text:s text:c="4"/>"""</text:span><text:span text:style-name="T76"/></text:p>
      <text:p text:style-name="P112" loext:marker-style-name="T76"><text:span text:style-name="T76"><text:s text:c="4"/></text:span><text:span text:style-name="T76"/></text:p>
      <text:p text:style-name="P112" loext:marker-style-name="T76"><text:span text:style-name="T76"><text:s text:c="4"/>input_lab = (float(L), float(a), float(b))</text:span><text:span text:style-name="T76"/></text:p>
      <text:p text:style-name="P112" loext:marker-style-name="T76"><text:span text:style-name="T76"><text:s text:c="4"/>best_match = None</text:span><text:span text:style-name="T76"/></text:p>
      <text:p text:style-name="P112" loext:marker-style-name="T76"><text:span text:style-name="T76"><text:s text:c="4"/>min_delta = float('inf')</text:span><text:span text:style-name="T76"/></text:p>
      <text:p text:style-name="P112" loext:marker-style-name="T76"><text:span text:style-name="T76"><text:s text:c="4"/></text:span><text:span text:style-name="T76"/></text:p>
      <text:p text:style-name="P112" loext:marker-style-name="T76"><text:span text:style-name="T76"><text:s text:c="4"/>for pantone in self.pantone_database:</text:span><text:span text:style-name="T76"/></text:p>
      <text:p text:style-name="P112" loext:marker-style-name="T76"><text:span text:style-name="T76"><text:s text:c="8"/>pantone_lab = (pantone['L'], pantone['a'], pantone['b'])</text:span><text:span text:style-name="T76"/></text:p>
      <text:p text:style-name="P112" loext:marker-style-name="T76"><text:span text:style-name="T76"><text:s text:c="8"/>delta_e = self.calculate_delta_e_cie2000(input_lab, pantone_lab)</text:span><text:span text:style-name="T76"/></text:p>
      <text:p text:style-name="P112" loext:marker-style-name="T76"><text:span text:style-name="T76"><text:s text:c="8"/></text:span><text:span text:style-name="T76"/></text:p>
      <text:p text:style-name="P112" loext:marker-style-name="T76"><text:soft-page-break/><text:span text:style-name="T76"><text:s text:c="8"/>if delta_e &lt; min_delta:</text:span><text:span text:style-name="T76"/></text:p>
      <text:p text:style-name="P112" loext:marker-style-name="T76"><text:span text:style-name="T76"><text:s text:c="12"/>min_delta = delta_e</text:span><text:span text:style-name="T76"/></text:p>
      <text:p text:style-name="P112" loext:marker-style-name="T76"><text:span text:style-name="T76"><text:s text:c="12"/>best_match = pantone</text:span><text:span text:style-name="T76"/></text:p>
      <text:p text:style-name="P112" loext:marker-style-name="T76"><text:span text:style-name="T76"><text:s text:c="4"/></text:span><text:span text:style-name="T76"/></text:p>
      <text:p text:style-name="P112" loext:marker-style-name="T76"><text:span text:style-name="T76"><text:s text:c="4"/>return best_match['name'], best_match['code'], min_delta</text:span><text:span text:style-name="T76"/></text:p>
      <text:p text:style-name="P111" loext:marker-style-name="T76"/>
      <text:p text:style-name="P44" loext:marker-style-name="T119"><text:span text:style-name="T55">──────────────────────────────────────────────────────</text:span><text:span text:style-name="T55"/></text:p>
      <text:p text:style-name="P113" loext:marker-style-name="T119"/>
      <text:h text:style-name="Heading_20_2" text:outline-level="3" loext:marker-style-name="T69"><text:span text:style-name="T120">- </text:span><text:span text:style-name="T121"></text:span><text:span text:style-name="T120">E00 <text:s/></text:span><text:span text:style-name="T70">interpretation <text:s/></text:span><text:span text:style-name="T71">-</text:span></text:h>
      <text:h text:style-name="P114" text:outline-level="3" loext:marker-style-name="T122"/>
      <text:list text:style-name="WWNum1">
        <text:list-item>
          <text:p text:style-name="P115" loext:marker-style-name="T23"><text:span text:style-name="T118"></text:span><text:span text:style-name="T113">D</text:span><text:span text:style-name="T123">E00 &lt; 1.0: </text:span><text:span text:style-name="T124"><text:tab/></text:span><text:span text:style-name="T48">Imperceptible difference under standard viewing </text:span><text:span text:style-name="T117">conditions</text:span></text:p>
        </text:list-item>
        <text:list-item>
          <text:p text:style-name="P116" loext:marker-style-name="T23"><text:span text:style-name="T125"></text:span><text:span text:style-name="T113">D</text:span><text:span text:style-name="T123">E00 1.0-2.0:</text:span><text:span text:style-name="T124"> <text:tab/></text:span><text:span text:style-name="T48">Barely perceptible to trained observers under optimal </text:span><text:span text:style-name="T117">conditions</text:span></text:p>
        </text:list-item>
        <text:list-item>
          <text:p text:style-name="P117" loext:marker-style-name="T23"><text:span text:style-name="T125"></text:span><text:span text:style-name="T113">D</text:span><text:span text:style-name="T123">E00 2.0-5.0: </text:span><text:span text:style-name="T124"><text:tab/></text:span><text:span text:style-name="T48">Noticeable difference but acceptable for commercial </text:span><text:span text:style-name="T117">applications</text:span></text:p>
        </text:list-item>
        <text:list-item>
          <text:p text:style-name="P116" loext:marker-style-name="T23"><text:span text:style-name="T125"></text:span><text:span text:style-name="T113">D</text:span><text:span text:style-name="T123">E00 5.0-10.0:</text:span><text:span text:style-name="T124"><text:tab/></text:span><text:span text:style-name="T48">Clear colour difference, requires attention in critical </text:span><text:span text:style-name="T117">applications</text:span></text:p>
        </text:list-item>
        <text:list-item>
          <text:p text:style-name="P116" loext:marker-style-name="T23"><text:span text:style-name="T125"></text:span><text:span text:style-name="T113">D</text:span><text:span text:style-name="T123">E00 &gt; 10.0: </text:span><text:span text:style-name="T124"><text:tab/></text:span><text:span text:style-name="T48">Distinctly different colours, unsuitable for colour </text:span><text:span text:style-name="T117">matching.</text:span></text:p>
        </text:list-item>
      </text:list>
      <text:p text:style-name="P118" loext:marker-style-name="T50"/>
      <text:p text:style-name="P44" loext:marker-style-name="T119"><text:span text:style-name="T55">──────────────────────────────────────────────────────</text:span><text:span text:style-name="T55"/></text:p>
      <text:p text:style-name="P113" loext:marker-style-name="T119"/>
      <text:h text:style-name="P119" text:outline-level="3" loext:marker-style-name="T69"><text:span text:style-name="T70"><text:s/>- Technical <text:s/>limitations <text:s/>/ Accuracy <text:s/></text:span><text:span text:style-name="T71">considerations <text:s/>- </text:span></text:h>
      <text:h text:style-name="P55" text:outline-level="3" loext:marker-style-name="T72"/>
      <text:list text:continue-numbering="true" text:style-name="WWNum1">
        <text:list-item>
          <text:p text:style-name="P120" loext:marker-style-name="T98"><text:span text:style-name="T126">Some colours</text:span><text:span text:style-name="T49"> may </text:span><text:span text:style-name="T48">exceed</text:span><text:span text:style-name="T49"> </text:span><text:span text:style-name="T48">Pantone</text:span><text:span text:style-name="T49"> </text:span><text:span text:style-name="T48">gamut boundaries, resulting in </text:span><text:span text:style-name="T118"></text:span><text:span text:style-name="T48">E00 &gt; 5.0</text:span></text:p>
        </text:list-item>
        <text:list-item>
          <text:p text:style-name="P121" loext:marker-style-name="T98"><text:span text:style-name="T100"><text:s/></text:span><text:span text:style-name="T48">Colour</text:span><text:span text:style-name="T101"> matches </text:span><text:span text:style-name="T48">under</text:span><text:span text:style-name="T101"> </text:span><text:span text:style-name="T48">D50º</text:span><text:span text:style-name="T101"> </text:span><text:span text:style-name="T48">illuminant</text:span><text:span text:style-name="T101"> </text:span><text:span text:style-name="T48">may</text:span><text:span text:style-name="T101"> </text:span><text:span text:style-name="T48">vary</text:span><text:span text:style-name="T101"> </text:span><text:span text:style-name="T48">under</text:span><text:span text:style-name="T101"> </text:span><text:span text:style-name="T48">different light sources</text:span></text:p>
        </text:list-item>
        <text:list-item>
          <text:p text:style-name="P122" loext:marker-style-name="T98"><text:span text:style-name="T48">Pantone</text:span><text:span text:style-name="T127"> </text:span><text:span text:style-name="T48">physical</text:span><text:span text:style-name="T127"> </text:span><text:span text:style-name="T48">standards</text:span><text:span text:style-name="T127"> </text:span><text:span text:style-name="T48">have</text:span><text:span text:style-name="T127"> </text:span><text:span text:style-name="T48">±1.5</text:span><text:span text:style-name="T127"> </text:span><text:span text:style-name="T118"></text:span><text:span text:style-name="T116">D</text:span><text:span text:style-name="T48">E00</text:span><text:span text:style-name="T127"> </text:span><text:span text:style-name="T48">manufacturing </text:span><text:span text:style-name="T117">tolerance.</text:span></text:p>
        </text:list-item>
        <text:list-item>
          <text:p text:style-name="P123" loext:marker-style-name="T98"><text:span text:style-name="T48">Fluorescent</text:span><text:span text:style-name="T127"> </text:span><text:span text:style-name="T48">or</text:span><text:span text:style-name="T127"> </text:span><text:span text:style-name="T48">metallic</text:span><text:span text:style-name="T127"> </text:span><text:span text:style-name="T48">pigments</text:span><text:span text:style-name="T127"> </text:span><text:span text:style-name="T48">cannot</text:span><text:span text:style-name="T127"> </text:span><text:span text:style-name="T48">be</text:span><text:span text:style-name="T127"> </text:span><text:span text:style-name="T48">accurately matched.</text:span></text:p>
        </text:list-item>
        <text:list-item>
          <text:p text:style-name="P124" loext:marker-style-name="T98"><text:span text:style-name="T48">Individual</text:span><text:span text:style-name="T49"> </text:span><text:span text:style-name="T48">Colour</text:span><text:span text:style-name="T49"> </text:span><text:span text:style-name="T48">perception</text:span><text:span text:style-name="T49"> </text:span><text:span text:style-name="T48">differences</text:span><text:span text:style-name="T49"> </text:span><text:span text:style-name="T48">may</text:span><text:span text:style-name="T49"> </text:span><text:span text:style-name="T48">affect the results.</text:span></text:p>
        </text:list-item>
      </text:list>
      <text:p text:style-name="P125" loext:marker-style-name="T50"/>
      <text:p text:style-name="P44" loext:marker-style-name="T38"><text:span text:style-name="T55">──────────────────────────────────────────────────────</text:span><text:span text:style-name="T55"/></text:p>
      <text:p text:style-name="P126" loext:marker-style-name="T76"/>
      <text:list xml:id="list175324584966732" text:continue-list="list175324937523482" text:style-name="WWNum2">
        <text:list-item>
          <text:h text:style-name="P127" text:outline-level="2" loext:marker-style-name="T2"><text:span text:style-name="T97">Conversion Quality Metrics</text:span><text:span text:style-name="T97"/></text:h>
        </text:list-item>
      </text:list>
      <text:p text:style-name="P128" loext:marker-style-name="T98"><text:span text:style-name="T48">For</text:span><text:span text:style-name="T49"> </text:span><text:span text:style-name="T48">professional</text:span><text:span text:style-name="T49"> </text:span><text:span text:style-name="T48">Colour</text:span><text:span text:style-name="T49"> </text:span><text:span text:style-name="T48">documentation</text:span><text:span text:style-name="T49"> </text:span><text:span text:style-name="T48">r</text:span><text:span text:style-name="T107">equiring</text:span><text:span text:style-name="T128"> </text:span><text:span text:style-name="T107">both</text:span><text:span text:style-name="T128"> </text:span><text:span text:style-name="T107">screen</text:span><text:span text:style-name="T128"> </text:span><text:span text:style-name="T107">display</text:span><text:span text:style-name="T128"> </text:span><text:span text:style-name="T107">and</text:span><text:span text:style-name="T128"> </text:span><text:span text:style-name="T107">print</text:span><text:span text:style-name="T128"> </text:span><text:span text:style-name="T107">reproduction</text:span><text:span text:style-name="T48">, the recommended format presents dual Colour visor (sRGB and real CMYK simulation) accompanied by comprehensive technical data tables, by ensuring accurate colour communication across digital and print media workflows.</text:span></text:p>
      <text:p text:style-name="P129" loext:marker-style-name="T98"><text:span text:style-name="T48">Future EPUB implementation should embed RGB Colour swatches with sRGB ICC profile metadata</text:span><text:span text:style-name="T101"> </text:span><text:span text:style-name="T48">while</text:span><text:span text:style-name="T101"> </text:span><text:span text:style-name="T48">maintaining</text:span><text:span text:style-name="T101"> </text:span><text:span text:style-name="T48">numeric</text:span><text:span text:style-name="T101"> </text:span><text:span text:style-name="T48">Colour</text:span><text:span text:style-name="T101"> </text:span><text:span text:style-name="T48">data</text:span><text:span text:style-name="T101"> </text:span><text:span text:style-name="T48">in</text:span><text:span text:style-name="T101"> </text:span><text:span text:style-name="T48">accessible</text:span><text:span text:style-name="T101"> </text:span><text:span text:style-name="T48">text</text:span><text:span text:style-name="T101"> </text:span><text:span text:style-name="T48">format.</text:span><text:span text:style-name="T101"> </text:span></text:p>
      <text:p text:style-name="P129" loext:marker-style-name="T98"><text:span text:style-name="T48">PDF/X</text:span><text:span text:style-name="T101"> </text:span><text:span text:style-name="T48">standards are reserved for pre-press applications requiring embedded CMYK Colour spaces.</text:span></text:p>
      <text:p text:style-name="P130" loext:marker-style-name="T50"/>
      <text:p text:style-name="P112" loext:marker-style-name="T76"><text:span text:style-name="T76">class QualityMetrics:</text:span><text:span text:style-name="T76"/></text:p>
      <text:p text:style-name="P112" loext:marker-style-name="T76"><text:span text:style-name="T76"><text:s text:c="4"/>def __init__(self, conversion_results):</text:span><text:span text:style-name="T76"/></text:p>
      <text:p text:style-name="P112" loext:marker-style-name="T76"><text:span text:style-name="T76"><text:s text:c="8"/>self.cmyk_deltas = [r['cmyk_delta_e00'] for r in conversion_results]</text:span><text:span text:style-name="T76"/></text:p>
      <text:p text:style-name="P112" loext:marker-style-name="T76"><text:span text:style-name="T76"><text:s text:c="8"/>self.pantone_deltas = [r['pantone_delta_e00'] for r in conversion_results </text:span><text:span text:style-name="T76"/></text:p>
      <text:p text:style-name="P112" loext:marker-style-name="T76"><text:span text:style-name="T76"><text:s text:c="30"/>if r['pantone_delta_e00'] is not None]</text:span><text:span text:style-name="T76"/></text:p>
      <text:p text:style-name="P112" loext:marker-style-name="T76"><text:span text:style-name="T76"><text:s text:c="4"/></text:span><text:span text:style-name="T76"/></text:p>
      <text:p text:style-name="P112" loext:marker-style-name="T76"><text:span text:style-name="T76"><text:s text:c="4"/>def calculate_statistics(self):</text:span><text:span text:style-name="T76"/></text:p>
      <text:p text:style-name="P112" loext:marker-style-name="T76"><text:span text:style-name="T76"><text:s text:c="8"/>return {</text:span><text:span text:style-name="T76"/></text:p>
      <text:p text:style-name="P112" loext:marker-style-name="T76"><text:span text:style-name="T76"><text:s text:c="12"/>'cmyk_mean_delta': statistics.mean(self.cmyk_deltas),</text:span><text:span text:style-name="T76"/></text:p>
      <text:p text:style-name="P112" loext:marker-style-name="T76"><text:span text:style-name="T76"><text:s text:c="12"/>'cmyk_median_delta': statistics.median(self.cmyk_deltas),</text:span><text:span text:style-name="T76"/></text:p>
      <text:p text:style-name="P112" loext:marker-style-name="T76"><text:span text:style-name="T76"><text:s text:c="12"/>'pantone_mean_delta': statistics.mean(self.pantone_deltas),</text:span><text:span text:style-name="T76"/></text:p>
      <text:p text:style-name="P112" loext:marker-style-name="T76"><text:span text:style-name="T76"><text:s text:c="12"/>'excellent_rate': self.count_by_quality('excellent') / len(self.cmyk_deltas),</text:span><text:span text:style-name="T76"/></text:p>
      <text:p text:style-name="P112" loext:marker-style-name="T76"><text:span text:style-name="T76"><text:s text:c="12"/>'problematic_rate': self.count_by_quality('problematic') / len(self.cmyk_deltas)</text:span><text:span text:style-name="T76"/></text:p>
      <text:p text:style-name="P112" loext:marker-style-name="T76"><text:span text:style-name="T76"><text:s text:c="8"/>}</text:span><text:span text:style-name="T76"/></text:p>
      <text:p text:style-name="P111" loext:marker-style-name="T76"/>
      <text:p text:style-name="P111" loext:marker-style-name="T76"/>
      <text:p text:style-name="P111" loext:marker-style-name="T76"/>
      <text:p text:style-name="P111" loext:marker-style-name="T76"/>
      <text:p text:style-name="P111" loext:marker-style-name="T76"/>
      <text:h text:style-name="P131" text:outline-level="3" loext:marker-style-name="T69"><text:soft-page-break/><text:span text:style-name="T129"><text:s text:c="2"/>- Expected <text:s/>Quality <text:s/>Benchmarks <text:s/>- </text:span><text:span text:style-name="T129"/></text:h>
      <text:h text:style-name="P132" text:outline-level="3" loext:marker-style-name="T130"/>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Metric</text:p>
            </table:table-cell>
            <table:table-cell table:style-name="Table5.A1" office:value-type="string">
              <text:p text:style-name="P133">Target</text:p>
            </table:table-cell>
            <table:table-cell table:style-name="Table5.A1" office:value-type="string">
              <text:p text:style-name="Table_20_Heading">Rationale</text:p>
            </table:table-cell>
          </table:table-row>
        </table:table-header-rows>
        <table:table-row table:style-name="Table5.1">
          <table:table-cell table:style-name="Table5.A1" office:value-type="string">
            <text:p text:style-name="P134"><text:span text:style-name="Strong_20_Emphasis">CMYK Mean ΔE</text:span></text:p>
          </table:table-cell>
          <table:table-cell table:style-name="Table5.A1" office:value-type="string">
            <text:p text:style-name="P135">&lt; 3.0</text:p>
          </table:table-cell>
          <table:table-cell table:style-name="Table5.A1" office:value-type="string">
            <text:p text:style-name="P135">Acceptable for print production</text:p>
          </table:table-cell>
        </table:table-row>
        <table:table-row table:style-name="Table5.1">
          <table:table-cell table:style-name="Table5.A1" office:value-type="string">
            <text:p text:style-name="P134"><text:span text:style-name="Strong_20_Emphasis">Excellent Rate</text:span></text:p>
          </table:table-cell>
          <table:table-cell table:style-name="Table5.A1" office:value-type="string">
            <text:p text:style-name="P135">&gt; 60%</text:p>
          </table:table-cell>
          <table:table-cell table:style-name="Table5.A1" office:value-type="string">
            <text:p text:style-name="P135">Majority of colors imperceptible difference</text:p>
          </table:table-cell>
        </table:table-row>
        <table:table-row table:style-name="Table5.1">
          <table:table-cell table:style-name="Table5.A1" office:value-type="string">
            <text:p text:style-name="P134"><text:span text:style-name="Strong_20_Emphasis">Problematic Rate</text:span></text:p>
          </table:table-cell>
          <table:table-cell table:style-name="Table5.A1" office:value-type="string">
            <text:p text:style-name="P135">&lt; 10%</text:p>
          </table:table-cell>
          <table:table-cell table:style-name="Table5.A1" office:value-type="string">
            <text:p text:style-name="P135">Minimize clearly visible color shifts</text:p>
          </table:table-cell>
        </table:table-row>
        <table:table-row table:style-name="Table5.1">
          <table:table-cell table:style-name="Table5.A1" office:value-type="string">
            <text:p text:style-name="P134"><text:span text:style-name="Strong_20_Emphasis">Pantone Match Rate</text:span></text:p>
          </table:table-cell>
          <table:table-cell table:style-name="Table5.A1" office:value-type="string">
            <text:p text:style-name="P135">&gt; 80%</text:p>
          </table:table-cell>
          <table:table-cell table:style-name="Table5.A1" office:value-type="string">
            <text:p text:style-name="P135">Industry database completeness</text:p>
          </table:table-cell>
        </table:table-row>
      </table:table>
      <text:p text:style-name="P111" loext:marker-style-name="T76"/>
      <text:p text:style-name="P111" loext:marker-style-name="T76"/>
      <text:p text:style-name="P112" loext:marker-style-name="T131"><text:span text:style-name="T132"><text:s/>- ICC Profile <text:s/>Integration <text:s/>Method <text:s/>- </text:span><text:span text:style-name="T132"/></text:p>
      <text:p text:style-name="P63" loext:marker-style-name="T50"/>
      <text:p text:style-name="P136" loext:marker-style-name="T50"/>
      <text:p text:style-name="Text_20_body"># Profile Selection Rationale<text:line-break/><text:line-break/>ICC_PROFILE_DECISIONS = {</text:p>
      <text:p text:style-name="Text_20_body"><text:s text:c="4"/>'primary': 'PSOcoated_v3.icc',</text:p>
      <text:p text:style-name="Text_20_body"><text:s text:c="4"/>'reason': 'ISO 12647-2 standard for offset printing',</text:p>
      <text:p text:style-name="Text_20_body"><text:s text:c="4"/>'characteristics': {</text:p>
      <text:p text:style-name="Text_20_body"><text:s text:c="8"/>'gamut': 'Optimized for coated paper printing',</text:p>
      <text:p text:style-name="Text_20_body"><text:s text:c="8"/>'black_generation': 'GCR (Gray Component Replacement)',</text:p>
      <text:p text:style-name="Text_20_body"><text:s text:c="8"/>'rendering_intent': 'Relative Colorimetric',</text:p>
      <text:p text:style-name="Text_20_body"><text:s text:c="8"/>'black_point_compensation': True</text:p>
      <text:p text:style-name="Text_20_body"><text:s text:c="4"/>}</text:p>
      <text:p text:style-name="Text_20_body">}</text:p>
      <text:p text:style-name="Text_20_body"/>
      <text:p text:style-name="Text_20_body"/>
      <text:p text:style-name="Text_20_body"/>
      <text:p text:style-name="Text_20_body"/>
      <text:h text:style-name="P131" text:outline-level="3" loext:marker-style-name="T69"><text:span text:style-name="T129"><text:s/>- Rendering <text:s text:c="2"/>Intent <text:s text:c="2"/>Analysis <text:s/>- </text:span><text:span text:style-name="T129"/></text:h>
      <text:h text:style-name="Heading_20_2" text:outline-level="3"/>
      <text:p text:style-name="Text_20_body">RENDERING_INTENTS = {</text:p>
      <text:p text:style-name="Text_20_body"><text:s text:c="4"/>'perceptual': {</text:p>
      <text:p text:style-name="Text_20_body"><text:s text:c="8"/>'use_case': 'Photographic images',</text:p>
      <text:p text:style-name="Text_20_body"><text:s text:c="8"/>'gamut_mapping': 'Compresses entire gamut proportionally',</text:p>
      <text:p text:style-name="Text_20_body"><text:s text:c="8"/>'decision': 'Not chosen - too much color shift for spot colors'</text:p>
      <text:p text:style-name="Text_20_body"><text:s text:c="4"/>},</text:p>
      <text:p text:style-name="Text_20_body"><text:s text:c="4"/>'relative_colorimetric': {</text:p>
      <text:p text:style-name="Text_20_body"><text:s text:c="8"/>'use_case': 'Spot colors and logos', </text:p>
      <text:p text:style-name="Text_20_body"><text:s text:c="8"/>'gamut_mapping': 'Clips out-of-gamut colors to nearest equivalent',</text:p>
      <text:p text:style-name="Text_20_body"><text:s text:c="8"/>'decision': 'CHOSEN - Preserves in-gamut colors exactly',</text:p>
      <text:p text:style-name="Text_20_body"><text:s text:c="8"/>'black_point': 'Compensated to avoid gray shifts'</text:p>
      <text:p text:style-name="Text_20_body"><text:s text:c="4"/>}</text:p>
      <text:p text:style-name="Text_20_body">}</text:p>
      <text:p text:style-name="P63" loext:marker-style-name="T50"/>
      <text:p text:style-name="P63" loext:marker-style-name="T50"/>
      <text:p text:style-name="P63" loext:marker-style-name="T50"/>
      <text:p text:style-name="P63" loext:marker-style-name="T50"/>
      <text:h text:style-name="Heading_20_1" text:outline-level="2" loext:marker-style-name="T69"><text:span text:style-name="T129">- Batch <text:s/>Processing <text:s/>Strategy <text:s text:c="2"/>Adopted <text:s/>-</text:span><text:span text:style-name="T129"/></text:h>
      <text:p text:style-name="Text_20_body"/>
      <text:p text:style-name="Text_20_body">class BatchProcessor:</text:p>
      <text:p text:style-name="Text_20_body"/>
      <text:p text:style-name="Text_20_body"><text:s text:c="4"/>def __init__(self, chunk_size=100):</text:p>
      <text:p text:style-name="Text_20_body"><text:s text:c="8"/>self.chunk_size = chunk_size</text:p>
      <text:p text:style-name="Text_20_body"><text:s text:c="8"/></text:p>
      <text:p text:style-name="Text_20_body"><text:s text:c="4"/>def process_colors_batch(self, color_data):</text:p>
      <text:p text:style-name="Text_20_body"><text:s text:c="8"/>"""</text:p>
      <text:p text:style-name="Text_20_body"><text:s text:c="8"/>Process colors in chunks to optimize memory usage</text:p>
      <text:p text:style-name="Text_20_body"><text:soft-page-break/><text:s text:c="8"/>and provide progress feedback</text:p>
      <text:p text:style-name="Text_20_body"><text:s text:c="8"/>"""</text:p>
      <text:p text:style-name="Text_20_body"><text:s text:c="8"/></text:p>
      <text:p text:style-name="Text_20_body"><text:s text:c="8"/>total_colors = len(color_data)</text:p>
      <text:p text:style-name="Text_20_body"><text:s text:c="8"/>processed = 0</text:p>
      <text:p text:style-name="Text_20_body"><text:s text:c="8"/></text:p>
      <text:p text:style-name="Text_20_body"><text:s text:c="8"/>for chunk_start in range(0, total_colors, self.chunk_size):</text:p>
      <text:p text:style-name="Text_20_body"/>
      <text:p text:style-name="Text_20_body"><text:s text:c="12"/>chunk_end = min(chunk_start + self.chunk_size, total_colors)</text:p>
      <text:p text:style-name="Text_20_body"><text:s text:c="12"/>chunk = list(color_data.items())[chunk_start:chunk_end]</text:p>
      <text:p text:style-name="Text_20_body"><text:s text:c="12"/></text:p>
      <text:p text:style-name="Text_20_body"/>
      <text:p text:style-name="Text_20_body"/>
      <text:p text:style-name="Text_20_body"><text:s text:c="12"/># Process chunk with single ICC transform initialization</text:p>
      <text:p text:style-name="Text_20_body"/>
      <text:p text:style-name="Text_20_body"><text:s text:c="12"/>for color_id, data in chunk:</text:p>
      <text:p text:style-name="Text_20_body"/>
      <text:p text:style-name="Text_20_body"/>
      <text:p text:style-name="Text_20_body"><text:s text:c="16"/>self.process_single_color(color_id, data)</text:p>
      <text:p text:style-name="Text_20_body"><text:s text:c="16"/>processed += 1</text:p>
      <text:p text:style-name="Text_20_body"><text:s text:c="16"/></text:p>
      <text:p text:style-name="Text_20_body"><text:s text:c="16"/>if processed % 50 == 0:</text:p>
      <text:p text:style-name="Text_20_body"/>
      <text:p text:style-name="Text_20_body"><text:s text:c="20"/>progress = (processed / total_colors) * 100</text:p>
      <text:p text:style-name="Text_20_body"><text:s text:c="20"/>print(f"Progress: {progress:.1f}% ({processed}/{total_colors})")</text:p>
      <text:h text:style-name="P137" text:outline-level="2" loext:marker-style-name="T133"/>
      <text:h text:style-name="P137" text:outline-level="2" loext:marker-style-name="T133"/>
      <text:h text:style-name="P137" text:outline-level="2" loext:marker-style-name="T133"/>
      <text:h text:style-name="Heading_20_1" text:outline-level="2" loext:marker-style-name="T122"><text:span text:style-name="T71">- Valitations <text:s/>&amp; <text:s/>Testings -</text:span><text:span text:style-name="T71"/></text:h>
      <text:h text:style-name="P137" text:outline-level="2" loext:marker-style-name="T133"/>
      <text:h text:style-name="P137" text:outline-level="2" loext:marker-style-name="T133"/>
      <text:p text:style-name="Text_20_body">def validate_conversion_quality(self, results):</text:p>
      <text:p text:style-name="Text_20_body"><text:s text:c="4"/>"""</text:p>
      <text:p text:style-name="Text_20_body"><text:s text:c="4"/>Automated validation of conversion results</text:p>
      <text:p text:style-name="Text_20_body"><text:s text:c="4"/></text:p>
      <text:p text:style-name="Text_20_body"><text:s text:c="4"/>Fails pipeline if quality thresholds not met</text:p>
      <text:p text:style-name="Text_20_body"><text:s text:c="4"/>"""</text:p>
      <text:p text:style-name="Text_20_body"><text:s text:c="4"/></text:p>
      <text:p text:style-name="Text_20_body"><text:s text:c="4"/>quality_checks = {</text:p>
      <text:p text:style-name="Text_20_body"><text:s text:c="8"/>'cmyk_extreme_delta': len([r for r in results if r['cmyk_delta_e00'] &gt; 15]),</text:p>
      <text:p text:style-name="Text_20_body"><text:s text:c="8"/>'missing_pantone_rate': len([r for r in results if r['pantone_name'] == 'N/A']) / len(results),</text:p>
      <text:p text:style-name="Text_20_body"><text:s text:c="8"/>'invalid_rgb_count': len([r for r in results if not r['has_valid_rgb']]),</text:p>
      <text:p text:style-name="Text_20_body"><text:s text:c="8"/>'color_space_violations': self.check_color_space_violations(results)</text:p>
      <text:p text:style-name="Text_20_body"><text:s text:c="4"/>}</text:p>
      <text:p text:style-name="Text_20_body"><text:s text:c="4"/></text:p>
      <text:p text:style-name="Text_20_body"><text:s text:c="4"/># Quality gates</text:p>
      <text:p text:style-name="Text_20_body"><text:s text:c="4"/>assert quality_checks['cmyk_extreme_delta'] &lt; len(results) * 0.05, "Too many extreme CMYK deltas"</text:p>
      <text:p text:style-name="Text_20_body"><text:s text:c="4"/>assert quality_checks['missing_pantone_rate'] &lt; 0.3, "Pantone match rate too low"</text:p>
      <text:p text:style-name="Text_20_body"><text:s text:c="4"/></text:p>
      <text:p text:style-name="Text_20_body"><text:s text:c="4"/>return quality_checks</text:p>
      <text:p text:style-name="Text_20_body"/>
      <text:p text:style-name="Title"/>
      <text:p text:style-name="P125" loext:marker-style-name="T50"/>
      <text:p text:style-name="P44" loext:marker-style-name="T38"><text:span text:style-name="T55">──────────────────────────────────────────────────────</text:span><text:span text:style-name="T55"/></text:p>
      <text:p text:style-name="P138" loext:marker-style-name="T134"/>
      <text:h text:style-name="P139" text:outline-level="2" loext:marker-style-name="T2"><text:span text:style-name="T135">6.<text:tab/>Considerations</text:span><text:span text:style-name="T135"/></text:h>
      <text:p text:style-name="Text_20_body" loext:marker-style-name="Strong Emphasis"><text:span text:style-name="Strong_20_Emphasis"/></text:p>
      <text:p text:style-name="Text_20_body" loext:marker-style-name="Strong Emphasis"><text:span text:style-name="Strong_20_Emphasis"/></text:p>
      <text:h text:style-name="Heading_20_2" text:outline-level="3"><text:span text:style-name="Strong_20_Emphasis"><text:span text:style-name="T136">1.<text:tab/>Wide Gamut Support</text:span></text:span><text:span text:style-name="T137"> </text:span></text:h>
      <text:h text:style-name="Heading_20_2" text:outline-level="3"/>
      <text:list text:style-name="WWNum3">
        <text:list-item>
          <text:list>
            <text:list-item>
              <text:p text:style-name="P140">Rec2020 color space integration for future displays </text:p>
            </text:list-item>
            <text:list-item>
              <text:p text:style-name="P140">Extended gamut Pantone colors </text:p>
            </text:list-item>
          </text:list>
        </text:list-item>
      </text:list>
      <text:p text:style-name="Text_20_body"/>
      <text:h text:style-name="Heading_20_2" text:outline-level="3"><text:span text:style-name="Strong_20_Emphasis"><text:span text:style-name="T136">2. <text:tab/>Machine Learning Enhancement</text:span></text:span><text:span text:style-name="T137"> </text:span></text:h>
      <text:h text:style-name="Heading_20_2" text:outline-level="3"/>
      <text:list text:continue-numbering="true" text:style-name="WWNum3">
        <text:list-item>
          <text:list>
            <text:list-item>
              <text:p text:style-name="P140">Trained models for better Pantone matching </text:p>
            </text:list-item>
            <text:list-item>
              <text:p text:style-name="P140">Metameric color prediction </text:p>
            </text:list-item>
          </text:list>
        </text:list-item>
      </text:list>
      <text:p text:style-name="Text_20_body" loext:marker-style-name="Strong Emphasis"><text:span text:style-name="Strong_20_Emphasis"/></text:p>
      <text:h text:style-name="Heading_20_2" text:outline-level="3"><text:span text:style-name="Strong_20_Emphasis"><text:span text:style-name="T136">3. <text:tab/>Real-time Processing</text:span></text:span><text:span text:style-name="T137"> </text:span></text:h>
      <text:h text:style-name="Heading_20_2" text:outline-level="3"/>
      <text:list text:continue-numbering="true" text:style-name="WWNum3">
        <text:list-item>
          <text:list>
            <text:list-item>
              <text:p text:style-name="P140">GPU acceleration for ICC transformations </text:p>
            </text:list-item>
            <text:list-item>
              <text:p text:style-name="P141">Streaming pipeline for large datasets </text:p>
            </text:list-item>
          </text:list>
        </text:list-item>
      </text:list>
      <text:p text:style-name="P125" loext:marker-style-name="T50"/>
      <text:p text:style-name="P44" loext:marker-style-name="T38"><text:span text:style-name="T55">──────────────────────────────────────────────────────</text:span><text:span text:style-name="T55"/></text:p>
      <text:p text:style-name="P138" loext:marker-style-name="T134"/>
      <text:h text:style-name="P142" text:outline-level="3" loext:marker-style-name="T138"/>
      <text:h text:style-name="Heading_20_2" text:outline-level="3" loext:marker-style-name="T139"><text:span text:style-name="T140"><text:s/>- Quality <text:s text:c="2"/>Assurance <text:s/>and <text:s text:c="2"/>Validation <text:s/>Requirements <text:s/>- </text:span><text:span text:style-name="T140"/></text:h>
      <text:list text:continue-list="list175324584966732" text:style-name="WWNum2">
        <text:list-item>
          <text:list>
            <text:list-item>
              <text:p text:style-name="P143" loext:marker-style-name="T98"><text:span text:style-name="T48">Verify</text:span><text:span text:style-name="T101"> </text:span><text:span text:style-name="T48">sRGB</text:span><text:span text:style-name="T101"> </text:span><text:span text:style-name="T48">display</text:span><text:span text:style-name="T101"> </text:span><text:span text:style-name="T48">under</text:span><text:span text:style-name="T101"> </text:span><text:span text:style-name="T48">D65º</text:span><text:span text:style-name="T101"> </text:span><text:span text:style-name="T48">illuminant,</text:span><text:span text:style-name="T101"> </text:span><text:span text:style-name="T48">validate</text:span><text:span text:style-name="T101"> </text:span><text:span text:style-name="T48">CMYK</text:span><text:span text:style-name="T101"> </text:span><text:span text:style-name="T48">proofs</text:span><text:span text:style-name="T101"> </text:span><text:span text:style-name="T48">under D50º.</text:span></text:p>
            </text:list-item>
            <text:list-item>
              <text:p text:style-name="P144" loext:marker-style-name="T98"><text:span text:style-name="T48">Document</text:span><text:span text:style-name="T49"> </text:span><text:span text:style-name="T48">out-of-gamut</text:span><text:span text:style-name="T49"> c</text:span><text:span text:style-name="T48">olours</text:span><text:span text:style-name="T49"> are noticed with indications.</text:span></text:p>
            </text:list-item>
            <text:list-item>
              <text:p text:style-name="P145" loext:marker-style-name="T98"><text:span text:style-name="T49">Check the c</text:span><text:span text:style-name="T48">olour</text:span><text:span text:style-name="T49"> </text:span><text:span text:style-name="T48">reproduction</text:span><text:span text:style-name="T49"> </text:span><text:span text:style-name="T48">across</text:span><text:span text:style-name="T49"> </text:span><text:span text:style-name="T48">different</text:span><text:span text:style-name="T49"> </text:span><text:span text:style-name="T48">operating</text:span><text:span text:style-name="T49"> </text:span><text:span text:style-name="T48">systems</text:span><text:span text:style-name="T49"> </text:span><text:span text:style-name="T48">and</text:span><text:span text:style-name="T49"> </text:span><text:span text:style-name="T48">displays</text:span><text:span text:style-name="T117">.</text:span></text:p>
            </text:list-item>
            <text:list-item>
              <text:p text:style-name="P145"><text:span text:style-name="T141"><text:s/></text:span><text:span text:style-name="T48">Include</text:span><text:span text:style-name="T49"> </text:span><text:span text:style-name="T48">textual</text:span><text:span text:style-name="T49"> </text:span><text:span text:style-name="T48">Colour</text:span><text:span text:style-name="T49"> </text:span><text:span text:style-name="T48">descriptions</text:span><text:span text:style-name="T49"> </text:span><text:span text:style-name="T48">and</text:span><text:span text:style-name="T49"> </text:span><text:span text:style-name="T48">num.</text:span><text:span text:style-name="T49"> </text:span><text:span text:style-name="T48">values</text:span><text:span text:style-name="T49"> </text:span><text:span text:style-name="T48">for</text:span><text:span text:style-name="T49"> </text:span><text:span text:style-name="T48">vision-impaired </text:span><text:span text:style-name="T117">users.</text:span></text:p>
            </text:list-item>
            <text:list-item>
              <text:p text:style-name="P145"><text:span text:style-name="T48">Colours</text:span><text:span text:style-name="T127"> </text:span><text:span text:style-name="T48">exceeding</text:span><text:span text:style-name="T127"> </text:span><text:span text:style-name="T48">sRGB/CMYK</text:span><text:span text:style-name="T127"> </text:span><text:span text:style-name="T48">gamut</text:span><text:span text:style-name="T127"> </text:span><text:span text:style-name="T48">boundaries</text:span><text:span text:style-name="T127"> <text:line-break/></text:span><text:span text:style-name="T48">undergo automatic clipping with potential Colour shift.</text:span></text:p>
            </text:list-item>
            <text:list-item>
              <text:p text:style-name="P145"><text:span text:style-name="T48">Results</text:span><text:span text:style-name="T127"> </text:span><text:span text:style-name="T48">are</text:span><text:span text:style-name="T127"> </text:span><text:span text:style-name="T48">computational</text:span><text:span text:style-name="T127"> </text:span><text:span text:style-name="T48">approximations;</text:span><text:span text:style-name="T127"> <text:line-break/></text:span><text:span text:style-name="T48">physical</text:span><text:span text:style-name="T127"> </text:span><text:span text:style-name="T48">verification</text:span><text:span text:style-name="T127"> </text:span><text:span text:style-name="T48">with Pantone Colour Bridge required.</text:span></text:p>
            </text:list-item>
            <text:list-item>
              <text:p text:style-name="P145"><text:span text:style-name="T48">Colour</text:span><text:span text:style-name="T49"> </text:span><text:span text:style-name="T48">appearance</text:span><text:span text:style-name="T49"> </text:span><text:span text:style-name="T48">depends</text:span><text:span text:style-name="T49"> </text:span><text:span text:style-name="T48">on</text:span><text:span text:style-name="T49"> </text:span><text:span text:style-name="T48">illuminant</text:span><text:span text:style-name="T49"> </text:span><text:span text:style-name="T48">and</text:span><text:span text:style-name="T49"> </text:span><text:span text:style-name="T48">observer;</text:span><text:span text:style-name="T49"> <text:line-break/></text:span><text:span text:style-name="T48">maintain D50/2° reference standard.</text:span></text:p>
            </text:list-item>
            <text:list-item>
              <text:p text:style-name="P145"><text:span text:style-name="T48">Commercial</text:span><text:span text:style-name="T127"> </text:span><text:span text:style-name="T48">printing</text:span><text:span text:style-name="T127"> </text:span><text:span text:style-name="T48">introduces</text:span><text:span text:style-name="T127"> </text:span><text:span text:style-name="T48">±2-3</text:span><text:span text:style-name="T127"> </text:span><text:span text:style-name="T118"></text:span><text:span text:style-name="T48">E00</text:span><text:span text:style-name="T127"> </text:span><text:span text:style-name="T48">variation;</text:span><text:span text:style-name="T127"> <text:line-break/></text:span><text:span text:style-name="T48">specify acceptable tolerance ranges.</text:span></text:p>
            </text:list-item>
          </text:list>
        </text:list-item>
      </text:list>
      <text:h text:style-name="P98" text:outline-level="3" loext:marker-style-name="T139"><text:span text:style-name="Strong_20_Emphasis"><text:span text:style-name="T142"><text:s/>- Final <text:s/>Notes <text:s/>- </text:span></text:span><text:span text:style-name="T142"/></text:h>
      <text:h text:style-name="P146" text:outline-level="3" loext:marker-style-name="T143"><text:span text:style-name="Strong_20_Emphasis"><text:span text:style-name="T144"/></text:span></text:h>
      <text:p text:style-name="P147" loext:marker-style-name="T145"><text:span text:style-name="T146">While the data capture has been carried out under the best possible technical conditions, this document cannot exactly substitute the precise colorimetric compositions used by the manufacturers. In fact, not even the manufacturers themselves could maintain 100% colorimetric accuracy when producing their pigments.</text:span><text:span text:style-name="T146"/></text:p>
      <text:p text:style-name="P147" loext:marker-style-name="T145"><text:span text:style-name="T146">In any case, the aim of this project is to faithfully preserve the composition of <text:line-break/>each of the pigments that the animation industry presented to us.</text:span><text:span text:style-name="T146"/></text:p>
      <text:p text:style-name="P148" loext:marker-style-name="T98"/>
      <text:p text:style-name="P149" loext:marker-style-name="T98"><text:span text:style-name="T48">If you want to preserve these colour charts in printed form, you can use your own ICC profiles (Remember to explain to your printer that the colours must not be converted, but rather the embedded ICC profile in the document must be used).</text:span><text:span text:style-name="T48"/></text:p>
      <text:p text:style-name="P150" loext:marker-style-name="T50"/>
      <text:h text:style-name="P36" text:outline-level="2" loext:marker-style-name="T2"><text:span text:style-name="T135">7.<text:tab/><text:tab/>References</text:span><text:span text:style-name="T135"/></text:h>
      <text:p text:style-name="Text_20_body"/>
      <text:p text:style-name="Text_20_body"/>
      <text:list text:style-name="WWNum4">
        <text:list-item>
          <text:p text:style-name="P151" loext:marker-style-name="T147"><text:a xlink:type="simple" xlink:href="https://www.kanzenshuu.com/forum/viewtopic.php?t=19448" text:style-name="Internet_20_link" text:visited-style-name="Visited_20_Internet_20_Link"><text:span text:style-name="Internet_20_link"><text:span text:style-name="T147">https://www.kanzenshuu.com/forum/viewtopic.php?t=19448</text:span></text:span></text:a></text:p>
        </text:list-item>
        <text:list-item>
          <text:p text:style-name="P151" loext:marker-style-name="T147"><text:a xlink:type="simple" xlink:href="http://www.style.fm/as/05_column/tsujita/tsujita_bn.shtml" text:style-name="Internet_20_link" text:visited-style-name="Visited_20_Internet_20_Link"><text:span text:style-name="Internet_20_link"><text:span text:style-name="T147">http://www.style.fm/as/05_column/tsujita/tsujita_bn.shtml</text:span></text:span></text:a></text:p>
        </text:list-item>
        <text:list-item>
          <text:p text:style-name="P151" loext:marker-style-name="T147"><text:a xlink:type="simple" xlink:href="https://animestyle.jp/column/" text:style-name="Internet_20_link" text:visited-style-name="Visited_20_Internet_20_Link"><text:span text:style-name="Internet_20_link"><text:span text:style-name="T147">https://animestyle.jp/column/</text:span></text:span></text:a></text:p>
        </text:list-item>
        <text:list-item>
          <text:p text:style-name="P151" loext:marker-style-name="T147"><text:a xlink:type="simple" xlink:href="https://www.nekomataya.info/" text:style-name="Internet_20_link" text:visited-style-name="Visited_20_Internet_20_Link"><text:span text:style-name="Internet_20_link"><text:span text:style-name="T147">https://www.nekomataya.info/</text:span></text:span></text:a></text:p>
        </text:list-item>
      </text:list>
      <text:p text:style-name="P152" loext:marker-style-name="T147"/>
      <text:list text:continue-numbering="true" text:style-name="WWNum4">
        <text:list-item>
          <text:p text:style-name="P151" loext:marker-style-name="T147"><text:span text:style-name="Strong_20_Emphasis">CIE Publication 15:2004</text:span> - Colorimetry, 3rd Edition </text:p>
        </text:list-item>
        <text:list-item>
          <text:p text:style-name="P151" loext:marker-style-name="T147"><text:span text:style-name="Strong_20_Emphasis">ISO 12647-2:2013</text:span> - Process control for offset lithographic processes </text:p>
        </text:list-item>
        <text:list-item>
          <text:p text:style-name="P151" loext:marker-style-name="T147"><text:span text:style-name="Strong_20_Emphasis">CIE Technical Report 224:2017</text:span> - Colour fidelity index for accurate scientific use </text:p>
        </text:list-item>
        <text:list-item>
          <text:p text:style-name="P151" loext:marker-style-name="T147"><text:span text:style-name="Strong_20_Emphasis">ICC.1:2010</text:span> - Image technology colour management — Architecture, profile format and data structure</text:p>
        </text:list-item>
      </text:list>
      <text:p text:style-name="Text_20_body"/>
      <text:p text:style-name="P63" loext:marker-style-name="T50"/>
      <text:p text:style-name="P63" loext:marker-style-name="T50"/>
      <text:p text:style-name="P63" loext:marker-style-name="T50"/>
      <text:p text:style-name="P63" loext:marker-style-name="T50"/>
      <text:p text:style-name="P153" loext:marker-style-name="T50"/>
      <text:p text:style-name="P154" loext:marker-style-name="T30"><text:span text:style-name="T31">— End of Technical Documentation </text:span><text:span text:style-name="T147">—<text:line-break/></text:span></text:p>
      <text:p text:style-name="P44" loext:marker-style-name="T38"><text:span text:style-name="T55">──────────────────────────────────────────────────────</text:span><text:span text:style-name="T55"/></text:p>
      <text:p text:style-name="P63" loext:marker-style-name="T50"/>
      <text:p text:style-name="P155" loext:marker-style-name="T148"><text:span text:style-name="T149"><text:line-break/>Work done out of love for colour <text:line-break/>and preservation of hand-made <text:line-break/>anime material and techniques !</text:span><text:span text:style-name="T149"/></text:p>
      <text:p text:style-name="P153" loext:marker-style-name="T50"/>
      <text:p text:style-name="P153" loext:marker-style-name="T50"/>
      <text:p text:style-name="P156" loext:marker-style-name="T14"/>
      <text:p text:style-name="P157" loext:marker-style-name="T14"/>
      <text:p text:style-name="P157" loext:marker-style-name="T14"/>
      <text:p text:style-name="P157" loext:marker-style-name="T14"/>
      <text:p text:style-name="P157" loext:marker-style-name="T14"/>
      <text:p text:style-name="P157" loext:marker-style-name="T14"/>
      <text:p text:style-name="P157" loext:marker-style-name="T14"/>
      <text:p text:style-name="P157" loext:marker-style-name="T14"/>
      <text:p text:style-name="P158" loext:marker-style-name="T15">Intentionally <text:s/>left <text:s/>bla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Amiri1" svg:font-family="Amiri" style:font-family-generic="swiss" style:font-pitch="variable"/>
    <style:font-face style:name="Amiri2" svg:font-family="Amiri" style:font-family-generic="system" style:font-pitch="variable"/>
    <style:font-face style:name="Arial" svg:font-family="Arial" style:font-family-generic="swiss" style:font-pitch="variable"/>
    <style:font-face style:name="Arial MT" svg:font-family="'Arial MT'" style:font-family-generic="swiss" style:font-pitch="variable"/>
    <style:font-face style:name="Arial MT1" svg:font-family="'Arial MT'" style:font-family-generic="system" style:font-pitch="variable"/>
    <style:font-face style:name="Arial1" svg:font-family="Arial" style:font-family-generic="system" style:font-pitch="variable"/>
    <style:font-face style:name="BPG Glaho GPL&amp;GNU" svg:font-family="'BPG Glaho GPL&amp;GNU'" style:font-family-generic="swiss" style:font-pitch="variable"/>
    <style:font-face style:name="BPG Glaho GPL&amp;GNU1" svg:font-family="'BPG Glaho GPL&amp;GNU'" style:font-family-generic="system" style:font-pitch="variable"/>
    <style:font-face style:name="BPG Gorda GPL&amp;GNU" svg:font-family="'BPG Gorda GPL&amp;GNU'" style:font-family-generic="swiss" style:font-pitch="variable"/>
    <style:font-face style:name="BPG Serif GPL&amp;GNU" svg:font-family="'BPG Serif GPL&amp;GNU'"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swiss"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hyphenation-keep="page" loext:hyphenation-keep-type="column" style:writing-mode="lr-tb"/>
      <style:text-properties style:use-window-font-color="true" loext:opacity="0%" style:font-name="Arial MT" fo:font-family="'Arial MT'" style:font-family-generic="swiss" style:font-pitch="variable" fo:font-size="11pt" fo:language="en" fo:country="US" style:letter-kerning="false"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Courier New" fo:font-family="'Courier New'" style:font-family-generic="swiss" style:font-pitch="variable" fo:font-size="9pt" fo:language="en" fo:country="US" style:font-name-asian="Courier New1" style:font-family-asian="'Courier New'" style:font-family-generic-asian="system" style:font-pitch-asian="variable" style:font-size-asian="9pt" style:language-asian="en" style:country-asian="US" style:font-name-complex="Courier New1" style:font-family-complex="'Courier New'" style:font-family-generic-complex="system" style:font-pitch-complex="variable" style:font-size-complex="9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chapter">
      <style:paragraph-properties fo:margin-left="0.212cm"/>
      <style:text-properties style:font-name="Arial" fo:font-family="Arial" style:font-family-generic="swiss" style:font-pitch="variable" fo:font-size="18pt" fo:language="en" fo:country="US" fo:font-weight="bold" style:font-name-asian="Arial1" style:font-family-asian="Arial"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8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212cm"/>
      <style:text-properties style:font-name="Arial" fo:font-family="Arial" style:font-family-generic="swiss"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class="chapter">
      <style:paragraph-properties fo:margin-left="0.002cm" fo:margin-right="2.496cm" fo:text-align="center" style:justify-single-word="false"/>
      <style:text-properties style:font-name="Arial" fo:font-family="Arial" style:font-family-generic="swiss" style:font-pitch="variable" fo:font-size="32pt" fo:language="en" fo:country="US" fo:font-weight="bold" style:font-name-asian="Arial1" style:font-family-asian="Arial" style:font-family-generic-asian="system" style:font-pitch-asian="variable" style:font-size-asian="32pt" style:language-asian="en" style:country-asian="US" style:font-weight-asian="bold" style:font-name-complex="Arial1" style:font-family-complex="Arial" style:font-family-generic-complex="system" style:font-pitch-complex="variable" style:font-size-complex="32pt" style:language-complex="ar" style:country-complex="SA" style:font-weight-complex="bold"/>
    </style:style>
    <style:style style:name="List_20_Paragraph" style:display-name="List Paragraph" style:family="paragraph" style:parent-style-name="Standard">
      <style:paragraph-properties fo:margin-left="0.212cm" fo:margin-top="0.208cm" fo:margin-bottom="0cm" style:contextual-spacing="false"/>
      <style:text-properties style:font-name="Arial MT" fo:font-family="'Arial MT'" style:font-family-generic="swiss"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212cm" fo:margin-top="0.224cm" fo:margin-bottom="0cm" style:contextual-spacing="false"/>
      <style:text-properties style:font-name="Arial MT" fo:font-family="'Arial MT'" style:font-family-generic="swiss"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Footer" style:family="paragraph" style:parent-style-name="Header_20_and_20_Footer"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alibri1" fo:font-family="Calibri" style:font-family-generic="swiss" style:font-pitch="variable" fo:font-size="11pt" fo:letter-spacing="normal" fo:language="en" fo:country="US" fo:font-style="normal" fo:font-weight="normal" style:font-size-asian="11pt" style:language-asian="en" style:country-asian="US" style:font-style-asian="normal" style:font-weight-asian="normal" style:font-name-complex="Arial MT1"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text-properties style:font-name="Arial" fo:font-family="Arial" style:font-family-generic="swiss" style:font-pitch="variable" fo:font-size="18pt" fo:letter-spacing="normal" fo:language="en" fo:country="US" fo:font-style="normal" fo:font-weight="bold" style:font-name-asian="Arial1" style:font-family-asian="Arial" style:font-family-generic-asian="system" style:font-pitch-asian="variable" style:font-size-asian="18pt" style:language-asian="en" style:country-asian="US" style:font-style-asian="normal" style:font-weight-asian="bold" style:font-name-complex="Arial1" style:font-family-complex="Arial" style:font-family-generic-complex="system" style:font-pitch-complex="variable" style:font-size-complex="18pt" style:language-complex="ar" style:country-complex="SA" style:font-style-complex="normal" style:font-weight-complex="bold" style:text-scale="100%"/>
    </style:style>
    <style:style style:name="ListLabel_20_11" style:display-name="ListLabel 11" style:family="text">
      <style:text-properties style:font-name="Calibri1" fo:font-family="Calibri" style:font-family-generic="swiss" style:font-pitch="variable" fo:font-size="11pt" fo:letter-spacing="normal" fo:language="en" fo:country="US" fo:font-style="normal" fo:font-weight="normal" style:font-size-asian="11pt" style:language-asian="en" style:country-asian="US" style:font-style-asian="normal" style:font-weight-asian="normal" style:font-name-complex="Arial MT1" style:font-family-complex="'Arial MT'" style:font-family-generic-complex="system" style:font-pitch-complex="variable" style:font-size-complex="11pt" style:language-complex="ar" style:country-complex="SA" style:font-style-complex="normal" style:font-weight-complex="normal" style:text-scale="100%"/>
    </style:style>
    <style:style style:name="ListLabel_20_12" style:display-name="ListLabel 12"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3" style:display-name="ListLabel 13"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4" style:display-name="ListLabel 14"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5" style:display-name="ListLabel 15"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6" style:display-name="ListLabel 16"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7" style:display-name="ListLabel 17"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8" style:display-name="ListLabel 18" style:family="text">
      <style:text-properties style:font-name="Calibri" fo:font-family="Calibri" style:font-family-generic="roman" style:font-pitch="variable" fo:language="en" fo:country="US" style:language-asian="en" style:country-asian="US" style:font-name-complex="Symbol" style:font-family-complex="Symbol" style:font-family-generic-complex="system" style:font-pitch-complex="variable" style:language-complex="ar" style:country-complex="SA"/>
    </style:style>
    <style:style style:name="ListLabel_20_19" style:display-name="ListLabel 19" style:family="text"/>
    <style:style style:name="ListLabel_20_20" style:display-name="ListLabel 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letter-spacing="-0.004cm" fo:font-weight="bold" style:font-weight-asian="bold" style:font-weight-complex="bold"/>
    </style:style>
    <style:style style:name="ListLabel_20_47" style:display-name="ListLabel 47" style:family="text">
      <style:text-properties fo:color="#545454" loext:opacity="100%" fo:font-size="10pt" fo:letter-spacing="-0.018cm"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45cm" fo:margin-left="0.212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45cm" fo:margin-left="2.039cm"/>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45cm" fo:margin-left="3.868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45cm" fo:margin-left="5.697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45cm" fo:margin-left="7.527cm"/>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45cm" fo:margin-left="9.356cm"/>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45cm" fo:margin-left="11.185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45cm" fo:margin-left="13.012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45cm" fo:margin-left="14.84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3cm" fo:margin-left="0.212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45cm" fo:margin-left="0.212cm"/>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45cm" fo:margin-left="3.868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45cm" fo:margin-left="5.697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45cm" fo:margin-left="7.527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45cm" fo:margin-left="9.356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45cm" fo:margin-left="11.185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45cm" fo:margin-left="13.012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45cm" fo:margin-left="14.84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left="-2.401cm" fo:margin-right="0cm" fo:margin-top="0cm" fo:margin-bottom="0cm" style:contextual-spacing="false" fo:line-height="100%" fo:text-align="center" style:justify-single-word="false" fo:orphans="0" fo:widows="0" fo:hyphenation-ladder-count="no-limit" fo:hyphenation-keep="auto" loext:hyphenation-keep-type="column" fo:text-indent="0cm" style:auto-text-indent="false" text:number-lines="false" text:line-number="0" style:writing-mode="lr-tb"/>
      <style:text-properties fo:hyphenate="false" fo:hyphenation-remain-char-count="2" fo:hyphenation-push-char-count="2" loext:hyphenation-no-caps="false" loext:hyphenation-no-last-word="false" loext:hyphenation-word-char-count="5" loext:hyphenation-zone="no-limit"/>
    </style:style>
    <style:page-layout style:name="Mpm1">
      <style:page-layout-properties fo:page-width="21.001cm" fo:page-height="29.7cm" style:num-format="1" style:print-orientation="portrait" fo:margin-top="3.387cm" fo:margin-bottom="0.12cm" fo:margin-left="2.499cm" fo:margin-right="0cm" style:writing-mode="lr-tb" style:layout-grid-color="#c0c0c0" style:layout-grid-lines="1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97cm" fo:margin-left="0cm" fo:margin-right="0cm" fo:margin-top="1.296cm" style:dynamic-spacing="true"/>
      </style:footer-style>
    </style:page-layout>
    <style:page-layout style:name="Mpm2">
      <style:page-layout-properties fo:page-width="21.001cm" fo:page-height="29.7cm" style:num-format="1" style:print-orientation="portrait" fo:margin-top="3.104cm" fo:margin-bottom="0cm" fo:margin-left="2.499cm" fo:margin-right="0cm" style:writing-mode="lr-tb" style:layout-grid-color="#c0c0c0" style:layout-grid-lines="1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4cm" fo:margin-left="0cm" fo:margin-right="0cm" fo:margin-top="0.393cm" style:dynamic-spacing="true"/>
      </style:footer-style>
    </style:page-layout>
    <style:page-layout style:name="Mpm3">
      <style:page-layout-properties fo:page-width="21.001cm" fo:page-height="29.7cm" style:num-format="1" style:print-orientation="portrait" fo:margin-top="1.499cm" fo:margin-bottom="0cm" fo:margin-left="2.499cm" fo:margin-right="0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184cm" fo:margin-left="0cm" fo:margin-right="0cm" fo:margin-top="2.083cm" style:dynamic-spacing="true"/>
      </style:footer-style>
    </style:page-layout>
    <style:page-layout style:name="Mpm4">
      <style:page-layout-properties fo:page-width="21.001cm" fo:page-height="29.7cm" style:num-format="1" style:print-orientation="portrait" fo:margin-top="1.725cm" fo:margin-bottom="0cm" fo:margin-left="2.499cm" fo:margin-right="0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4cm" fo:margin-left="0cm" fo:margin-right="0cm" fo:margin-top="0.39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Standard"/>
      </style:footer>
    </style:master-page>
    <style:master-page style:name="Converted2" style:page-layout-name="Mpm3" draw:style-name="Mdp1">
      <style:footer>
        <text:p text:style-name="Standard"/>
      </style:footer>
    </style:master-page>
    <style:master-page style:name="Converted3" style:page-layout-name="Mpm4"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4T20:42:37</meta:creation-date>
    <meta:initial-creator>(anonymous)</meta:initial-creator>
    <dc:language>en-GB</dc:language>
    <meta:print-date>2025-08-27T17:27:27.697416222</meta:print-date>
    <dc:date>2025-08-27T17:53:23.424381900</dc:date>
    <meta:editing-cycles>19</meta:editing-cycles>
    <dc:subject>(unspecified)</dc:subject>
    <dc:title>(anonymous)</dc:title>
    <meta:editing-duration>PT1H37M26S</meta:editing-duration>
    <meta:generator>LibreOffice/25.2.3.2$Linux_X86_64 LibreOffice_project/520$Build-2</meta:generator>
    <meta:printed-by>PDF files</meta:printed-by>
    <meta:document-statistic meta:table-count="5" meta:image-count="0" meta:object-count="0" meta:page-count="20" meta:paragraph-count="413" meta:word-count="2514" meta:character-count="19986" meta:non-whitespace-character-count="16460"/>
    <meta:user-defined meta:name="AppVersion">15.0000</meta:user-defined>
    <meta:user-defined meta:name="Created" meta:value-type="date">2025-08-24T00:00:00</meta:user-defined>
    <meta:user-defined meta:name="Creator">(unspecified)</meta:user-defined>
    <meta:user-defined meta:name="LastSaved" meta:value-type="date">2025-08-24T00:00:00</meta:user-defined>
    <meta:user-defined meta:name="Producer" meta:value-type="string">ReportLab PDF Library - www.reportlab.com</meta:user-defined>
    <meta:template xlink:type="simple" xlink:actuate="onRequest" xlink:title="Normal" xlink:href=""/>
  </office:meta>
</office:document-meta>
</file>